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4.397cm" style:rel-column-width="11213*"/>
    </style:style>
    <style:style style:name="Tableau1.B" style:family="table-column">
      <style:table-column-properties style:column-width="5.708cm" style:rel-column-width="14555*"/>
    </style:style>
    <style:style style:name="Tableau1.C" style:family="table-column">
      <style:table-column-properties style:column-width="10.197cm" style:rel-column-width="26002*"/>
    </style:style>
    <style:style style:name="Tableau1.D" style:family="table-column">
      <style:table-column-properties style:column-width="5.398cm" style:rel-column-width="13765*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3" style:family="table-cell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none" fo:border-top="none" fo:border-bottom="0.05pt solid #000000"/>
    </style:style>
    <style:style style:name="Tableau1.C53" style:family="table-cell">
      <style:table-cell-properties fo:padding="0.097cm" fo:border-left="0.05pt solid #000000" fo:border-right="none" fo:border-top="none" fo:border-bottom="0.05pt solid #000000"/>
    </style:style>
    <style:style style:name="Tableau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C54" style:family="table-cell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C55" style:family="table-cell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C56" style:family="table-cell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C57" style:family="table-cell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C58" style:family="table-cell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C59" style:family="table-cell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C60" style:family="table-cell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none" fo:border-top="none" fo:border-bottom="0.05pt solid #000000"/>
    </style:style>
    <style:style style:name="Tableau1.C61" style:family="table-cell">
      <style:table-cell-properties fo:padding="0.097cm" fo:border-left="0.05pt solid #000000" fo:border-right="none" fo:border-top="none" fo:border-bottom="0.05pt solid #000000"/>
    </style:style>
    <style:style style:name="Tableau1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C62" style:family="table-cell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C63" style:family="table-cell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C64" style:family="table-cell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C65" style:family="table-cell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C66" style:family="table-cell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C67" style:family="table-cell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none" fo:border-top="none" fo:border-bottom="0.05pt solid #000000"/>
    </style:style>
    <style:style style:name="Tableau1.C68" style:family="table-cell">
      <style:table-cell-properties fo:padding="0.097cm" fo:border-left="0.05pt solid #000000" fo:border-right="none" fo:border-top="none" fo:border-bottom="0.05pt solid #000000"/>
    </style:style>
    <style:style style:name="Tableau1.D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none" fo:border-top="none" fo:border-bottom="0.05pt solid #000000"/>
    </style:style>
    <style:style style:name="Tableau1.C69" style:family="table-cell">
      <style:table-cell-properties fo:padding="0.097cm" fo:border-left="0.05pt solid #000000" fo:border-right="none" fo:border-top="none" fo:border-bottom="0.05pt solid #000000"/>
    </style:style>
    <style:style style:name="Tableau1.D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none" fo:border-top="none" fo:border-bottom="0.05pt solid #000000"/>
    </style:style>
    <style:style style:name="Tableau1.C70" style:family="table-cell">
      <style:table-cell-properties fo:padding="0.097cm" fo:border-left="0.05pt solid #000000" fo:border-right="none" fo:border-top="none" fo:border-bottom="0.05pt solid #000000"/>
    </style:style>
    <style:style style:name="Tableau1.D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none" fo:border-top="none" fo:border-bottom="0.05pt solid #000000"/>
    </style:style>
    <style:style style:name="Tableau1.C71" style:family="table-cell">
      <style:table-cell-properties fo:padding="0.097cm" fo:border-left="0.05pt solid #000000" fo:border-right="none" fo:border-top="none" fo:border-bottom="0.05pt solid #000000"/>
    </style:style>
    <style:style style:name="Tableau1.D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C72" style:family="table-cell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C73" style:family="table-cell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C74" style:family="table-cell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C75" style:family="table-cell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none" fo:border-top="none" fo:border-bottom="0.05pt solid #000000"/>
    </style:style>
    <style:style style:name="Tableau1.C76" style:family="table-cell">
      <style:table-cell-properties fo:padding="0.097cm" fo:border-left="0.05pt solid #000000" fo:border-right="none" fo:border-top="none" fo:border-bottom="0.05pt solid #000000"/>
    </style:style>
    <style:style style:name="Tableau1.D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none" fo:border-top="none" fo:border-bottom="0.05pt solid #000000"/>
    </style:style>
    <style:style style:name="Tableau1.C77" style:family="table-cell">
      <style:table-cell-properties fo:padding="0.097cm" fo:border-left="0.05pt solid #000000" fo:border-right="none" fo:border-top="none" fo:border-bottom="0.05pt solid #000000"/>
    </style:style>
    <style:style style:name="Tableau1.D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none" fo:border-top="none" fo:border-bottom="0.05pt solid #000000"/>
    </style:style>
    <style:style style:name="Tableau1.C78" style:family="table-cell">
      <style:table-cell-properties fo:padding="0.097cm" fo:border-left="0.05pt solid #000000" fo:border-right="none" fo:border-top="none" fo:border-bottom="0.05pt solid #000000"/>
    </style:style>
    <style:style style:name="Tableau1.D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none" fo:border-top="none" fo:border-bottom="0.05pt solid #000000"/>
    </style:style>
    <style:style style:name="Tableau1.C79" style:family="table-cell">
      <style:table-cell-properties fo:padding="0.097cm" fo:border-left="0.05pt solid #000000" fo:border-right="none" fo:border-top="none" fo:border-bottom="0.05pt solid #000000"/>
    </style:style>
    <style:style style:name="Tableau1.D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0" style:family="table-cell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none" fo:border-top="none" fo:border-bottom="0.05pt solid #000000"/>
    </style:style>
    <style:style style:name="Tableau1.C80" style:family="table-cell">
      <style:table-cell-properties fo:padding="0.097cm" fo:border-left="0.05pt solid #000000" fo:border-right="none" fo:border-top="none" fo:border-bottom="0.05pt solid #000000"/>
    </style:style>
    <style:style style:name="Tableau1.D8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none" fo:border-top="none" fo:border-bottom="0.05pt solid #000000"/>
    </style:style>
    <style:style style:name="Tableau1.C81" style:family="table-cell">
      <style:table-cell-properties fo:padding="0.097cm" fo:border-left="0.05pt solid #000000" fo:border-right="none" fo:border-top="none" fo:border-bottom="0.05pt solid #000000"/>
    </style:style>
    <style:style style:name="Tableau1.D8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none" fo:border-top="none" fo:border-bottom="0.05pt solid #000000"/>
    </style:style>
    <style:style style:name="Tableau1.C82" style:family="table-cell">
      <style:table-cell-properties fo:padding="0.097cm" fo:border-left="0.05pt solid #000000" fo:border-right="none" fo:border-top="none" fo:border-bottom="0.05pt solid #000000"/>
    </style:style>
    <style:style style:name="Tableau1.D8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3" style:family="table-cell">
      <style:table-cell-properties fo:padding="0.097cm" fo:border-left="0.05pt solid #000000" fo:border-right="none" fo:border-top="none" fo:border-bottom="0.05pt solid #000000"/>
    </style:style>
    <style:style style:name="Tableau1.B83" style:family="table-cell">
      <style:table-cell-properties fo:padding="0.097cm" fo:border-left="0.05pt solid #000000" fo:border-right="none" fo:border-top="none" fo:border-bottom="0.05pt solid #000000"/>
    </style:style>
    <style:style style:name="Tableau1.C83" style:family="table-cell">
      <style:table-cell-properties fo:padding="0.097cm" fo:border-left="0.05pt solid #000000" fo:border-right="none" fo:border-top="none" fo:border-bottom="0.05pt solid #000000"/>
    </style:style>
    <style:style style:name="Tableau1.D8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4" style:family="table-cell">
      <style:table-cell-properties fo:padding="0.097cm" fo:border-left="0.05pt solid #000000" fo:border-right="none" fo:border-top="none" fo:border-bottom="0.05pt solid #000000"/>
    </style:style>
    <style:style style:name="Tableau1.B84" style:family="table-cell">
      <style:table-cell-properties fo:padding="0.097cm" fo:border-left="0.05pt solid #000000" fo:border-right="none" fo:border-top="none" fo:border-bottom="0.05pt solid #000000"/>
    </style:style>
    <style:style style:name="Tableau1.C84" style:family="table-cell">
      <style:table-cell-properties fo:padding="0.097cm" fo:border-left="0.05pt solid #000000" fo:border-right="none" fo:border-top="none" fo:border-bottom="0.05pt solid #000000"/>
    </style:style>
    <style:style style:name="Tableau1.D8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5" style:family="table-cell">
      <style:table-cell-properties fo:padding="0.097cm" fo:border-left="0.05pt solid #000000" fo:border-right="none" fo:border-top="none" fo:border-bottom="0.05pt solid #000000"/>
    </style:style>
    <style:style style:name="Tableau1.B85" style:family="table-cell">
      <style:table-cell-properties fo:padding="0.097cm" fo:border-left="0.05pt solid #000000" fo:border-right="none" fo:border-top="none" fo:border-bottom="0.05pt solid #000000"/>
    </style:style>
    <style:style style:name="Tableau1.C85" style:family="table-cell">
      <style:table-cell-properties fo:padding="0.097cm" fo:border-left="0.05pt solid #000000" fo:border-right="none" fo:border-top="none" fo:border-bottom="0.05pt solid #000000"/>
    </style:style>
    <style:style style:name="Tableau1.D8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6" style:family="table-cell">
      <style:table-cell-properties fo:padding="0.097cm" fo:border-left="0.05pt solid #000000" fo:border-right="none" fo:border-top="none" fo:border-bottom="0.05pt solid #000000"/>
    </style:style>
    <style:style style:name="Tableau1.B86" style:family="table-cell">
      <style:table-cell-properties fo:padding="0.097cm" fo:border-left="0.05pt solid #000000" fo:border-right="none" fo:border-top="none" fo:border-bottom="0.05pt solid #000000"/>
    </style:style>
    <style:style style:name="Tableau1.C86" style:family="table-cell">
      <style:table-cell-properties fo:padding="0.097cm" fo:border-left="0.05pt solid #000000" fo:border-right="none" fo:border-top="none" fo:border-bottom="0.05pt solid #000000"/>
    </style:style>
    <style:style style:name="Tableau1.D8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7" style:family="table-cell">
      <style:table-cell-properties fo:padding="0.097cm" fo:border-left="0.05pt solid #000000" fo:border-right="none" fo:border-top="none" fo:border-bottom="0.05pt solid #000000"/>
    </style:style>
    <style:style style:name="Tableau1.B87" style:family="table-cell">
      <style:table-cell-properties fo:padding="0.097cm" fo:border-left="0.05pt solid #000000" fo:border-right="none" fo:border-top="none" fo:border-bottom="0.05pt solid #000000"/>
    </style:style>
    <style:style style:name="Tableau1.C87" style:family="table-cell">
      <style:table-cell-properties fo:padding="0.097cm" fo:border-left="0.05pt solid #000000" fo:border-right="none" fo:border-top="none" fo:border-bottom="0.05pt solid #000000"/>
    </style:style>
    <style:style style:name="Tableau1.D8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8" style:family="table-cell">
      <style:table-cell-properties fo:padding="0.097cm" fo:border-left="0.05pt solid #000000" fo:border-right="none" fo:border-top="none" fo:border-bottom="0.05pt solid #000000"/>
    </style:style>
    <style:style style:name="Tableau1.B88" style:family="table-cell">
      <style:table-cell-properties fo:padding="0.097cm" fo:border-left="0.05pt solid #000000" fo:border-right="none" fo:border-top="none" fo:border-bottom="0.05pt solid #000000"/>
    </style:style>
    <style:style style:name="Tableau1.C88" style:family="table-cell">
      <style:table-cell-properties fo:padding="0.097cm" fo:border-left="0.05pt solid #000000" fo:border-right="none" fo:border-top="none" fo:border-bottom="0.05pt solid #000000"/>
    </style:style>
    <style:style style:name="Tableau1.D8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9" style:family="table-cell">
      <style:table-cell-properties fo:padding="0.097cm" fo:border-left="0.05pt solid #000000" fo:border-right="none" fo:border-top="none" fo:border-bottom="0.05pt solid #000000"/>
    </style:style>
    <style:style style:name="Tableau1.B89" style:family="table-cell">
      <style:table-cell-properties fo:padding="0.097cm" fo:border-left="0.05pt solid #000000" fo:border-right="none" fo:border-top="none" fo:border-bottom="0.05pt solid #000000"/>
    </style:style>
    <style:style style:name="Tableau1.C89" style:family="table-cell">
      <style:table-cell-properties fo:padding="0.097cm" fo:border-left="0.05pt solid #000000" fo:border-right="none" fo:border-top="none" fo:border-bottom="0.05pt solid #000000"/>
    </style:style>
    <style:style style:name="Tableau1.D8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0" style:family="table-cell">
      <style:table-cell-properties fo:padding="0.097cm" fo:border-left="0.05pt solid #000000" fo:border-right="none" fo:border-top="none" fo:border-bottom="0.05pt solid #000000"/>
    </style:style>
    <style:style style:name="Tableau1.B90" style:family="table-cell">
      <style:table-cell-properties fo:padding="0.097cm" fo:border-left="0.05pt solid #000000" fo:border-right="none" fo:border-top="none" fo:border-bottom="0.05pt solid #000000"/>
    </style:style>
    <style:style style:name="Tableau1.C90" style:family="table-cell">
      <style:table-cell-properties fo:padding="0.097cm" fo:border-left="0.05pt solid #000000" fo:border-right="none" fo:border-top="none" fo:border-bottom="0.05pt solid #000000"/>
    </style:style>
    <style:style style:name="Tableau1.D9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1" style:family="table-cell">
      <style:table-cell-properties fo:padding="0.097cm" fo:border-left="0.05pt solid #000000" fo:border-right="none" fo:border-top="none" fo:border-bottom="0.05pt solid #000000"/>
    </style:style>
    <style:style style:name="Tableau1.B91" style:family="table-cell">
      <style:table-cell-properties fo:padding="0.097cm" fo:border-left="0.05pt solid #000000" fo:border-right="none" fo:border-top="none" fo:border-bottom="0.05pt solid #000000"/>
    </style:style>
    <style:style style:name="Tableau1.C91" style:family="table-cell">
      <style:table-cell-properties fo:padding="0.097cm" fo:border-left="0.05pt solid #000000" fo:border-right="none" fo:border-top="none" fo:border-bottom="0.05pt solid #000000"/>
    </style:style>
    <style:style style:name="Tableau1.D9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2" style:family="table-cell">
      <style:table-cell-properties fo:padding="0.097cm" fo:border-left="0.05pt solid #000000" fo:border-right="none" fo:border-top="none" fo:border-bottom="0.05pt solid #000000"/>
    </style:style>
    <style:style style:name="Tableau1.B92" style:family="table-cell">
      <style:table-cell-properties fo:padding="0.097cm" fo:border-left="0.05pt solid #000000" fo:border-right="none" fo:border-top="none" fo:border-bottom="0.05pt solid #000000"/>
    </style:style>
    <style:style style:name="Tableau1.C92" style:family="table-cell">
      <style:table-cell-properties fo:padding="0.097cm" fo:border-left="0.05pt solid #000000" fo:border-right="none" fo:border-top="none" fo:border-bottom="0.05pt solid #000000"/>
    </style:style>
    <style:style style:name="Tableau1.D9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3" style:family="table-cell">
      <style:table-cell-properties fo:padding="0.097cm" fo:border-left="0.05pt solid #000000" fo:border-right="none" fo:border-top="none" fo:border-bottom="0.05pt solid #000000"/>
    </style:style>
    <style:style style:name="Tableau1.B93" style:family="table-cell">
      <style:table-cell-properties fo:padding="0.097cm" fo:border-left="0.05pt solid #000000" fo:border-right="none" fo:border-top="none" fo:border-bottom="0.05pt solid #000000"/>
    </style:style>
    <style:style style:name="Tableau1.C93" style:family="table-cell">
      <style:table-cell-properties fo:padding="0.097cm" fo:border-left="0.05pt solid #000000" fo:border-right="none" fo:border-top="none" fo:border-bottom="0.05pt solid #000000"/>
    </style:style>
    <style:style style:name="Tableau1.D9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4" style:family="table-cell">
      <style:table-cell-properties fo:padding="0.097cm" fo:border-left="0.05pt solid #000000" fo:border-right="none" fo:border-top="none" fo:border-bottom="0.05pt solid #000000"/>
    </style:style>
    <style:style style:name="Tableau1.B94" style:family="table-cell">
      <style:table-cell-properties fo:padding="0.097cm" fo:border-left="0.05pt solid #000000" fo:border-right="none" fo:border-top="none" fo:border-bottom="0.05pt solid #000000"/>
    </style:style>
    <style:style style:name="Tableau1.C94" style:family="table-cell">
      <style:table-cell-properties fo:padding="0.097cm" fo:border-left="0.05pt solid #000000" fo:border-right="none" fo:border-top="none" fo:border-bottom="0.05pt solid #000000"/>
    </style:style>
    <style:style style:name="Tableau1.D9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5" style:family="table-cell">
      <style:table-cell-properties fo:padding="0.097cm" fo:border-left="0.05pt solid #000000" fo:border-right="none" fo:border-top="none" fo:border-bottom="0.05pt solid #000000"/>
    </style:style>
    <style:style style:name="Tableau1.B95" style:family="table-cell">
      <style:table-cell-properties fo:padding="0.097cm" fo:border-left="0.05pt solid #000000" fo:border-right="none" fo:border-top="none" fo:border-bottom="0.05pt solid #000000"/>
    </style:style>
    <style:style style:name="Tableau1.C95" style:family="table-cell">
      <style:table-cell-properties fo:padding="0.097cm" fo:border-left="0.05pt solid #000000" fo:border-right="none" fo:border-top="none" fo:border-bottom="0.05pt solid #000000"/>
    </style:style>
    <style:style style:name="Tableau1.D9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6" style:family="table-cell">
      <style:table-cell-properties fo:padding="0.097cm" fo:border-left="0.05pt solid #000000" fo:border-right="none" fo:border-top="none" fo:border-bottom="0.05pt solid #000000"/>
    </style:style>
    <style:style style:name="Tableau1.B96" style:family="table-cell">
      <style:table-cell-properties fo:padding="0.097cm" fo:border-left="0.05pt solid #000000" fo:border-right="none" fo:border-top="none" fo:border-bottom="0.05pt solid #000000"/>
    </style:style>
    <style:style style:name="Tableau1.C96" style:family="table-cell">
      <style:table-cell-properties fo:padding="0.097cm" fo:border-left="0.05pt solid #000000" fo:border-right="none" fo:border-top="none" fo:border-bottom="0.05pt solid #000000"/>
    </style:style>
    <style:style style:name="Tableau1.D9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7" style:family="table-cell">
      <style:table-cell-properties fo:padding="0.097cm" fo:border-left="0.05pt solid #000000" fo:border-right="none" fo:border-top="none" fo:border-bottom="0.05pt solid #000000"/>
    </style:style>
    <style:style style:name="Tableau1.B97" style:family="table-cell">
      <style:table-cell-properties fo:padding="0.097cm" fo:border-left="0.05pt solid #000000" fo:border-right="none" fo:border-top="none" fo:border-bottom="0.05pt solid #000000"/>
    </style:style>
    <style:style style:name="Tableau1.C97" style:family="table-cell">
      <style:table-cell-properties fo:padding="0.097cm" fo:border-left="0.05pt solid #000000" fo:border-right="none" fo:border-top="none" fo:border-bottom="0.05pt solid #000000"/>
    </style:style>
    <style:style style:name="Tableau1.D9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8" style:family="table-cell">
      <style:table-cell-properties fo:padding="0.097cm" fo:border-left="0.05pt solid #000000" fo:border-right="none" fo:border-top="none" fo:border-bottom="0.05pt solid #000000"/>
    </style:style>
    <style:style style:name="Tableau1.B98" style:family="table-cell">
      <style:table-cell-properties fo:padding="0.097cm" fo:border-left="0.05pt solid #000000" fo:border-right="none" fo:border-top="none" fo:border-bottom="0.05pt solid #000000"/>
    </style:style>
    <style:style style:name="Tableau1.C98" style:family="table-cell">
      <style:table-cell-properties fo:padding="0.097cm" fo:border-left="0.05pt solid #000000" fo:border-right="none" fo:border-top="none" fo:border-bottom="0.05pt solid #000000"/>
    </style:style>
    <style:style style:name="Tableau1.D9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9" style:family="table-cell">
      <style:table-cell-properties fo:padding="0.097cm" fo:border-left="0.05pt solid #000000" fo:border-right="none" fo:border-top="none" fo:border-bottom="0.05pt solid #000000"/>
    </style:style>
    <style:style style:name="Tableau1.B99" style:family="table-cell">
      <style:table-cell-properties fo:padding="0.097cm" fo:border-left="0.05pt solid #000000" fo:border-right="none" fo:border-top="none" fo:border-bottom="0.05pt solid #000000"/>
    </style:style>
    <style:style style:name="Tableau1.C99" style:family="table-cell">
      <style:table-cell-properties fo:padding="0.097cm" fo:border-left="0.05pt solid #000000" fo:border-right="none" fo:border-top="none" fo:border-bottom="0.05pt solid #000000"/>
    </style:style>
    <style:style style:name="Tableau1.D9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0" style:family="table-cell">
      <style:table-cell-properties fo:padding="0.097cm" fo:border-left="0.05pt solid #000000" fo:border-right="none" fo:border-top="none" fo:border-bottom="0.05pt solid #000000"/>
    </style:style>
    <style:style style:name="Tableau1.B100" style:family="table-cell">
      <style:table-cell-properties fo:padding="0.097cm" fo:border-left="0.05pt solid #000000" fo:border-right="none" fo:border-top="none" fo:border-bottom="0.05pt solid #000000"/>
    </style:style>
    <style:style style:name="Tableau1.C100" style:family="table-cell">
      <style:table-cell-properties fo:padding="0.097cm" fo:border-left="0.05pt solid #000000" fo:border-right="none" fo:border-top="none" fo:border-bottom="0.05pt solid #000000"/>
    </style:style>
    <style:style style:name="Tableau1.D10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1" style:family="table-cell">
      <style:table-cell-properties fo:padding="0.097cm" fo:border-left="0.05pt solid #000000" fo:border-right="none" fo:border-top="none" fo:border-bottom="0.05pt solid #000000"/>
    </style:style>
    <style:style style:name="Tableau1.B101" style:family="table-cell">
      <style:table-cell-properties fo:padding="0.097cm" fo:border-left="0.05pt solid #000000" fo:border-right="none" fo:border-top="none" fo:border-bottom="0.05pt solid #000000"/>
    </style:style>
    <style:style style:name="Tableau1.C101" style:family="table-cell">
      <style:table-cell-properties fo:padding="0.097cm" fo:border-left="0.05pt solid #000000" fo:border-right="none" fo:border-top="none" fo:border-bottom="0.05pt solid #000000"/>
    </style:style>
    <style:style style:name="Tableau1.D10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2" style:family="table-cell">
      <style:table-cell-properties fo:padding="0.097cm" fo:border-left="0.05pt solid #000000" fo:border-right="none" fo:border-top="none" fo:border-bottom="0.05pt solid #000000"/>
    </style:style>
    <style:style style:name="Tableau1.B102" style:family="table-cell">
      <style:table-cell-properties fo:padding="0.097cm" fo:border-left="0.05pt solid #000000" fo:border-right="none" fo:border-top="none" fo:border-bottom="0.05pt solid #000000"/>
    </style:style>
    <style:style style:name="Tableau1.C102" style:family="table-cell">
      <style:table-cell-properties fo:padding="0.097cm" fo:border-left="0.05pt solid #000000" fo:border-right="none" fo:border-top="none" fo:border-bottom="0.05pt solid #000000"/>
    </style:style>
    <style:style style:name="Tableau1.D10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3" style:family="table-cell">
      <style:table-cell-properties fo:padding="0.097cm" fo:border-left="0.05pt solid #000000" fo:border-right="none" fo:border-top="none" fo:border-bottom="0.05pt solid #000000"/>
    </style:style>
    <style:style style:name="Tableau1.B103" style:family="table-cell">
      <style:table-cell-properties fo:padding="0.097cm" fo:border-left="0.05pt solid #000000" fo:border-right="none" fo:border-top="none" fo:border-bottom="0.05pt solid #000000"/>
    </style:style>
    <style:style style:name="Tableau1.C103" style:family="table-cell">
      <style:table-cell-properties fo:padding="0.097cm" fo:border-left="0.05pt solid #000000" fo:border-right="none" fo:border-top="none" fo:border-bottom="0.05pt solid #000000"/>
    </style:style>
    <style:style style:name="Tableau1.D10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4" style:family="table-cell">
      <style:table-cell-properties fo:padding="0.097cm" fo:border-left="0.05pt solid #000000" fo:border-right="none" fo:border-top="none" fo:border-bottom="0.05pt solid #000000"/>
    </style:style>
    <style:style style:name="Tableau1.B104" style:family="table-cell">
      <style:table-cell-properties fo:padding="0.097cm" fo:border-left="0.05pt solid #000000" fo:border-right="none" fo:border-top="none" fo:border-bottom="0.05pt solid #000000"/>
    </style:style>
    <style:style style:name="Tableau1.C104" style:family="table-cell">
      <style:table-cell-properties fo:padding="0.097cm" fo:border-left="0.05pt solid #000000" fo:border-right="none" fo:border-top="none" fo:border-bottom="0.05pt solid #000000"/>
    </style:style>
    <style:style style:name="Tableau1.D10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5" style:family="table-cell">
      <style:table-cell-properties fo:padding="0.097cm" fo:border-left="0.05pt solid #000000" fo:border-right="none" fo:border-top="none" fo:border-bottom="0.05pt solid #000000"/>
    </style:style>
    <style:style style:name="Tableau1.B105" style:family="table-cell">
      <style:table-cell-properties fo:padding="0.097cm" fo:border-left="0.05pt solid #000000" fo:border-right="none" fo:border-top="none" fo:border-bottom="0.05pt solid #000000"/>
    </style:style>
    <style:style style:name="Tableau1.C105" style:family="table-cell">
      <style:table-cell-properties fo:padding="0.097cm" fo:border-left="0.05pt solid #000000" fo:border-right="none" fo:border-top="none" fo:border-bottom="0.05pt solid #000000"/>
    </style:style>
    <style:style style:name="Tableau1.D10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6" style:family="table-cell">
      <style:table-cell-properties fo:padding="0.097cm" fo:border-left="0.05pt solid #000000" fo:border-right="none" fo:border-top="none" fo:border-bottom="0.05pt solid #000000"/>
    </style:style>
    <style:style style:name="Tableau1.B106" style:family="table-cell">
      <style:table-cell-properties fo:padding="0.097cm" fo:border-left="0.05pt solid #000000" fo:border-right="none" fo:border-top="none" fo:border-bottom="0.05pt solid #000000"/>
    </style:style>
    <style:style style:name="Tableau1.C106" style:family="table-cell">
      <style:table-cell-properties fo:padding="0.097cm" fo:border-left="0.05pt solid #000000" fo:border-right="none" fo:border-top="none" fo:border-bottom="0.05pt solid #000000"/>
    </style:style>
    <style:style style:name="Tableau1.D10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7" style:family="table-cell">
      <style:table-cell-properties fo:padding="0.097cm" fo:border-left="0.05pt solid #000000" fo:border-right="none" fo:border-top="none" fo:border-bottom="0.05pt solid #000000"/>
    </style:style>
    <style:style style:name="Tableau1.B107" style:family="table-cell">
      <style:table-cell-properties fo:padding="0.097cm" fo:border-left="0.05pt solid #000000" fo:border-right="none" fo:border-top="none" fo:border-bottom="0.05pt solid #000000"/>
    </style:style>
    <style:style style:name="Tableau1.C107" style:family="table-cell">
      <style:table-cell-properties fo:padding="0.097cm" fo:border-left="0.05pt solid #000000" fo:border-right="none" fo:border-top="none" fo:border-bottom="0.05pt solid #000000"/>
    </style:style>
    <style:style style:name="Tableau1.D10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8" style:family="table-cell">
      <style:table-cell-properties fo:padding="0.097cm" fo:border-left="0.05pt solid #000000" fo:border-right="none" fo:border-top="none" fo:border-bottom="0.05pt solid #000000"/>
    </style:style>
    <style:style style:name="Tableau1.B108" style:family="table-cell">
      <style:table-cell-properties fo:padding="0.097cm" fo:border-left="0.05pt solid #000000" fo:border-right="none" fo:border-top="none" fo:border-bottom="0.05pt solid #000000"/>
    </style:style>
    <style:style style:name="Tableau1.C108" style:family="table-cell">
      <style:table-cell-properties fo:padding="0.097cm" fo:border-left="0.05pt solid #000000" fo:border-right="none" fo:border-top="none" fo:border-bottom="0.05pt solid #000000"/>
    </style:style>
    <style:style style:name="Tableau1.D10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9" style:family="table-cell">
      <style:table-cell-properties fo:padding="0.097cm" fo:border-left="0.05pt solid #000000" fo:border-right="none" fo:border-top="none" fo:border-bottom="0.05pt solid #000000"/>
    </style:style>
    <style:style style:name="Tableau1.B109" style:family="table-cell">
      <style:table-cell-properties fo:padding="0.097cm" fo:border-left="0.05pt solid #000000" fo:border-right="none" fo:border-top="none" fo:border-bottom="0.05pt solid #000000"/>
    </style:style>
    <style:style style:name="Tableau1.C109" style:family="table-cell">
      <style:table-cell-properties fo:padding="0.097cm" fo:border-left="0.05pt solid #000000" fo:border-right="none" fo:border-top="none" fo:border-bottom="0.05pt solid #000000"/>
    </style:style>
    <style:style style:name="Tableau1.D10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0" style:family="table-cell">
      <style:table-cell-properties fo:padding="0.097cm" fo:border-left="0.05pt solid #000000" fo:border-right="none" fo:border-top="none" fo:border-bottom="0.05pt solid #000000"/>
    </style:style>
    <style:style style:name="Tableau1.B110" style:family="table-cell">
      <style:table-cell-properties fo:padding="0.097cm" fo:border-left="0.05pt solid #000000" fo:border-right="none" fo:border-top="none" fo:border-bottom="0.05pt solid #000000"/>
    </style:style>
    <style:style style:name="Tableau1.C110" style:family="table-cell">
      <style:table-cell-properties fo:padding="0.097cm" fo:border-left="0.05pt solid #000000" fo:border-right="none" fo:border-top="none" fo:border-bottom="0.05pt solid #000000"/>
    </style:style>
    <style:style style:name="Tableau1.D1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1" style:family="table-cell">
      <style:table-cell-properties fo:padding="0.097cm" fo:border-left="0.05pt solid #000000" fo:border-right="none" fo:border-top="none" fo:border-bottom="0.05pt solid #000000"/>
    </style:style>
    <style:style style:name="Tableau1.B111" style:family="table-cell">
      <style:table-cell-properties fo:padding="0.097cm" fo:border-left="0.05pt solid #000000" fo:border-right="none" fo:border-top="none" fo:border-bottom="0.05pt solid #000000"/>
    </style:style>
    <style:style style:name="Tableau1.C111" style:family="table-cell">
      <style:table-cell-properties fo:padding="0.097cm" fo:border-left="0.05pt solid #000000" fo:border-right="none" fo:border-top="none" fo:border-bottom="0.05pt solid #000000"/>
    </style:style>
    <style:style style:name="Tableau1.D1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2" style:family="table-cell">
      <style:table-cell-properties fo:padding="0.097cm" fo:border-left="0.05pt solid #000000" fo:border-right="none" fo:border-top="none" fo:border-bottom="0.05pt solid #000000"/>
    </style:style>
    <style:style style:name="Tableau1.B112" style:family="table-cell">
      <style:table-cell-properties fo:padding="0.097cm" fo:border-left="0.05pt solid #000000" fo:border-right="none" fo:border-top="none" fo:border-bottom="0.05pt solid #000000"/>
    </style:style>
    <style:style style:name="Tableau1.C112" style:family="table-cell">
      <style:table-cell-properties fo:padding="0.097cm" fo:border-left="0.05pt solid #000000" fo:border-right="none" fo:border-top="none" fo:border-bottom="0.05pt solid #000000"/>
    </style:style>
    <style:style style:name="Tableau1.D1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3" style:family="table-cell">
      <style:table-cell-properties fo:padding="0.097cm" fo:border-left="0.05pt solid #000000" fo:border-right="none" fo:border-top="none" fo:border-bottom="0.05pt solid #000000"/>
    </style:style>
    <style:style style:name="Tableau1.B113" style:family="table-cell">
      <style:table-cell-properties fo:padding="0.097cm" fo:border-left="0.05pt solid #000000" fo:border-right="none" fo:border-top="none" fo:border-bottom="0.05pt solid #000000"/>
    </style:style>
    <style:style style:name="Tableau1.C113" style:family="table-cell">
      <style:table-cell-properties fo:padding="0.097cm" fo:border-left="0.05pt solid #000000" fo:border-right="none" fo:border-top="none" fo:border-bottom="0.05pt solid #000000"/>
    </style:style>
    <style:style style:name="Tableau1.D1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4" style:family="table-cell">
      <style:table-cell-properties fo:padding="0.097cm" fo:border-left="0.05pt solid #000000" fo:border-right="none" fo:border-top="none" fo:border-bottom="0.05pt solid #000000"/>
    </style:style>
    <style:style style:name="Tableau1.B114" style:family="table-cell">
      <style:table-cell-properties fo:padding="0.097cm" fo:border-left="0.05pt solid #000000" fo:border-right="none" fo:border-top="none" fo:border-bottom="0.05pt solid #000000"/>
    </style:style>
    <style:style style:name="Tableau1.C114" style:family="table-cell">
      <style:table-cell-properties fo:padding="0.097cm" fo:border-left="0.05pt solid #000000" fo:border-right="none" fo:border-top="none" fo:border-bottom="0.05pt solid #000000"/>
    </style:style>
    <style:style style:name="Tableau1.D1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5" style:family="table-cell">
      <style:table-cell-properties fo:padding="0.097cm" fo:border-left="0.05pt solid #000000" fo:border-right="none" fo:border-top="none" fo:border-bottom="0.05pt solid #000000"/>
    </style:style>
    <style:style style:name="Tableau1.B115" style:family="table-cell">
      <style:table-cell-properties fo:padding="0.097cm" fo:border-left="0.05pt solid #000000" fo:border-right="none" fo:border-top="none" fo:border-bottom="0.05pt solid #000000"/>
    </style:style>
    <style:style style:name="Tableau1.C115" style:family="table-cell">
      <style:table-cell-properties fo:padding="0.097cm" fo:border-left="0.05pt solid #000000" fo:border-right="none" fo:border-top="none" fo:border-bottom="0.05pt solid #000000"/>
    </style:style>
    <style:style style:name="Tableau1.D1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6" style:family="table-cell">
      <style:table-cell-properties fo:padding="0.097cm" fo:border-left="0.05pt solid #000000" fo:border-right="none" fo:border-top="none" fo:border-bottom="0.05pt solid #000000"/>
    </style:style>
    <style:style style:name="Tableau1.B116" style:family="table-cell">
      <style:table-cell-properties fo:padding="0.097cm" fo:border-left="0.05pt solid #000000" fo:border-right="none" fo:border-top="none" fo:border-bottom="0.05pt solid #000000"/>
    </style:style>
    <style:style style:name="Tableau1.C116" style:family="table-cell">
      <style:table-cell-properties fo:padding="0.097cm" fo:border-left="0.05pt solid #000000" fo:border-right="none" fo:border-top="none" fo:border-bottom="0.05pt solid #000000"/>
    </style:style>
    <style:style style:name="Tableau1.D1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7" style:family="table-cell">
      <style:table-cell-properties fo:padding="0.097cm" fo:border-left="0.05pt solid #000000" fo:border-right="none" fo:border-top="none" fo:border-bottom="0.05pt solid #000000"/>
    </style:style>
    <style:style style:name="Tableau1.B117" style:family="table-cell">
      <style:table-cell-properties fo:padding="0.097cm" fo:border-left="0.05pt solid #000000" fo:border-right="none" fo:border-top="none" fo:border-bottom="0.05pt solid #000000"/>
    </style:style>
    <style:style style:name="Tableau1.C117" style:family="table-cell">
      <style:table-cell-properties fo:padding="0.097cm" fo:border-left="0.05pt solid #000000" fo:border-right="none" fo:border-top="none" fo:border-bottom="0.05pt solid #000000"/>
    </style:style>
    <style:style style:name="Tableau1.D1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8" style:family="table-cell">
      <style:table-cell-properties fo:padding="0.097cm" fo:border-left="0.05pt solid #000000" fo:border-right="none" fo:border-top="none" fo:border-bottom="0.05pt solid #000000"/>
    </style:style>
    <style:style style:name="Tableau1.B118" style:family="table-cell">
      <style:table-cell-properties fo:padding="0.097cm" fo:border-left="0.05pt solid #000000" fo:border-right="none" fo:border-top="none" fo:border-bottom="0.05pt solid #000000"/>
    </style:style>
    <style:style style:name="Tableau1.C118" style:family="table-cell">
      <style:table-cell-properties fo:padding="0.097cm" fo:border-left="0.05pt solid #000000" fo:border-right="none" fo:border-top="none" fo:border-bottom="0.05pt solid #000000"/>
    </style:style>
    <style:style style:name="Tableau1.D1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9" style:family="table-cell">
      <style:table-cell-properties fo:padding="0.097cm" fo:border-left="0.05pt solid #000000" fo:border-right="none" fo:border-top="none" fo:border-bottom="0.05pt solid #000000"/>
    </style:style>
    <style:style style:name="Tableau1.B119" style:family="table-cell">
      <style:table-cell-properties fo:padding="0.097cm" fo:border-left="0.05pt solid #000000" fo:border-right="none" fo:border-top="none" fo:border-bottom="0.05pt solid #000000"/>
    </style:style>
    <style:style style:name="Tableau1.C119" style:family="table-cell">
      <style:table-cell-properties fo:padding="0.097cm" fo:border-left="0.05pt solid #000000" fo:border-right="none" fo:border-top="none" fo:border-bottom="0.05pt solid #000000"/>
    </style:style>
    <style:style style:name="Tableau1.D1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0" style:family="table-cell">
      <style:table-cell-properties fo:padding="0.097cm" fo:border-left="0.05pt solid #000000" fo:border-right="none" fo:border-top="none" fo:border-bottom="0.05pt solid #000000"/>
    </style:style>
    <style:style style:name="Tableau1.B120" style:family="table-cell">
      <style:table-cell-properties fo:padding="0.097cm" fo:border-left="0.05pt solid #000000" fo:border-right="none" fo:border-top="none" fo:border-bottom="0.05pt solid #000000"/>
    </style:style>
    <style:style style:name="Tableau1.C120" style:family="table-cell">
      <style:table-cell-properties fo:padding="0.097cm" fo:border-left="0.05pt solid #000000" fo:border-right="none" fo:border-top="none" fo:border-bottom="0.05pt solid #000000"/>
    </style:style>
    <style:style style:name="Tableau1.D1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1" style:family="table-cell">
      <style:table-cell-properties fo:padding="0.097cm" fo:border-left="0.05pt solid #000000" fo:border-right="none" fo:border-top="none" fo:border-bottom="0.05pt solid #000000"/>
    </style:style>
    <style:style style:name="Tableau1.B121" style:family="table-cell">
      <style:table-cell-properties fo:padding="0.097cm" fo:border-left="0.05pt solid #000000" fo:border-right="none" fo:border-top="none" fo:border-bottom="0.05pt solid #000000"/>
    </style:style>
    <style:style style:name="Tableau1.C121" style:family="table-cell">
      <style:table-cell-properties fo:padding="0.097cm" fo:border-left="0.05pt solid #000000" fo:border-right="none" fo:border-top="none" fo:border-bottom="0.05pt solid #000000"/>
    </style:style>
    <style:style style:name="Tableau1.D1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2" style:family="table-cell">
      <style:table-cell-properties fo:padding="0.097cm" fo:border-left="0.05pt solid #000000" fo:border-right="none" fo:border-top="none" fo:border-bottom="0.05pt solid #000000"/>
    </style:style>
    <style:style style:name="Tableau1.B122" style:family="table-cell">
      <style:table-cell-properties fo:padding="0.097cm" fo:border-left="0.05pt solid #000000" fo:border-right="none" fo:border-top="none" fo:border-bottom="0.05pt solid #000000"/>
    </style:style>
    <style:style style:name="Tableau1.C122" style:family="table-cell">
      <style:table-cell-properties fo:padding="0.097cm" fo:border-left="0.05pt solid #000000" fo:border-right="none" fo:border-top="none" fo:border-bottom="0.05pt solid #000000"/>
    </style:style>
    <style:style style:name="Tableau1.D1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3" style:family="table-cell">
      <style:table-cell-properties fo:padding="0.097cm" fo:border-left="0.05pt solid #000000" fo:border-right="none" fo:border-top="none" fo:border-bottom="0.05pt solid #000000"/>
    </style:style>
    <style:style style:name="Tableau1.B123" style:family="table-cell">
      <style:table-cell-properties fo:padding="0.097cm" fo:border-left="0.05pt solid #000000" fo:border-right="none" fo:border-top="none" fo:border-bottom="0.05pt solid #000000"/>
    </style:style>
    <style:style style:name="Tableau1.C123" style:family="table-cell">
      <style:table-cell-properties fo:padding="0.097cm" fo:border-left="0.05pt solid #000000" fo:border-right="none" fo:border-top="none" fo:border-bottom="0.05pt solid #000000"/>
    </style:style>
    <style:style style:name="Tableau1.D1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4" style:family="table-cell">
      <style:table-cell-properties fo:padding="0.097cm" fo:border-left="0.05pt solid #000000" fo:border-right="none" fo:border-top="none" fo:border-bottom="0.05pt solid #000000"/>
    </style:style>
    <style:style style:name="Tableau1.B124" style:family="table-cell">
      <style:table-cell-properties fo:padding="0.097cm" fo:border-left="0.05pt solid #000000" fo:border-right="none" fo:border-top="none" fo:border-bottom="0.05pt solid #000000"/>
    </style:style>
    <style:style style:name="Tableau1.C124" style:family="table-cell">
      <style:table-cell-properties fo:padding="0.097cm" fo:border-left="0.05pt solid #000000" fo:border-right="none" fo:border-top="none" fo:border-bottom="0.05pt solid #000000"/>
    </style:style>
    <style:style style:name="Tableau1.D1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5" style:family="table-cell">
      <style:table-cell-properties fo:padding="0.097cm" fo:border-left="0.05pt solid #000000" fo:border-right="none" fo:border-top="none" fo:border-bottom="0.05pt solid #000000"/>
    </style:style>
    <style:style style:name="Tableau1.B125" style:family="table-cell">
      <style:table-cell-properties fo:padding="0.097cm" fo:border-left="0.05pt solid #000000" fo:border-right="none" fo:border-top="none" fo:border-bottom="0.05pt solid #000000"/>
    </style:style>
    <style:style style:name="Tableau1.C125" style:family="table-cell">
      <style:table-cell-properties fo:padding="0.097cm" fo:border-left="0.05pt solid #000000" fo:border-right="none" fo:border-top="none" fo:border-bottom="0.05pt solid #000000"/>
    </style:style>
    <style:style style:name="Tableau1.D1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6" style:family="table-cell">
      <style:table-cell-properties fo:padding="0.097cm" fo:border-left="0.05pt solid #000000" fo:border-right="none" fo:border-top="none" fo:border-bottom="0.05pt solid #000000"/>
    </style:style>
    <style:style style:name="Tableau1.B126" style:family="table-cell">
      <style:table-cell-properties fo:padding="0.097cm" fo:border-left="0.05pt solid #000000" fo:border-right="none" fo:border-top="none" fo:border-bottom="0.05pt solid #000000"/>
    </style:style>
    <style:style style:name="Tableau1.C126" style:family="table-cell">
      <style:table-cell-properties fo:padding="0.097cm" fo:border-left="0.05pt solid #000000" fo:border-right="none" fo:border-top="none" fo:border-bottom="0.05pt solid #000000"/>
    </style:style>
    <style:style style:name="Tableau1.D1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7" style:family="table-cell">
      <style:table-cell-properties fo:padding="0.097cm" fo:border-left="0.05pt solid #000000" fo:border-right="none" fo:border-top="none" fo:border-bottom="0.05pt solid #000000"/>
    </style:style>
    <style:style style:name="Tableau1.B127" style:family="table-cell">
      <style:table-cell-properties fo:padding="0.097cm" fo:border-left="0.05pt solid #000000" fo:border-right="none" fo:border-top="none" fo:border-bottom="0.05pt solid #000000"/>
    </style:style>
    <style:style style:name="Tableau1.C127" style:family="table-cell">
      <style:table-cell-properties fo:padding="0.097cm" fo:border-left="0.05pt solid #000000" fo:border-right="none" fo:border-top="none" fo:border-bottom="0.05pt solid #000000"/>
    </style:style>
    <style:style style:name="Tableau1.D1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8" style:family="table-cell">
      <style:table-cell-properties fo:padding="0.097cm" fo:border-left="0.05pt solid #000000" fo:border-right="none" fo:border-top="none" fo:border-bottom="0.05pt solid #000000"/>
    </style:style>
    <style:style style:name="Tableau1.B128" style:family="table-cell">
      <style:table-cell-properties fo:padding="0.097cm" fo:border-left="0.05pt solid #000000" fo:border-right="none" fo:border-top="none" fo:border-bottom="0.05pt solid #000000"/>
    </style:style>
    <style:style style:name="Tableau1.C128" style:family="table-cell">
      <style:table-cell-properties fo:padding="0.097cm" fo:border-left="0.05pt solid #000000" fo:border-right="none" fo:border-top="none" fo:border-bottom="0.05pt solid #000000"/>
    </style:style>
    <style:style style:name="Tableau1.D1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9" style:family="table-cell">
      <style:table-cell-properties fo:padding="0.097cm" fo:border-left="0.05pt solid #000000" fo:border-right="none" fo:border-top="none" fo:border-bottom="0.05pt solid #000000"/>
    </style:style>
    <style:style style:name="Tableau1.B129" style:family="table-cell">
      <style:table-cell-properties fo:padding="0.097cm" fo:border-left="0.05pt solid #000000" fo:border-right="none" fo:border-top="none" fo:border-bottom="0.05pt solid #000000"/>
    </style:style>
    <style:style style:name="Tableau1.C129" style:family="table-cell">
      <style:table-cell-properties fo:padding="0.097cm" fo:border-left="0.05pt solid #000000" fo:border-right="none" fo:border-top="none" fo:border-bottom="0.05pt solid #000000"/>
    </style:style>
    <style:style style:name="Tableau1.D1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0" style:family="table-cell">
      <style:table-cell-properties fo:padding="0.097cm" fo:border-left="0.05pt solid #000000" fo:border-right="none" fo:border-top="none" fo:border-bottom="0.05pt solid #000000"/>
    </style:style>
    <style:style style:name="Tableau1.B130" style:family="table-cell">
      <style:table-cell-properties fo:padding="0.097cm" fo:border-left="0.05pt solid #000000" fo:border-right="none" fo:border-top="none" fo:border-bottom="0.05pt solid #000000"/>
    </style:style>
    <style:style style:name="Tableau1.C130" style:family="table-cell">
      <style:table-cell-properties fo:padding="0.097cm" fo:border-left="0.05pt solid #000000" fo:border-right="none" fo:border-top="none" fo:border-bottom="0.05pt solid #000000"/>
    </style:style>
    <style:style style:name="Tableau1.D1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1" style:family="table-cell">
      <style:table-cell-properties fo:padding="0.097cm" fo:border-left="0.05pt solid #000000" fo:border-right="none" fo:border-top="none" fo:border-bottom="0.05pt solid #000000"/>
    </style:style>
    <style:style style:name="Tableau1.B131" style:family="table-cell">
      <style:table-cell-properties fo:padding="0.097cm" fo:border-left="0.05pt solid #000000" fo:border-right="none" fo:border-top="none" fo:border-bottom="0.05pt solid #000000"/>
    </style:style>
    <style:style style:name="Tableau1.C131" style:family="table-cell">
      <style:table-cell-properties fo:padding="0.097cm" fo:border-left="0.05pt solid #000000" fo:border-right="none" fo:border-top="none" fo:border-bottom="0.05pt solid #000000"/>
    </style:style>
    <style:style style:name="Tableau1.D1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2" style:family="table-cell">
      <style:table-cell-properties fo:padding="0.097cm" fo:border-left="0.05pt solid #000000" fo:border-right="none" fo:border-top="none" fo:border-bottom="0.05pt solid #000000"/>
    </style:style>
    <style:style style:name="Tableau1.B132" style:family="table-cell">
      <style:table-cell-properties fo:padding="0.097cm" fo:border-left="0.05pt solid #000000" fo:border-right="none" fo:border-top="none" fo:border-bottom="0.05pt solid #000000"/>
    </style:style>
    <style:style style:name="Tableau1.C132" style:family="table-cell">
      <style:table-cell-properties fo:padding="0.097cm" fo:border-left="0.05pt solid #000000" fo:border-right="none" fo:border-top="none" fo:border-bottom="0.05pt solid #000000"/>
    </style:style>
    <style:style style:name="Tableau1.D1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3" style:family="table-cell">
      <style:table-cell-properties fo:padding="0.097cm" fo:border-left="0.05pt solid #000000" fo:border-right="none" fo:border-top="none" fo:border-bottom="0.05pt solid #000000"/>
    </style:style>
    <style:style style:name="Tableau1.B133" style:family="table-cell">
      <style:table-cell-properties fo:padding="0.097cm" fo:border-left="0.05pt solid #000000" fo:border-right="none" fo:border-top="none" fo:border-bottom="0.05pt solid #000000"/>
    </style:style>
    <style:style style:name="Tableau1.C133" style:family="table-cell">
      <style:table-cell-properties fo:padding="0.097cm" fo:border-left="0.05pt solid #000000" fo:border-right="none" fo:border-top="none" fo:border-bottom="0.05pt solid #000000"/>
    </style:style>
    <style:style style:name="Tableau1.D1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4" style:family="table-cell">
      <style:table-cell-properties fo:padding="0.097cm" fo:border-left="0.05pt solid #000000" fo:border-right="none" fo:border-top="none" fo:border-bottom="0.05pt solid #000000"/>
    </style:style>
    <style:style style:name="Tableau1.B134" style:family="table-cell">
      <style:table-cell-properties fo:padding="0.097cm" fo:border-left="0.05pt solid #000000" fo:border-right="none" fo:border-top="none" fo:border-bottom="0.05pt solid #000000"/>
    </style:style>
    <style:style style:name="Tableau1.C134" style:family="table-cell">
      <style:table-cell-properties fo:padding="0.097cm" fo:border-left="0.05pt solid #000000" fo:border-right="none" fo:border-top="none" fo:border-bottom="0.05pt solid #000000"/>
    </style:style>
    <style:style style:name="Tableau1.D1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5" style:family="table-cell">
      <style:table-cell-properties fo:padding="0.097cm" fo:border-left="0.05pt solid #000000" fo:border-right="none" fo:border-top="none" fo:border-bottom="0.05pt solid #000000"/>
    </style:style>
    <style:style style:name="Tableau1.B135" style:family="table-cell">
      <style:table-cell-properties fo:padding="0.097cm" fo:border-left="0.05pt solid #000000" fo:border-right="none" fo:border-top="none" fo:border-bottom="0.05pt solid #000000"/>
    </style:style>
    <style:style style:name="Tableau1.C135" style:family="table-cell">
      <style:table-cell-properties fo:padding="0.097cm" fo:border-left="0.05pt solid #000000" fo:border-right="none" fo:border-top="none" fo:border-bottom="0.05pt solid #000000"/>
    </style:style>
    <style:style style:name="Tableau1.D1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6" style:family="table-cell">
      <style:table-cell-properties fo:padding="0.097cm" fo:border-left="0.05pt solid #000000" fo:border-right="none" fo:border-top="none" fo:border-bottom="0.05pt solid #000000"/>
    </style:style>
    <style:style style:name="Tableau1.B136" style:family="table-cell">
      <style:table-cell-properties fo:padding="0.097cm" fo:border-left="0.05pt solid #000000" fo:border-right="none" fo:border-top="none" fo:border-bottom="0.05pt solid #000000"/>
    </style:style>
    <style:style style:name="Tableau1.C136" style:family="table-cell">
      <style:table-cell-properties fo:padding="0.097cm" fo:border-left="0.05pt solid #000000" fo:border-right="none" fo:border-top="none" fo:border-bottom="0.05pt solid #000000"/>
    </style:style>
    <style:style style:name="Tableau1.D1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7" style:family="table-cell">
      <style:table-cell-properties fo:padding="0.097cm" fo:border-left="0.05pt solid #000000" fo:border-right="none" fo:border-top="none" fo:border-bottom="0.05pt solid #000000"/>
    </style:style>
    <style:style style:name="Tableau1.B137" style:family="table-cell">
      <style:table-cell-properties fo:padding="0.097cm" fo:border-left="0.05pt solid #000000" fo:border-right="none" fo:border-top="none" fo:border-bottom="0.05pt solid #000000"/>
    </style:style>
    <style:style style:name="Tableau1.C137" style:family="table-cell">
      <style:table-cell-properties fo:padding="0.097cm" fo:border-left="0.05pt solid #000000" fo:border-right="none" fo:border-top="none" fo:border-bottom="0.05pt solid #000000"/>
    </style:style>
    <style:style style:name="Tableau1.D1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8" style:family="table-cell">
      <style:table-cell-properties fo:padding="0.097cm" fo:border-left="0.05pt solid #000000" fo:border-right="none" fo:border-top="none" fo:border-bottom="0.05pt solid #000000"/>
    </style:style>
    <style:style style:name="Tableau1.B138" style:family="table-cell">
      <style:table-cell-properties fo:padding="0.097cm" fo:border-left="0.05pt solid #000000" fo:border-right="none" fo:border-top="none" fo:border-bottom="0.05pt solid #000000"/>
    </style:style>
    <style:style style:name="Tableau1.C138" style:family="table-cell">
      <style:table-cell-properties fo:padding="0.097cm" fo:border-left="0.05pt solid #000000" fo:border-right="none" fo:border-top="none" fo:border-bottom="0.05pt solid #000000"/>
    </style:style>
    <style:style style:name="Tableau1.D1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9" style:family="table-cell">
      <style:table-cell-properties fo:padding="0.097cm" fo:border-left="0.05pt solid #000000" fo:border-right="none" fo:border-top="none" fo:border-bottom="0.05pt solid #000000"/>
    </style:style>
    <style:style style:name="Tableau1.B139" style:family="table-cell">
      <style:table-cell-properties fo:padding="0.097cm" fo:border-left="0.05pt solid #000000" fo:border-right="none" fo:border-top="none" fo:border-bottom="0.05pt solid #000000"/>
    </style:style>
    <style:style style:name="Tableau1.C139" style:family="table-cell">
      <style:table-cell-properties fo:padding="0.097cm" fo:border-left="0.05pt solid #000000" fo:border-right="none" fo:border-top="none" fo:border-bottom="0.05pt solid #000000"/>
    </style:style>
    <style:style style:name="Tableau1.D1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0" style:family="table-cell">
      <style:table-cell-properties fo:padding="0.097cm" fo:border-left="0.05pt solid #000000" fo:border-right="none" fo:border-top="none" fo:border-bottom="0.05pt solid #000000"/>
    </style:style>
    <style:style style:name="Tableau1.B140" style:family="table-cell">
      <style:table-cell-properties fo:padding="0.097cm" fo:border-left="0.05pt solid #000000" fo:border-right="none" fo:border-top="none" fo:border-bottom="0.05pt solid #000000"/>
    </style:style>
    <style:style style:name="Tableau1.C140" style:family="table-cell">
      <style:table-cell-properties fo:padding="0.097cm" fo:border-left="0.05pt solid #000000" fo:border-right="none" fo:border-top="none" fo:border-bottom="0.05pt solid #000000"/>
    </style:style>
    <style:style style:name="Tableau1.D1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1" style:family="table-cell">
      <style:table-cell-properties fo:padding="0.097cm" fo:border-left="0.05pt solid #000000" fo:border-right="none" fo:border-top="none" fo:border-bottom="0.05pt solid #000000"/>
    </style:style>
    <style:style style:name="Tableau1.B141" style:family="table-cell">
      <style:table-cell-properties fo:padding="0.097cm" fo:border-left="0.05pt solid #000000" fo:border-right="none" fo:border-top="none" fo:border-bottom="0.05pt solid #000000"/>
    </style:style>
    <style:style style:name="Tableau1.C141" style:family="table-cell">
      <style:table-cell-properties fo:padding="0.097cm" fo:border-left="0.05pt solid #000000" fo:border-right="none" fo:border-top="none" fo:border-bottom="0.05pt solid #000000"/>
    </style:style>
    <style:style style:name="Tableau1.D1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2" style:family="table-cell">
      <style:table-cell-properties fo:padding="0.097cm" fo:border-left="0.05pt solid #000000" fo:border-right="none" fo:border-top="none" fo:border-bottom="0.05pt solid #000000"/>
    </style:style>
    <style:style style:name="Tableau1.B142" style:family="table-cell">
      <style:table-cell-properties fo:padding="0.097cm" fo:border-left="0.05pt solid #000000" fo:border-right="none" fo:border-top="none" fo:border-bottom="0.05pt solid #000000"/>
    </style:style>
    <style:style style:name="Tableau1.C142" style:family="table-cell">
      <style:table-cell-properties fo:padding="0.097cm" fo:border-left="0.05pt solid #000000" fo:border-right="none" fo:border-top="none" fo:border-bottom="0.05pt solid #000000"/>
    </style:style>
    <style:style style:name="Tableau1.D1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3" style:family="table-cell">
      <style:table-cell-properties fo:padding="0.097cm" fo:border-left="0.05pt solid #000000" fo:border-right="none" fo:border-top="none" fo:border-bottom="0.05pt solid #000000"/>
    </style:style>
    <style:style style:name="Tableau1.B143" style:family="table-cell">
      <style:table-cell-properties fo:padding="0.097cm" fo:border-left="0.05pt solid #000000" fo:border-right="none" fo:border-top="none" fo:border-bottom="0.05pt solid #000000"/>
    </style:style>
    <style:style style:name="Tableau1.C143" style:family="table-cell">
      <style:table-cell-properties fo:padding="0.097cm" fo:border-left="0.05pt solid #000000" fo:border-right="none" fo:border-top="none" fo:border-bottom="0.05pt solid #000000"/>
    </style:style>
    <style:style style:name="Tableau1.D1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4" style:family="table-cell">
      <style:table-cell-properties fo:padding="0.097cm" fo:border-left="0.05pt solid #000000" fo:border-right="none" fo:border-top="none" fo:border-bottom="0.05pt solid #000000"/>
    </style:style>
    <style:style style:name="Tableau1.B144" style:family="table-cell">
      <style:table-cell-properties fo:padding="0.097cm" fo:border-left="0.05pt solid #000000" fo:border-right="none" fo:border-top="none" fo:border-bottom="0.05pt solid #000000"/>
    </style:style>
    <style:style style:name="Tableau1.C144" style:family="table-cell">
      <style:table-cell-properties fo:padding="0.097cm" fo:border-left="0.05pt solid #000000" fo:border-right="none" fo:border-top="none" fo:border-bottom="0.05pt solid #000000"/>
    </style:style>
    <style:style style:name="Tableau1.D1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4.397cm" style:rel-column-width="11213*"/>
    </style:style>
    <style:style style:name="Tableau2.B" style:family="table-column">
      <style:table-column-properties style:column-width="5.708cm" style:rel-column-width="14555*"/>
    </style:style>
    <style:style style:name="Tableau2.C" style:family="table-column">
      <style:table-column-properties style:column-width="10.197cm" style:rel-column-width="26002*"/>
    </style:style>
    <style:style style:name="Tableau2.D" style:family="table-column">
      <style:table-column-properties style:column-width="5.398cm" style:rel-column-width="13765*"/>
    </style:style>
    <style:style style:name="Tableau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none" fo:border-top="none" fo:border-bottom="0.05pt solid #000000"/>
    </style:style>
    <style:style style:name="Tableau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none" fo:border-top="none" fo:border-bottom="0.05pt solid #000000"/>
    </style:style>
    <style:style style:name="Tableau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none" fo:border-top="none" fo:border-bottom="0.05pt solid #000000"/>
    </style:style>
    <style:style style:name="Tableau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>
      <style:table-cell-properties fo:padding="0.097cm" fo:border-left="0.05pt solid #000000" fo:border-right="none" fo:border-top="none" fo:border-bottom="0.05pt solid #000000"/>
    </style:style>
    <style:style style:name="Tableau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>
      <style:table-cell-properties fo:padding="0.097cm" fo:border-left="0.05pt solid #000000" fo:border-right="none" fo:border-top="none" fo:border-bottom="0.05pt solid #000000"/>
    </style:style>
    <style:style style:name="Tableau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B14" style:family="table-cell">
      <style:table-cell-properties fo:padding="0.097cm" fo:border-left="0.05pt solid #000000" fo:border-right="none" fo:border-top="none" fo:border-bottom="0.05pt solid #000000"/>
    </style:style>
    <style:style style:name="Tableau2.C14" style:family="table-cell">
      <style:table-cell-properties fo:padding="0.097cm" fo:border-left="0.05pt solid #000000" fo:border-right="none" fo:border-top="none" fo:border-bottom="0.05pt solid #000000"/>
    </style:style>
    <style:style style:name="Tableau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B15" style:family="table-cell">
      <style:table-cell-properties fo:padding="0.097cm" fo:border-left="0.05pt solid #000000" fo:border-right="none" fo:border-top="none" fo:border-bottom="0.05pt solid #000000"/>
    </style:style>
    <style:style style:name="Tableau2.C15" style:family="table-cell">
      <style:table-cell-properties fo:padding="0.097cm" fo:border-left="0.05pt solid #000000" fo:border-right="none" fo:border-top="none" fo:border-bottom="0.05pt solid #000000"/>
    </style:style>
    <style:style style:name="Tableau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none" fo:border-top="none" fo:border-bottom="0.05pt solid #000000"/>
    </style:style>
    <style:style style:name="Tableau2.B16" style:family="table-cell">
      <style:table-cell-properties fo:padding="0.097cm" fo:border-left="0.05pt solid #000000" fo:border-right="none" fo:border-top="none" fo:border-bottom="0.05pt solid #000000"/>
    </style:style>
    <style:style style:name="Tableau2.C16" style:family="table-cell">
      <style:table-cell-properties fo:padding="0.097cm" fo:border-left="0.05pt solid #000000" fo:border-right="none" fo:border-top="none" fo:border-bottom="0.05pt solid #000000"/>
    </style:style>
    <style:style style:name="Tableau2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7" style:family="table-cell">
      <style:table-cell-properties fo:padding="0.097cm" fo:border-left="0.05pt solid #000000" fo:border-right="none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>
      <style:table-cell-properties fo:padding="0.097cm" fo:border-left="0.05pt solid #000000" fo:border-right="none" fo:border-top="none" fo:border-bottom="0.05pt solid #000000"/>
    </style:style>
    <style:style style:name="Tableau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none" fo:border-top="none" fo:border-bottom="0.05pt solid #000000"/>
    </style:style>
    <style:style style:name="Tableau2.B18" style:family="table-cell">
      <style:table-cell-properties fo:padding="0.097cm" fo:border-left="0.05pt solid #000000" fo:border-right="none" fo:border-top="none" fo:border-bottom="0.05pt solid #000000"/>
    </style:style>
    <style:style style:name="Tableau2.C18" style:family="table-cell">
      <style:table-cell-properties fo:padding="0.097cm" fo:border-left="0.05pt solid #000000" fo:border-right="none" fo:border-top="none" fo:border-bottom="0.05pt solid #000000"/>
    </style:style>
    <style:style style:name="Tableau2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none" fo:border-top="none" fo:border-bottom="0.05pt solid #000000"/>
    </style:style>
    <style:style style:name="Tableau2.B19" style:family="table-cell">
      <style:table-cell-properties fo:padding="0.097cm" fo:border-left="0.05pt solid #000000" fo:border-right="none" fo:border-top="none" fo:border-bottom="0.05pt solid #000000"/>
    </style:style>
    <style:style style:name="Tableau2.C19" style:family="table-cell">
      <style:table-cell-properties fo:padding="0.097cm" fo:border-left="0.05pt solid #000000" fo:border-right="none" fo:border-top="none" fo:border-bottom="0.05pt solid #000000"/>
    </style:style>
    <style:style style:name="Tableau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none" fo:border-top="none" fo:border-bottom="0.05pt solid #000000"/>
    </style:style>
    <style:style style:name="Tableau2.B20" style:family="table-cell">
      <style:table-cell-properties fo:padding="0.097cm" fo:border-left="0.05pt solid #000000" fo:border-right="none" fo:border-top="none" fo:border-bottom="0.05pt solid #000000"/>
    </style:style>
    <style:style style:name="Tableau2.C20" style:family="table-cell">
      <style:table-cell-properties fo:padding="0.097cm" fo:border-left="0.05pt solid #000000" fo:border-right="none" fo:border-top="none" fo:border-bottom="0.05pt solid #000000"/>
    </style:style>
    <style:style style:name="Tableau2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none" fo:border-top="none" fo:border-bottom="0.05pt solid #000000"/>
    </style:style>
    <style:style style:name="Tableau2.B21" style:family="table-cell">
      <style:table-cell-properties fo:padding="0.097cm" fo:border-left="0.05pt solid #000000" fo:border-right="none" fo:border-top="none" fo:border-bottom="0.05pt solid #000000"/>
    </style:style>
    <style:style style:name="Tableau2.C21" style:family="table-cell">
      <style:table-cell-properties fo:padding="0.097cm" fo:border-left="0.05pt solid #000000" fo:border-right="none" fo:border-top="none" fo:border-bottom="0.05pt solid #000000"/>
    </style:style>
    <style:style style:name="Tableau2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none" fo:border-top="none" fo:border-bottom="0.05pt solid #000000"/>
    </style:style>
    <style:style style:name="Tableau2.B22" style:family="table-cell">
      <style:table-cell-properties fo:padding="0.097cm" fo:border-left="0.05pt solid #000000" fo:border-right="none" fo:border-top="none" fo:border-bottom="0.05pt solid #000000"/>
    </style:style>
    <style:style style:name="Tableau2.C22" style:family="table-cell">
      <style:table-cell-properties fo:padding="0.097cm" fo:border-left="0.05pt solid #000000" fo:border-right="none" fo:border-top="none" fo:border-bottom="0.05pt solid #000000"/>
    </style:style>
    <style:style style:name="Tableau2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none" fo:border-top="none" fo:border-bottom="0.05pt solid #000000"/>
    </style:style>
    <style:style style:name="Tableau2.B23" style:family="table-cell">
      <style:table-cell-properties fo:padding="0.097cm" fo:border-left="0.05pt solid #000000" fo:border-right="none" fo:border-top="none" fo:border-bottom="0.05pt solid #000000"/>
    </style:style>
    <style:style style:name="Tableau2.C23" style:family="table-cell">
      <style:table-cell-properties fo:padding="0.097cm" fo:border-left="0.05pt solid #000000" fo:border-right="none" fo:border-top="none" fo:border-bottom="0.05pt solid #000000"/>
    </style:style>
    <style:style style:name="Tableau2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none" fo:border-top="none" fo:border-bottom="0.05pt solid #000000"/>
    </style:style>
    <style:style style:name="Tableau2.B24" style:family="table-cell">
      <style:table-cell-properties fo:padding="0.097cm" fo:border-left="0.05pt solid #000000" fo:border-right="none" fo:border-top="none" fo:border-bottom="0.05pt solid #000000"/>
    </style:style>
    <style:style style:name="Tableau2.C24" style:family="table-cell">
      <style:table-cell-properties fo:padding="0.097cm" fo:border-left="0.05pt solid #000000" fo:border-right="none" fo:border-top="none" fo:border-bottom="0.05pt solid #000000"/>
    </style:style>
    <style:style style:name="Tableau2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5" style:family="table-cell">
      <style:table-cell-properties fo:padding="0.097cm" fo:border-left="0.05pt solid #000000" fo:border-right="none" fo:border-top="none" fo:border-bottom="0.05pt solid #000000"/>
    </style:style>
    <style:style style:name="Tableau2.B25" style:family="table-cell">
      <style:table-cell-properties fo:padding="0.097cm" fo:border-left="0.05pt solid #000000" fo:border-right="none" fo:border-top="none" fo:border-bottom="0.05pt solid #000000"/>
    </style:style>
    <style:style style:name="Tableau2.C25" style:family="table-cell">
      <style:table-cell-properties fo:padding="0.097cm" fo:border-left="0.05pt solid #000000" fo:border-right="none" fo:border-top="none" fo:border-bottom="0.05pt solid #000000"/>
    </style:style>
    <style:style style:name="Tableau2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4.397cm" style:rel-column-width="11213*"/>
    </style:style>
    <style:style style:name="Tableau3.B" style:family="table-column">
      <style:table-column-properties style:column-width="5.708cm" style:rel-column-width="14555*"/>
    </style:style>
    <style:style style:name="Tableau3.C" style:family="table-column">
      <style:table-column-properties style:column-width="10.197cm" style:rel-column-width="26002*"/>
    </style:style>
    <style:style style:name="Tableau3.D" style:family="table-column">
      <style:table-column-properties style:column-width="5.398cm" style:rel-column-width="13765*"/>
    </style:style>
    <style:style style:name="Tableau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none" fo:border-top="none" fo:border-bottom="0.05pt solid #000000"/>
    </style:style>
    <style:style style:name="Tableau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C9" style:family="table-cell">
      <style:table-cell-properties fo:padding="0.097cm" fo:border-left="0.05pt solid #000000" fo:border-right="none" fo:border-top="none" fo:border-bottom="0.05pt solid #000000"/>
    </style:style>
    <style:style style:name="Tableau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0" style:family="table-cell">
      <style:table-cell-properties fo:padding="0.097cm" fo:border-left="0.05pt solid #000000" fo:border-right="none" fo:border-top="none" fo:border-bottom="0.05pt solid #000000"/>
    </style:style>
    <style:style style:name="Tableau3.B10" style:family="table-cell">
      <style:table-cell-properties fo:padding="0.097cm" fo:border-left="0.05pt solid #000000" fo:border-right="none" fo:border-top="none" fo:border-bottom="0.05pt solid #000000"/>
    </style:style>
    <style:style style:name="Tableau3.C10" style:family="table-cell">
      <style:table-cell-properties fo:padding="0.097cm" fo:border-left="0.05pt solid #000000" fo:border-right="none" fo:border-top="none" fo:border-bottom="0.05pt solid #000000"/>
    </style:style>
    <style:style style:name="Tableau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1" style:family="table-cell">
      <style:table-cell-properties fo:padding="0.097cm" fo:border-left="0.05pt solid #000000" fo:border-right="none" fo:border-top="none" fo:border-bottom="0.05pt solid #000000"/>
    </style:style>
    <style:style style:name="Tableau3.B11" style:family="table-cell">
      <style:table-cell-properties fo:padding="0.097cm" fo:border-left="0.05pt solid #000000" fo:border-right="none" fo:border-top="none" fo:border-bottom="0.05pt solid #000000"/>
    </style:style>
    <style:style style:name="Tableau3.C11" style:family="table-cell">
      <style:table-cell-properties fo:padding="0.097cm" fo:border-left="0.05pt solid #000000" fo:border-right="none" fo:border-top="none" fo:border-bottom="0.05pt solid #000000"/>
    </style:style>
    <style:style style:name="Tableau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2" style:family="table-cell">
      <style:table-cell-properties fo:padding="0.097cm" fo:border-left="0.05pt solid #000000" fo:border-right="none" fo:border-top="none" fo:border-bottom="0.05pt solid #000000"/>
    </style:style>
    <style:style style:name="Tableau3.B12" style:family="table-cell">
      <style:table-cell-properties fo:padding="0.097cm" fo:border-left="0.05pt solid #000000" fo:border-right="none" fo:border-top="none" fo:border-bottom="0.05pt solid #000000"/>
    </style:style>
    <style:style style:name="Tableau3.C12" style:family="table-cell">
      <style:table-cell-properties fo:padding="0.097cm" fo:border-left="0.05pt solid #000000" fo:border-right="none" fo:border-top="none" fo:border-bottom="0.05pt solid #000000"/>
    </style:style>
    <style:style style:name="Tableau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3" style:family="table-cell">
      <style:table-cell-properties fo:padding="0.097cm" fo:border-left="0.05pt solid #000000" fo:border-right="none" fo:border-top="none" fo:border-bottom="0.05pt solid #000000"/>
    </style:style>
    <style:style style:name="Tableau3.B13" style:family="table-cell">
      <style:table-cell-properties fo:padding="0.097cm" fo:border-left="0.05pt solid #000000" fo:border-right="none" fo:border-top="none" fo:border-bottom="0.05pt solid #000000"/>
    </style:style>
    <style:style style:name="Tableau3.C13" style:family="table-cell">
      <style:table-cell-properties fo:padding="0.097cm" fo:border-left="0.05pt solid #000000" fo:border-right="none" fo:border-top="none" fo:border-bottom="0.05pt solid #000000"/>
    </style:style>
    <style:style style:name="Tableau3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4" style:family="table-cell">
      <style:table-cell-properties fo:padding="0.097cm" fo:border-left="0.05pt solid #000000" fo:border-right="none" fo:border-top="none" fo:border-bottom="0.05pt solid #000000"/>
    </style:style>
    <style:style style:name="Tableau3.B14" style:family="table-cell">
      <style:table-cell-properties fo:padding="0.097cm" fo:border-left="0.05pt solid #000000" fo:border-right="none" fo:border-top="none" fo:border-bottom="0.05pt solid #000000"/>
    </style:style>
    <style:style style:name="Tableau3.C14" style:family="table-cell">
      <style:table-cell-properties fo:padding="0.097cm" fo:border-left="0.05pt solid #000000" fo:border-right="none" fo:border-top="none" fo:border-bottom="0.05pt solid #000000"/>
    </style:style>
    <style:style style:name="Tableau3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5" style:family="table-cell">
      <style:table-cell-properties fo:padding="0.097cm" fo:border-left="0.05pt solid #000000" fo:border-right="none" fo:border-top="none" fo:border-bottom="0.05pt solid #000000"/>
    </style:style>
    <style:style style:name="Tableau3.B15" style:family="table-cell">
      <style:table-cell-properties fo:padding="0.097cm" fo:border-left="0.05pt solid #000000" fo:border-right="none" fo:border-top="none" fo:border-bottom="0.05pt solid #000000"/>
    </style:style>
    <style:style style:name="Tableau3.C15" style:family="table-cell">
      <style:table-cell-properties fo:padding="0.097cm" fo:border-left="0.05pt solid #000000" fo:border-right="none" fo:border-top="none" fo:border-bottom="0.05pt solid #000000"/>
    </style:style>
    <style:style style:name="Tableau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6" style:family="table-cell">
      <style:table-cell-properties fo:padding="0.097cm" fo:border-left="0.05pt solid #000000" fo:border-right="none" fo:border-top="none" fo:border-bottom="0.05pt solid #000000"/>
    </style:style>
    <style:style style:name="Tableau3.B16" style:family="table-cell">
      <style:table-cell-properties fo:padding="0.097cm" fo:border-left="0.05pt solid #000000" fo:border-right="none" fo:border-top="none" fo:border-bottom="0.05pt solid #000000"/>
    </style:style>
    <style:style style:name="Tableau3.C16" style:family="table-cell">
      <style:table-cell-properties fo:padding="0.097cm" fo:border-left="0.05pt solid #000000" fo:border-right="none" fo:border-top="none" fo:border-bottom="0.05pt solid #000000"/>
    </style:style>
    <style:style style:name="Tableau3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7" style:family="table-cell">
      <style:table-cell-properties fo:padding="0.097cm" fo:border-left="0.05pt solid #000000" fo:border-right="none" fo:border-top="none" fo:border-bottom="0.05pt solid #000000"/>
    </style:style>
    <style:style style:name="Tableau3.B17" style:family="table-cell">
      <style:table-cell-properties fo:padding="0.097cm" fo:border-left="0.05pt solid #000000" fo:border-right="none" fo:border-top="none" fo:border-bottom="0.05pt solid #000000"/>
    </style:style>
    <style:style style:name="Tableau3.C17" style:family="table-cell">
      <style:table-cell-properties fo:padding="0.097cm" fo:border-left="0.05pt solid #000000" fo:border-right="none" fo:border-top="none" fo:border-bottom="0.05pt solid #000000"/>
    </style:style>
    <style:style style:name="Tableau3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8" style:family="table-cell">
      <style:table-cell-properties fo:padding="0.097cm" fo:border-left="0.05pt solid #000000" fo:border-right="none" fo:border-top="none" fo:border-bottom="0.05pt solid #000000"/>
    </style:style>
    <style:style style:name="Tableau3.B18" style:family="table-cell">
      <style:table-cell-properties fo:padding="0.097cm" fo:border-left="0.05pt solid #000000" fo:border-right="none" fo:border-top="none" fo:border-bottom="0.05pt solid #000000"/>
    </style:style>
    <style:style style:name="Tableau3.C18" style:family="table-cell">
      <style:table-cell-properties fo:padding="0.097cm" fo:border-left="0.05pt solid #000000" fo:border-right="none" fo:border-top="none" fo:border-bottom="0.05pt solid #000000"/>
    </style:style>
    <style:style style:name="Tableau3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9" style:family="table-cell">
      <style:table-cell-properties fo:padding="0.097cm" fo:border-left="0.05pt solid #000000" fo:border-right="none" fo:border-top="none" fo:border-bottom="0.05pt solid #000000"/>
    </style:style>
    <style:style style:name="Tableau3.B19" style:family="table-cell">
      <style:table-cell-properties fo:padding="0.097cm" fo:border-left="0.05pt solid #000000" fo:border-right="none" fo:border-top="none" fo:border-bottom="0.05pt solid #000000"/>
    </style:style>
    <style:style style:name="Tableau3.C19" style:family="table-cell">
      <style:table-cell-properties fo:padding="0.097cm" fo:border-left="0.05pt solid #000000" fo:border-right="none" fo:border-top="none" fo:border-bottom="0.05pt solid #000000"/>
    </style:style>
    <style:style style:name="Tableau3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0" style:family="table-cell">
      <style:table-cell-properties fo:padding="0.097cm" fo:border-left="0.05pt solid #000000" fo:border-right="none" fo:border-top="none" fo:border-bottom="0.05pt solid #000000"/>
    </style:style>
    <style:style style:name="Tableau3.B20" style:family="table-cell">
      <style:table-cell-properties fo:padding="0.097cm" fo:border-left="0.05pt solid #000000" fo:border-right="none" fo:border-top="none" fo:border-bottom="0.05pt solid #000000"/>
    </style:style>
    <style:style style:name="Tableau3.C20" style:family="table-cell">
      <style:table-cell-properties fo:padding="0.097cm" fo:border-left="0.05pt solid #000000" fo:border-right="none" fo:border-top="none" fo:border-bottom="0.05pt solid #000000"/>
    </style:style>
    <style:style style:name="Tableau3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1" style:family="table-cell">
      <style:table-cell-properties fo:padding="0.097cm" fo:border-left="0.05pt solid #000000" fo:border-right="none" fo:border-top="none" fo:border-bottom="0.05pt solid #000000"/>
    </style:style>
    <style:style style:name="Tableau3.B21" style:family="table-cell">
      <style:table-cell-properties fo:padding="0.097cm" fo:border-left="0.05pt solid #000000" fo:border-right="none" fo:border-top="none" fo:border-bottom="0.05pt solid #000000"/>
    </style:style>
    <style:style style:name="Tableau3.C21" style:family="table-cell">
      <style:table-cell-properties fo:padding="0.097cm" fo:border-left="0.05pt solid #000000" fo:border-right="none" fo:border-top="none" fo:border-bottom="0.05pt solid #000000"/>
    </style:style>
    <style:style style:name="Tableau3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2" style:family="table-cell">
      <style:table-cell-properties fo:padding="0.097cm" fo:border-left="0.05pt solid #000000" fo:border-right="none" fo:border-top="none" fo:border-bottom="0.05pt solid #000000"/>
    </style:style>
    <style:style style:name="Tableau3.B22" style:family="table-cell">
      <style:table-cell-properties fo:padding="0.097cm" fo:border-left="0.05pt solid #000000" fo:border-right="none" fo:border-top="none" fo:border-bottom="0.05pt solid #000000"/>
    </style:style>
    <style:style style:name="Tableau3.C22" style:family="table-cell">
      <style:table-cell-properties fo:padding="0.097cm" fo:border-left="0.05pt solid #000000" fo:border-right="none" fo:border-top="none" fo:border-bottom="0.05pt solid #000000"/>
    </style:style>
    <style:style style:name="Tableau3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3" style:family="table-cell">
      <style:table-cell-properties fo:padding="0.097cm" fo:border-left="0.05pt solid #000000" fo:border-right="none" fo:border-top="none" fo:border-bottom="0.05pt solid #000000"/>
    </style:style>
    <style:style style:name="Tableau3.B23" style:family="table-cell">
      <style:table-cell-properties fo:padding="0.097cm" fo:border-left="0.05pt solid #000000" fo:border-right="none" fo:border-top="none" fo:border-bottom="0.05pt solid #000000"/>
    </style:style>
    <style:style style:name="Tableau3.C23" style:family="table-cell">
      <style:table-cell-properties fo:padding="0.097cm" fo:border-left="0.05pt solid #000000" fo:border-right="none" fo:border-top="none" fo:border-bottom="0.05pt solid #000000"/>
    </style:style>
    <style:style style:name="Tableau3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4" style:family="table-cell">
      <style:table-cell-properties fo:padding="0.097cm" fo:border-left="0.05pt solid #000000" fo:border-right="none" fo:border-top="none" fo:border-bottom="0.05pt solid #000000"/>
    </style:style>
    <style:style style:name="Tableau3.B24" style:family="table-cell">
      <style:table-cell-properties fo:padding="0.097cm" fo:border-left="0.05pt solid #000000" fo:border-right="none" fo:border-top="none" fo:border-bottom="0.05pt solid #000000"/>
    </style:style>
    <style:style style:name="Tableau3.C24" style:family="table-cell">
      <style:table-cell-properties fo:padding="0.097cm" fo:border-left="0.05pt solid #000000" fo:border-right="none" fo:border-top="none" fo:border-bottom="0.05pt solid #000000"/>
    </style:style>
    <style:style style:name="Tableau3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5" style:family="table-cell">
      <style:table-cell-properties fo:padding="0.097cm" fo:border-left="0.05pt solid #000000" fo:border-right="none" fo:border-top="none" fo:border-bottom="0.05pt solid #000000"/>
    </style:style>
    <style:style style:name="Tableau3.B25" style:family="table-cell">
      <style:table-cell-properties fo:padding="0.097cm" fo:border-left="0.05pt solid #000000" fo:border-right="none" fo:border-top="none" fo:border-bottom="0.05pt solid #000000"/>
    </style:style>
    <style:style style:name="Tableau3.C25" style:family="table-cell">
      <style:table-cell-properties fo:padding="0.097cm" fo:border-left="0.05pt solid #000000" fo:border-right="none" fo:border-top="none" fo:border-bottom="0.05pt solid #000000"/>
    </style:style>
    <style:style style:name="Tableau3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6" style:family="table-cell">
      <style:table-cell-properties fo:padding="0.097cm" fo:border-left="0.05pt solid #000000" fo:border-right="none" fo:border-top="none" fo:border-bottom="0.05pt solid #000000"/>
    </style:style>
    <style:style style:name="Tableau3.B26" style:family="table-cell">
      <style:table-cell-properties fo:padding="0.097cm" fo:border-left="0.05pt solid #000000" fo:border-right="none" fo:border-top="none" fo:border-bottom="0.05pt solid #000000"/>
    </style:style>
    <style:style style:name="Tableau3.C26" style:family="table-cell">
      <style:table-cell-properties fo:padding="0.097cm" fo:border-left="0.05pt solid #000000" fo:border-right="none" fo:border-top="none" fo:border-bottom="0.05pt solid #000000"/>
    </style:style>
    <style:style style:name="Tableau3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7" style:family="table-cell">
      <style:table-cell-properties fo:padding="0.097cm" fo:border-left="0.05pt solid #000000" fo:border-right="none" fo:border-top="none" fo:border-bottom="0.05pt solid #000000"/>
    </style:style>
    <style:style style:name="Tableau3.B27" style:family="table-cell">
      <style:table-cell-properties fo:padding="0.097cm" fo:border-left="0.05pt solid #000000" fo:border-right="none" fo:border-top="none" fo:border-bottom="0.05pt solid #000000"/>
    </style:style>
    <style:style style:name="Tableau3.C27" style:family="table-cell">
      <style:table-cell-properties fo:padding="0.097cm" fo:border-left="0.05pt solid #000000" fo:border-right="none" fo:border-top="none" fo:border-bottom="0.05pt solid #000000"/>
    </style:style>
    <style:style style:name="Tableau3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8" style:family="table-cell">
      <style:table-cell-properties fo:padding="0.097cm" fo:border-left="0.05pt solid #000000" fo:border-right="none" fo:border-top="none" fo:border-bottom="0.05pt solid #000000"/>
    </style:style>
    <style:style style:name="Tableau3.B28" style:family="table-cell">
      <style:table-cell-properties fo:padding="0.097cm" fo:border-left="0.05pt solid #000000" fo:border-right="none" fo:border-top="none" fo:border-bottom="0.05pt solid #000000"/>
    </style:style>
    <style:style style:name="Tableau3.C28" style:family="table-cell">
      <style:table-cell-properties fo:padding="0.097cm" fo:border-left="0.05pt solid #000000" fo:border-right="none" fo:border-top="none" fo:border-bottom="0.05pt solid #000000"/>
    </style:style>
    <style:style style:name="Tableau3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9" style:family="table-cell">
      <style:table-cell-properties fo:padding="0.097cm" fo:border-left="0.05pt solid #000000" fo:border-right="none" fo:border-top="none" fo:border-bottom="0.05pt solid #000000"/>
    </style:style>
    <style:style style:name="Tableau3.B29" style:family="table-cell">
      <style:table-cell-properties fo:padding="0.097cm" fo:border-left="0.05pt solid #000000" fo:border-right="none" fo:border-top="none" fo:border-bottom="0.05pt solid #000000"/>
    </style:style>
    <style:style style:name="Tableau3.C29" style:family="table-cell">
      <style:table-cell-properties fo:padding="0.097cm" fo:border-left="0.05pt solid #000000" fo:border-right="none" fo:border-top="none" fo:border-bottom="0.05pt solid #000000"/>
    </style:style>
    <style:style style:name="Tableau3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0" style:family="table-cell">
      <style:table-cell-properties fo:padding="0.097cm" fo:border-left="0.05pt solid #000000" fo:border-right="none" fo:border-top="none" fo:border-bottom="0.05pt solid #000000"/>
    </style:style>
    <style:style style:name="Tableau3.B30" style:family="table-cell">
      <style:table-cell-properties fo:padding="0.097cm" fo:border-left="0.05pt solid #000000" fo:border-right="none" fo:border-top="none" fo:border-bottom="0.05pt solid #000000"/>
    </style:style>
    <style:style style:name="Tableau3.C30" style:family="table-cell">
      <style:table-cell-properties fo:padding="0.097cm" fo:border-left="0.05pt solid #000000" fo:border-right="none" fo:border-top="none" fo:border-bottom="0.05pt solid #000000"/>
    </style:style>
    <style:style style:name="Tableau3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1" style:family="table-cell">
      <style:table-cell-properties fo:padding="0.097cm" fo:border-left="0.05pt solid #000000" fo:border-right="none" fo:border-top="none" fo:border-bottom="0.05pt solid #000000"/>
    </style:style>
    <style:style style:name="Tableau3.B31" style:family="table-cell">
      <style:table-cell-properties fo:padding="0.097cm" fo:border-left="0.05pt solid #000000" fo:border-right="none" fo:border-top="none" fo:border-bottom="0.05pt solid #000000"/>
    </style:style>
    <style:style style:name="Tableau3.C31" style:family="table-cell">
      <style:table-cell-properties fo:padding="0.097cm" fo:border-left="0.05pt solid #000000" fo:border-right="none" fo:border-top="none" fo:border-bottom="0.05pt solid #000000"/>
    </style:style>
    <style:style style:name="Tableau3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2" style:family="table-cell">
      <style:table-cell-properties fo:padding="0.097cm" fo:border-left="0.05pt solid #000000" fo:border-right="none" fo:border-top="none" fo:border-bottom="0.05pt solid #000000"/>
    </style:style>
    <style:style style:name="Tableau3.B32" style:family="table-cell">
      <style:table-cell-properties fo:padding="0.097cm" fo:border-left="0.05pt solid #000000" fo:border-right="none" fo:border-top="none" fo:border-bottom="0.05pt solid #000000"/>
    </style:style>
    <style:style style:name="Tableau3.C32" style:family="table-cell">
      <style:table-cell-properties fo:padding="0.097cm" fo:border-left="0.05pt solid #000000" fo:border-right="none" fo:border-top="none" fo:border-bottom="0.05pt solid #000000"/>
    </style:style>
    <style:style style:name="Tableau3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3" style:family="table-cell">
      <style:table-cell-properties fo:padding="0.097cm" fo:border-left="0.05pt solid #000000" fo:border-right="none" fo:border-top="none" fo:border-bottom="0.05pt solid #000000"/>
    </style:style>
    <style:style style:name="Tableau3.B33" style:family="table-cell">
      <style:table-cell-properties fo:padding="0.097cm" fo:border-left="0.05pt solid #000000" fo:border-right="none" fo:border-top="none" fo:border-bottom="0.05pt solid #000000"/>
    </style:style>
    <style:style style:name="Tableau3.C33" style:family="table-cell">
      <style:table-cell-properties fo:padding="0.097cm" fo:border-left="0.05pt solid #000000" fo:border-right="none" fo:border-top="none" fo:border-bottom="0.05pt solid #000000"/>
    </style:style>
    <style:style style:name="Tableau3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4" style:family="table-cell">
      <style:table-cell-properties fo:padding="0.097cm" fo:border-left="0.05pt solid #000000" fo:border-right="none" fo:border-top="none" fo:border-bottom="0.05pt solid #000000"/>
    </style:style>
    <style:style style:name="Tableau3.B34" style:family="table-cell">
      <style:table-cell-properties fo:padding="0.097cm" fo:border-left="0.05pt solid #000000" fo:border-right="none" fo:border-top="none" fo:border-bottom="0.05pt solid #000000"/>
    </style:style>
    <style:style style:name="Tableau3.C34" style:family="table-cell">
      <style:table-cell-properties fo:padding="0.097cm" fo:border-left="0.05pt solid #000000" fo:border-right="none" fo:border-top="none" fo:border-bottom="0.05pt solid #000000"/>
    </style:style>
    <style:style style:name="Tableau3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5" style:family="table-cell">
      <style:table-cell-properties fo:padding="0.097cm" fo:border-left="0.05pt solid #000000" fo:border-right="none" fo:border-top="none" fo:border-bottom="0.05pt solid #000000"/>
    </style:style>
    <style:style style:name="Tableau3.B35" style:family="table-cell">
      <style:table-cell-properties fo:padding="0.097cm" fo:border-left="0.05pt solid #000000" fo:border-right="none" fo:border-top="none" fo:border-bottom="0.05pt solid #000000"/>
    </style:style>
    <style:style style:name="Tableau3.C35" style:family="table-cell">
      <style:table-cell-properties fo:padding="0.097cm" fo:border-left="0.05pt solid #000000" fo:border-right="none" fo:border-top="none" fo:border-bottom="0.05pt solid #000000"/>
    </style:style>
    <style:style style:name="Tableau3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6" style:family="table-cell">
      <style:table-cell-properties fo:padding="0.097cm" fo:border-left="0.05pt solid #000000" fo:border-right="none" fo:border-top="none" fo:border-bottom="0.05pt solid #000000"/>
    </style:style>
    <style:style style:name="Tableau3.B36" style:family="table-cell">
      <style:table-cell-properties fo:padding="0.097cm" fo:border-left="0.05pt solid #000000" fo:border-right="none" fo:border-top="none" fo:border-bottom="0.05pt solid #000000"/>
    </style:style>
    <style:style style:name="Tableau3.C36" style:family="table-cell">
      <style:table-cell-properties fo:padding="0.097cm" fo:border-left="0.05pt solid #000000" fo:border-right="none" fo:border-top="none" fo:border-bottom="0.05pt solid #000000"/>
    </style:style>
    <style:style style:name="Tableau3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7" style:family="table-cell">
      <style:table-cell-properties fo:padding="0.097cm" fo:border-left="0.05pt solid #000000" fo:border-right="none" fo:border-top="none" fo:border-bottom="0.05pt solid #000000"/>
    </style:style>
    <style:style style:name="Tableau3.B37" style:family="table-cell">
      <style:table-cell-properties fo:padding="0.097cm" fo:border-left="0.05pt solid #000000" fo:border-right="none" fo:border-top="none" fo:border-bottom="0.05pt solid #000000"/>
    </style:style>
    <style:style style:name="Tableau3.C37" style:family="table-cell">
      <style:table-cell-properties fo:padding="0.097cm" fo:border-left="0.05pt solid #000000" fo:border-right="none" fo:border-top="none" fo:border-bottom="0.05pt solid #000000"/>
    </style:style>
    <style:style style:name="Tableau3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8" style:family="table-cell">
      <style:table-cell-properties fo:padding="0.097cm" fo:border-left="0.05pt solid #000000" fo:border-right="none" fo:border-top="none" fo:border-bottom="0.05pt solid #000000"/>
    </style:style>
    <style:style style:name="Tableau3.B38" style:family="table-cell">
      <style:table-cell-properties fo:padding="0.097cm" fo:border-left="0.05pt solid #000000" fo:border-right="none" fo:border-top="none" fo:border-bottom="0.05pt solid #000000"/>
    </style:style>
    <style:style style:name="Tableau3.C38" style:family="table-cell">
      <style:table-cell-properties fo:padding="0.097cm" fo:border-left="0.05pt solid #000000" fo:border-right="none" fo:border-top="none" fo:border-bottom="0.05pt solid #000000"/>
    </style:style>
    <style:style style:name="Tableau3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9" style:family="table-cell">
      <style:table-cell-properties fo:padding="0.097cm" fo:border-left="0.05pt solid #000000" fo:border-right="none" fo:border-top="none" fo:border-bottom="0.05pt solid #000000"/>
    </style:style>
    <style:style style:name="Tableau3.B39" style:family="table-cell">
      <style:table-cell-properties fo:padding="0.097cm" fo:border-left="0.05pt solid #000000" fo:border-right="none" fo:border-top="none" fo:border-bottom="0.05pt solid #000000"/>
    </style:style>
    <style:style style:name="Tableau3.C39" style:family="table-cell">
      <style:table-cell-properties fo:padding="0.097cm" fo:border-left="0.05pt solid #000000" fo:border-right="none" fo:border-top="none" fo:border-bottom="0.05pt solid #000000"/>
    </style:style>
    <style:style style:name="Tableau3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0" style:family="table-cell">
      <style:table-cell-properties fo:padding="0.097cm" fo:border-left="0.05pt solid #000000" fo:border-right="none" fo:border-top="none" fo:border-bottom="0.05pt solid #000000"/>
    </style:style>
    <style:style style:name="Tableau3.B40" style:family="table-cell">
      <style:table-cell-properties fo:padding="0.097cm" fo:border-left="0.05pt solid #000000" fo:border-right="none" fo:border-top="none" fo:border-bottom="0.05pt solid #000000"/>
    </style:style>
    <style:style style:name="Tableau3.C40" style:family="table-cell">
      <style:table-cell-properties fo:padding="0.097cm" fo:border-left="0.05pt solid #000000" fo:border-right="none" fo:border-top="none" fo:border-bottom="0.05pt solid #000000"/>
    </style:style>
    <style:style style:name="Tableau3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1" style:family="table-cell">
      <style:table-cell-properties fo:padding="0.097cm" fo:border-left="0.05pt solid #000000" fo:border-right="none" fo:border-top="none" fo:border-bottom="0.05pt solid #000000"/>
    </style:style>
    <style:style style:name="Tableau3.B41" style:family="table-cell">
      <style:table-cell-properties fo:padding="0.097cm" fo:border-left="0.05pt solid #000000" fo:border-right="none" fo:border-top="none" fo:border-bottom="0.05pt solid #000000"/>
    </style:style>
    <style:style style:name="Tableau3.C41" style:family="table-cell">
      <style:table-cell-properties fo:padding="0.097cm" fo:border-left="0.05pt solid #000000" fo:border-right="none" fo:border-top="none" fo:border-bottom="0.05pt solid #000000"/>
    </style:style>
    <style:style style:name="Tableau3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/>
    </style:style>
    <style:style style:name="Tableau4.A" style:family="table-column">
      <style:table-column-properties style:column-width="4.397cm" style:rel-column-width="11213*"/>
    </style:style>
    <style:style style:name="Tableau4.B" style:family="table-column">
      <style:table-column-properties style:column-width="5.708cm" style:rel-column-width="14555*"/>
    </style:style>
    <style:style style:name="Tableau4.C" style:family="table-column">
      <style:table-column-properties style:column-width="10.197cm" style:rel-column-width="26002*"/>
    </style:style>
    <style:style style:name="Tableau4.D" style:family="table-column">
      <style:table-column-properties style:column-width="5.398cm" style:rel-column-width="13765*"/>
    </style:style>
    <style:style style:name="Tableau4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none" fo:border-top="none" fo:border-bottom="0.05pt solid #000000"/>
    </style:style>
    <style:style style:name="Tableau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padding="0.097cm" fo:border-left="0.05pt solid #000000" fo:border-right="none" fo:border-top="none" fo:border-bottom="0.05pt solid #000000"/>
    </style:style>
    <style:style style:name="Tableau4.C6" style:family="table-cell">
      <style:table-cell-properties fo:padding="0.097cm" fo:border-left="0.05pt solid #000000" fo:border-right="none" fo:border-top="none" fo:border-bottom="0.05pt solid #000000"/>
    </style:style>
    <style:style style:name="Tableau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padding="0.097cm" fo:border-left="0.05pt solid #000000" fo:border-right="none" fo:border-top="none" fo:border-bottom="0.05pt solid #000000"/>
    </style:style>
    <style:style style:name="Tableau4.C7" style:family="table-cell">
      <style:table-cell-properties fo:padding="0.097cm" fo:border-left="0.05pt solid #000000" fo:border-right="none" fo:border-top="none" fo:border-bottom="0.05pt solid #000000"/>
    </style:style>
    <style:style style:name="Tableau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8" style:family="table-cell">
      <style:table-cell-properties fo:padding="0.097cm" fo:border-left="0.05pt solid #000000" fo:border-right="none" fo:border-top="none" fo:border-bottom="0.05pt solid #000000"/>
    </style:style>
    <style:style style:name="Tableau4.B8" style:family="table-cell">
      <style:table-cell-properties fo:padding="0.097cm" fo:border-left="0.05pt solid #000000" fo:border-right="none" fo:border-top="none" fo:border-bottom="0.05pt solid #000000"/>
    </style:style>
    <style:style style:name="Tableau4.C8" style:family="table-cell">
      <style:table-cell-properties fo:padding="0.097cm" fo:border-left="0.05pt solid #000000" fo:border-right="none" fo:border-top="none" fo:border-bottom="0.05pt solid #000000"/>
    </style:style>
    <style:style style:name="Tableau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9" style:family="table-cell">
      <style:table-cell-properties fo:padding="0.097cm" fo:border-left="0.05pt solid #000000" fo:border-right="none" fo:border-top="none" fo:border-bottom="0.05pt solid #000000"/>
    </style:style>
    <style:style style:name="Tableau4.B9" style:family="table-cell">
      <style:table-cell-properties fo:padding="0.097cm" fo:border-left="0.05pt solid #000000" fo:border-right="none" fo:border-top="none" fo:border-bottom="0.05pt solid #000000"/>
    </style:style>
    <style:style style:name="Tableau4.C9" style:family="table-cell">
      <style:table-cell-properties fo:padding="0.097cm" fo:border-left="0.05pt solid #000000" fo:border-right="none" fo:border-top="none" fo:border-bottom="0.05pt solid #000000"/>
    </style:style>
    <style:style style:name="Tableau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0" style:family="table-cell">
      <style:table-cell-properties fo:padding="0.097cm" fo:border-left="0.05pt solid #000000" fo:border-right="none" fo:border-top="none" fo:border-bottom="0.05pt solid #000000"/>
    </style:style>
    <style:style style:name="Tableau4.B10" style:family="table-cell">
      <style:table-cell-properties fo:padding="0.097cm" fo:border-left="0.05pt solid #000000" fo:border-right="none" fo:border-top="none" fo:border-bottom="0.05pt solid #000000"/>
    </style:style>
    <style:style style:name="Tableau4.C10" style:family="table-cell">
      <style:table-cell-properties fo:padding="0.097cm" fo:border-left="0.05pt solid #000000" fo:border-right="none" fo:border-top="none" fo:border-bottom="0.05pt solid #000000"/>
    </style:style>
    <style:style style:name="Tableau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1" style:family="table-cell">
      <style:table-cell-properties fo:padding="0.097cm" fo:border-left="0.05pt solid #000000" fo:border-right="none" fo:border-top="none" fo:border-bottom="0.05pt solid #000000"/>
    </style:style>
    <style:style style:name="Tableau4.B11" style:family="table-cell">
      <style:table-cell-properties fo:padding="0.097cm" fo:border-left="0.05pt solid #000000" fo:border-right="none" fo:border-top="none" fo:border-bottom="0.05pt solid #000000"/>
    </style:style>
    <style:style style:name="Tableau4.C11" style:family="table-cell">
      <style:table-cell-properties fo:padding="0.097cm" fo:border-left="0.05pt solid #000000" fo:border-right="none" fo:border-top="none" fo:border-bottom="0.05pt solid #000000"/>
    </style:style>
    <style:style style:name="Tableau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2" style:family="table-cell">
      <style:table-cell-properties fo:padding="0.097cm" fo:border-left="0.05pt solid #000000" fo:border-right="none" fo:border-top="none" fo:border-bottom="0.05pt solid #000000"/>
    </style:style>
    <style:style style:name="Tableau4.B12" style:family="table-cell">
      <style:table-cell-properties fo:padding="0.097cm" fo:border-left="0.05pt solid #000000" fo:border-right="none" fo:border-top="none" fo:border-bottom="0.05pt solid #000000"/>
    </style:style>
    <style:style style:name="Tableau4.C12" style:family="table-cell">
      <style:table-cell-properties fo:padding="0.097cm" fo:border-left="0.05pt solid #000000" fo:border-right="none" fo:border-top="none" fo:border-bottom="0.05pt solid #000000"/>
    </style:style>
    <style:style style:name="Tableau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3" style:family="table-cell">
      <style:table-cell-properties fo:padding="0.097cm" fo:border-left="0.05pt solid #000000" fo:border-right="none" fo:border-top="none" fo:border-bottom="0.05pt solid #000000"/>
    </style:style>
    <style:style style:name="Tableau4.B13" style:family="table-cell">
      <style:table-cell-properties fo:padding="0.097cm" fo:border-left="0.05pt solid #000000" fo:border-right="none" fo:border-top="none" fo:border-bottom="0.05pt solid #000000"/>
    </style:style>
    <style:style style:name="Tableau4.C13" style:family="table-cell">
      <style:table-cell-properties fo:padding="0.097cm" fo:border-left="0.05pt solid #000000" fo:border-right="none" fo:border-top="none" fo:border-bottom="0.05pt solid #000000"/>
    </style:style>
    <style:style style:name="Tableau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4" style:family="table-cell">
      <style:table-cell-properties fo:padding="0.097cm" fo:border-left="0.05pt solid #000000" fo:border-right="none" fo:border-top="none" fo:border-bottom="0.05pt solid #000000"/>
    </style:style>
    <style:style style:name="Tableau4.B14" style:family="table-cell">
      <style:table-cell-properties fo:padding="0.097cm" fo:border-left="0.05pt solid #000000" fo:border-right="none" fo:border-top="none" fo:border-bottom="0.05pt solid #000000"/>
    </style:style>
    <style:style style:name="Tableau4.C14" style:family="table-cell">
      <style:table-cell-properties fo:padding="0.097cm" fo:border-left="0.05pt solid #000000" fo:border-right="none" fo:border-top="none" fo:border-bottom="0.05pt solid #000000"/>
    </style:style>
    <style:style style:name="Tableau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5" style:family="table-cell">
      <style:table-cell-properties fo:padding="0.097cm" fo:border-left="0.05pt solid #000000" fo:border-right="none" fo:border-top="none" fo:border-bottom="0.05pt solid #000000"/>
    </style:style>
    <style:style style:name="Tableau4.B15" style:family="table-cell">
      <style:table-cell-properties fo:padding="0.097cm" fo:border-left="0.05pt solid #000000" fo:border-right="none" fo:border-top="none" fo:border-bottom="0.05pt solid #000000"/>
    </style:style>
    <style:style style:name="Tableau4.C15" style:family="table-cell">
      <style:table-cell-properties fo:padding="0.097cm" fo:border-left="0.05pt solid #000000" fo:border-right="none" fo:border-top="none" fo:border-bottom="0.05pt solid #000000"/>
    </style:style>
    <style:style style:name="Tableau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6" style:family="table-cell">
      <style:table-cell-properties fo:padding="0.097cm" fo:border-left="0.05pt solid #000000" fo:border-right="none" fo:border-top="none" fo:border-bottom="0.05pt solid #000000"/>
    </style:style>
    <style:style style:name="Tableau4.B16" style:family="table-cell">
      <style:table-cell-properties fo:padding="0.097cm" fo:border-left="0.05pt solid #000000" fo:border-right="none" fo:border-top="none" fo:border-bottom="0.05pt solid #000000"/>
    </style:style>
    <style:style style:name="Tableau4.C16" style:family="table-cell">
      <style:table-cell-properties fo:padding="0.097cm" fo:border-left="0.05pt solid #000000" fo:border-right="none" fo:border-top="none" fo:border-bottom="0.05pt solid #000000"/>
    </style:style>
    <style:style style:name="Tableau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7" style:family="table-cell">
      <style:table-cell-properties fo:padding="0.097cm" fo:border-left="0.05pt solid #000000" fo:border-right="none" fo:border-top="none" fo:border-bottom="0.05pt solid #000000"/>
    </style:style>
    <style:style style:name="Tableau4.B17" style:family="table-cell">
      <style:table-cell-properties fo:padding="0.097cm" fo:border-left="0.05pt solid #000000" fo:border-right="none" fo:border-top="none" fo:border-bottom="0.05pt solid #000000"/>
    </style:style>
    <style:style style:name="Tableau4.C17" style:family="table-cell">
      <style:table-cell-properties fo:padding="0.097cm" fo:border-left="0.05pt solid #000000" fo:border-right="none" fo:border-top="none" fo:border-bottom="0.05pt solid #000000"/>
    </style:style>
    <style:style style:name="Tableau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8" style:family="table-cell">
      <style:table-cell-properties fo:padding="0.097cm" fo:border-left="0.05pt solid #000000" fo:border-right="none" fo:border-top="none" fo:border-bottom="0.05pt solid #000000"/>
    </style:style>
    <style:style style:name="Tableau4.B18" style:family="table-cell">
      <style:table-cell-properties fo:padding="0.097cm" fo:border-left="0.05pt solid #000000" fo:border-right="none" fo:border-top="none" fo:border-bottom="0.05pt solid #000000"/>
    </style:style>
    <style:style style:name="Tableau4.C18" style:family="table-cell">
      <style:table-cell-properties fo:padding="0.097cm" fo:border-left="0.05pt solid #000000" fo:border-right="none" fo:border-top="none" fo:border-bottom="0.05pt solid #000000"/>
    </style:style>
    <style:style style:name="Tableau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9" style:family="table-cell">
      <style:table-cell-properties fo:padding="0.097cm" fo:border-left="0.05pt solid #000000" fo:border-right="none" fo:border-top="none" fo:border-bottom="0.05pt solid #000000"/>
    </style:style>
    <style:style style:name="Tableau4.B19" style:family="table-cell">
      <style:table-cell-properties fo:padding="0.097cm" fo:border-left="0.05pt solid #000000" fo:border-right="none" fo:border-top="none" fo:border-bottom="0.05pt solid #000000"/>
    </style:style>
    <style:style style:name="Tableau4.C19" style:family="table-cell">
      <style:table-cell-properties fo:padding="0.097cm" fo:border-left="0.05pt solid #000000" fo:border-right="none" fo:border-top="none" fo:border-bottom="0.05pt solid #000000"/>
    </style:style>
    <style:style style:name="Tableau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0" style:family="table-cell">
      <style:table-cell-properties fo:padding="0.097cm" fo:border-left="0.05pt solid #000000" fo:border-right="none" fo:border-top="none" fo:border-bottom="0.05pt solid #000000"/>
    </style:style>
    <style:style style:name="Tableau4.B20" style:family="table-cell">
      <style:table-cell-properties fo:padding="0.097cm" fo:border-left="0.05pt solid #000000" fo:border-right="none" fo:border-top="none" fo:border-bottom="0.05pt solid #000000"/>
    </style:style>
    <style:style style:name="Tableau4.C20" style:family="table-cell">
      <style:table-cell-properties fo:padding="0.097cm" fo:border-left="0.05pt solid #000000" fo:border-right="none" fo:border-top="none" fo:border-bottom="0.05pt solid #000000"/>
    </style:style>
    <style:style style:name="Tableau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1" style:family="table-cell">
      <style:table-cell-properties fo:padding="0.097cm" fo:border-left="0.05pt solid #000000" fo:border-right="none" fo:border-top="none" fo:border-bottom="0.05pt solid #000000"/>
    </style:style>
    <style:style style:name="Tableau4.B21" style:family="table-cell">
      <style:table-cell-properties fo:padding="0.097cm" fo:border-left="0.05pt solid #000000" fo:border-right="none" fo:border-top="none" fo:border-bottom="0.05pt solid #000000"/>
    </style:style>
    <style:style style:name="Tableau4.C21" style:family="table-cell">
      <style:table-cell-properties fo:padding="0.097cm" fo:border-left="0.05pt solid #000000" fo:border-right="none" fo:border-top="none" fo:border-bottom="0.05pt solid #000000"/>
    </style:style>
    <style:style style:name="Tableau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2" style:family="table-cell">
      <style:table-cell-properties fo:padding="0.097cm" fo:border-left="0.05pt solid #000000" fo:border-right="none" fo:border-top="none" fo:border-bottom="0.05pt solid #000000"/>
    </style:style>
    <style:style style:name="Tableau4.B22" style:family="table-cell">
      <style:table-cell-properties fo:padding="0.097cm" fo:border-left="0.05pt solid #000000" fo:border-right="none" fo:border-top="none" fo:border-bottom="0.05pt solid #000000"/>
    </style:style>
    <style:style style:name="Tableau4.C22" style:family="table-cell">
      <style:table-cell-properties fo:padding="0.097cm" fo:border-left="0.05pt solid #000000" fo:border-right="none" fo:border-top="none" fo:border-bottom="0.05pt solid #000000"/>
    </style:style>
    <style:style style:name="Tableau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3" style:family="table-cell">
      <style:table-cell-properties fo:padding="0.097cm" fo:border-left="0.05pt solid #000000" fo:border-right="none" fo:border-top="none" fo:border-bottom="0.05pt solid #000000"/>
    </style:style>
    <style:style style:name="Tableau4.B23" style:family="table-cell">
      <style:table-cell-properties fo:padding="0.097cm" fo:border-left="0.05pt solid #000000" fo:border-right="none" fo:border-top="none" fo:border-bottom="0.05pt solid #000000"/>
    </style:style>
    <style:style style:name="Tableau4.C23" style:family="table-cell">
      <style:table-cell-properties fo:padding="0.097cm" fo:border-left="0.05pt solid #000000" fo:border-right="none" fo:border-top="none" fo:border-bottom="0.05pt solid #000000"/>
    </style:style>
    <style:style style:name="Tableau4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4" style:family="table-cell">
      <style:table-cell-properties fo:padding="0.097cm" fo:border-left="0.05pt solid #000000" fo:border-right="none" fo:border-top="none" fo:border-bottom="0.05pt solid #000000"/>
    </style:style>
    <style:style style:name="Tableau4.B24" style:family="table-cell">
      <style:table-cell-properties fo:padding="0.097cm" fo:border-left="0.05pt solid #000000" fo:border-right="none" fo:border-top="none" fo:border-bottom="0.05pt solid #000000"/>
    </style:style>
    <style:style style:name="Tableau4.C24" style:family="table-cell">
      <style:table-cell-properties fo:padding="0.097cm" fo:border-left="0.05pt solid #000000" fo:border-right="none" fo:border-top="none" fo:border-bottom="0.05pt solid #000000"/>
    </style:style>
    <style:style style:name="Tableau4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5" style:family="table-cell">
      <style:table-cell-properties fo:padding="0.097cm" fo:border-left="0.05pt solid #000000" fo:border-right="none" fo:border-top="none" fo:border-bottom="0.05pt solid #000000"/>
    </style:style>
    <style:style style:name="Tableau4.B25" style:family="table-cell">
      <style:table-cell-properties fo:padding="0.097cm" fo:border-left="0.05pt solid #000000" fo:border-right="none" fo:border-top="none" fo:border-bottom="0.05pt solid #000000"/>
    </style:style>
    <style:style style:name="Tableau4.C25" style:family="table-cell">
      <style:table-cell-properties fo:padding="0.097cm" fo:border-left="0.05pt solid #000000" fo:border-right="none" fo:border-top="none" fo:border-bottom="0.05pt solid #000000"/>
    </style:style>
    <style:style style:name="Tableau4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6" style:family="table-cell">
      <style:table-cell-properties fo:padding="0.097cm" fo:border-left="0.05pt solid #000000" fo:border-right="none" fo:border-top="none" fo:border-bottom="0.05pt solid #000000"/>
    </style:style>
    <style:style style:name="Tableau4.B26" style:family="table-cell">
      <style:table-cell-properties fo:padding="0.097cm" fo:border-left="0.05pt solid #000000" fo:border-right="none" fo:border-top="none" fo:border-bottom="0.05pt solid #000000"/>
    </style:style>
    <style:style style:name="Tableau4.C26" style:family="table-cell">
      <style:table-cell-properties fo:padding="0.097cm" fo:border-left="0.05pt solid #000000" fo:border-right="none" fo:border-top="none" fo:border-bottom="0.05pt solid #000000"/>
    </style:style>
    <style:style style:name="Tableau4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7" style:family="table-cell">
      <style:table-cell-properties fo:padding="0.097cm" fo:border-left="0.05pt solid #000000" fo:border-right="none" fo:border-top="none" fo:border-bottom="0.05pt solid #000000"/>
    </style:style>
    <style:style style:name="Tableau4.B27" style:family="table-cell">
      <style:table-cell-properties fo:padding="0.097cm" fo:border-left="0.05pt solid #000000" fo:border-right="none" fo:border-top="none" fo:border-bottom="0.05pt solid #000000"/>
    </style:style>
    <style:style style:name="Tableau4.C27" style:family="table-cell">
      <style:table-cell-properties fo:padding="0.097cm" fo:border-left="0.05pt solid #000000" fo:border-right="none" fo:border-top="none" fo:border-bottom="0.05pt solid #000000"/>
    </style:style>
    <style:style style:name="Tableau4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8" style:family="table-cell">
      <style:table-cell-properties fo:padding="0.097cm" fo:border-left="0.05pt solid #000000" fo:border-right="none" fo:border-top="none" fo:border-bottom="0.05pt solid #000000"/>
    </style:style>
    <style:style style:name="Tableau4.B28" style:family="table-cell">
      <style:table-cell-properties fo:padding="0.097cm" fo:border-left="0.05pt solid #000000" fo:border-right="none" fo:border-top="none" fo:border-bottom="0.05pt solid #000000"/>
    </style:style>
    <style:style style:name="Tableau4.C28" style:family="table-cell">
      <style:table-cell-properties fo:padding="0.097cm" fo:border-left="0.05pt solid #000000" fo:border-right="none" fo:border-top="none" fo:border-bottom="0.05pt solid #000000"/>
    </style:style>
    <style:style style:name="Tableau4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9" style:family="table-cell">
      <style:table-cell-properties fo:padding="0.097cm" fo:border-left="0.05pt solid #000000" fo:border-right="none" fo:border-top="none" fo:border-bottom="0.05pt solid #000000"/>
    </style:style>
    <style:style style:name="Tableau4.B29" style:family="table-cell">
      <style:table-cell-properties fo:padding="0.097cm" fo:border-left="0.05pt solid #000000" fo:border-right="none" fo:border-top="none" fo:border-bottom="0.05pt solid #000000"/>
    </style:style>
    <style:style style:name="Tableau4.C29" style:family="table-cell">
      <style:table-cell-properties fo:padding="0.097cm" fo:border-left="0.05pt solid #000000" fo:border-right="none" fo:border-top="none" fo:border-bottom="0.05pt solid #000000"/>
    </style:style>
    <style:style style:name="Tableau4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0" style:family="table-cell">
      <style:table-cell-properties fo:padding="0.097cm" fo:border-left="0.05pt solid #000000" fo:border-right="none" fo:border-top="none" fo:border-bottom="0.05pt solid #000000"/>
    </style:style>
    <style:style style:name="Tableau4.B30" style:family="table-cell">
      <style:table-cell-properties fo:padding="0.097cm" fo:border-left="0.05pt solid #000000" fo:border-right="none" fo:border-top="none" fo:border-bottom="0.05pt solid #000000"/>
    </style:style>
    <style:style style:name="Tableau4.C30" style:family="table-cell">
      <style:table-cell-properties fo:padding="0.097cm" fo:border-left="0.05pt solid #000000" fo:border-right="none" fo:border-top="none" fo:border-bottom="0.05pt solid #000000"/>
    </style:style>
    <style:style style:name="Tableau4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1" style:family="table-cell">
      <style:table-cell-properties fo:padding="0.097cm" fo:border-left="0.05pt solid #000000" fo:border-right="none" fo:border-top="none" fo:border-bottom="0.05pt solid #000000"/>
    </style:style>
    <style:style style:name="Tableau4.B31" style:family="table-cell">
      <style:table-cell-properties fo:padding="0.097cm" fo:border-left="0.05pt solid #000000" fo:border-right="none" fo:border-top="none" fo:border-bottom="0.05pt solid #000000"/>
    </style:style>
    <style:style style:name="Tableau4.C31" style:family="table-cell">
      <style:table-cell-properties fo:padding="0.097cm" fo:border-left="0.05pt solid #000000" fo:border-right="none" fo:border-top="none" fo:border-bottom="0.05pt solid #000000"/>
    </style:style>
    <style:style style:name="Tableau4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2" style:family="table-cell">
      <style:table-cell-properties fo:padding="0.097cm" fo:border-left="0.05pt solid #000000" fo:border-right="none" fo:border-top="none" fo:border-bottom="0.05pt solid #000000"/>
    </style:style>
    <style:style style:name="Tableau4.B32" style:family="table-cell">
      <style:table-cell-properties fo:padding="0.097cm" fo:border-left="0.05pt solid #000000" fo:border-right="none" fo:border-top="none" fo:border-bottom="0.05pt solid #000000"/>
    </style:style>
    <style:style style:name="Tableau4.C32" style:family="table-cell">
      <style:table-cell-properties fo:padding="0.097cm" fo:border-left="0.05pt solid #000000" fo:border-right="none" fo:border-top="none" fo:border-bottom="0.05pt solid #000000"/>
    </style:style>
    <style:style style:name="Tableau4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3" style:family="table-cell">
      <style:table-cell-properties fo:padding="0.097cm" fo:border-left="0.05pt solid #000000" fo:border-right="none" fo:border-top="none" fo:border-bottom="0.05pt solid #000000"/>
    </style:style>
    <style:style style:name="Tableau4.B33" style:family="table-cell">
      <style:table-cell-properties fo:padding="0.097cm" fo:border-left="0.05pt solid #000000" fo:border-right="none" fo:border-top="none" fo:border-bottom="0.05pt solid #000000"/>
    </style:style>
    <style:style style:name="Tableau4.C33" style:family="table-cell">
      <style:table-cell-properties fo:padding="0.097cm" fo:border-left="0.05pt solid #000000" fo:border-right="none" fo:border-top="none" fo:border-bottom="0.05pt solid #000000"/>
    </style:style>
    <style:style style:name="Tableau4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4" style:family="table-cell">
      <style:table-cell-properties fo:padding="0.097cm" fo:border-left="0.05pt solid #000000" fo:border-right="none" fo:border-top="none" fo:border-bottom="0.05pt solid #000000"/>
    </style:style>
    <style:style style:name="Tableau4.B34" style:family="table-cell">
      <style:table-cell-properties fo:padding="0.097cm" fo:border-left="0.05pt solid #000000" fo:border-right="none" fo:border-top="none" fo:border-bottom="0.05pt solid #000000"/>
    </style:style>
    <style:style style:name="Tableau4.C34" style:family="table-cell">
      <style:table-cell-properties fo:padding="0.097cm" fo:border-left="0.05pt solid #000000" fo:border-right="none" fo:border-top="none" fo:border-bottom="0.05pt solid #000000"/>
    </style:style>
    <style:style style:name="Tableau4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5" style:family="table-cell">
      <style:table-cell-properties fo:padding="0.097cm" fo:border-left="0.05pt solid #000000" fo:border-right="none" fo:border-top="none" fo:border-bottom="0.05pt solid #000000"/>
    </style:style>
    <style:style style:name="Tableau4.B35" style:family="table-cell">
      <style:table-cell-properties fo:padding="0.097cm" fo:border-left="0.05pt solid #000000" fo:border-right="none" fo:border-top="none" fo:border-bottom="0.05pt solid #000000"/>
    </style:style>
    <style:style style:name="Tableau4.C35" style:family="table-cell">
      <style:table-cell-properties fo:padding="0.097cm" fo:border-left="0.05pt solid #000000" fo:border-right="none" fo:border-top="none" fo:border-bottom="0.05pt solid #000000"/>
    </style:style>
    <style:style style:name="Tableau4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6" style:family="table-cell">
      <style:table-cell-properties fo:padding="0.097cm" fo:border-left="0.05pt solid #000000" fo:border-right="none" fo:border-top="none" fo:border-bottom="0.05pt solid #000000"/>
    </style:style>
    <style:style style:name="Tableau4.B36" style:family="table-cell">
      <style:table-cell-properties fo:padding="0.097cm" fo:border-left="0.05pt solid #000000" fo:border-right="none" fo:border-top="none" fo:border-bottom="0.05pt solid #000000"/>
    </style:style>
    <style:style style:name="Tableau4.C36" style:family="table-cell">
      <style:table-cell-properties fo:padding="0.097cm" fo:border-left="0.05pt solid #000000" fo:border-right="none" fo:border-top="none" fo:border-bottom="0.05pt solid #000000"/>
    </style:style>
    <style:style style:name="Tableau4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7" style:family="table-cell">
      <style:table-cell-properties fo:padding="0.097cm" fo:border-left="0.05pt solid #000000" fo:border-right="none" fo:border-top="none" fo:border-bottom="0.05pt solid #000000"/>
    </style:style>
    <style:style style:name="Tableau4.B37" style:family="table-cell">
      <style:table-cell-properties fo:padding="0.097cm" fo:border-left="0.05pt solid #000000" fo:border-right="none" fo:border-top="none" fo:border-bottom="0.05pt solid #000000"/>
    </style:style>
    <style:style style:name="Tableau4.C37" style:family="table-cell">
      <style:table-cell-properties fo:padding="0.097cm" fo:border-left="0.05pt solid #000000" fo:border-right="none" fo:border-top="none" fo:border-bottom="0.05pt solid #000000"/>
    </style:style>
    <style:style style:name="Tableau4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8" style:family="table-cell">
      <style:table-cell-properties fo:padding="0.097cm" fo:border-left="0.05pt solid #000000" fo:border-right="none" fo:border-top="none" fo:border-bottom="0.05pt solid #000000"/>
    </style:style>
    <style:style style:name="Tableau4.B38" style:family="table-cell">
      <style:table-cell-properties fo:padding="0.097cm" fo:border-left="0.05pt solid #000000" fo:border-right="none" fo:border-top="none" fo:border-bottom="0.05pt solid #000000"/>
    </style:style>
    <style:style style:name="Tableau4.C38" style:family="table-cell">
      <style:table-cell-properties fo:padding="0.097cm" fo:border-left="0.05pt solid #000000" fo:border-right="none" fo:border-top="none" fo:border-bottom="0.05pt solid #000000"/>
    </style:style>
    <style:style style:name="Tableau4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9" style:family="table-cell">
      <style:table-cell-properties fo:padding="0.097cm" fo:border-left="0.05pt solid #000000" fo:border-right="none" fo:border-top="none" fo:border-bottom="0.05pt solid #000000"/>
    </style:style>
    <style:style style:name="Tableau4.B39" style:family="table-cell">
      <style:table-cell-properties fo:padding="0.097cm" fo:border-left="0.05pt solid #000000" fo:border-right="none" fo:border-top="none" fo:border-bottom="0.05pt solid #000000"/>
    </style:style>
    <style:style style:name="Tableau4.C39" style:family="table-cell">
      <style:table-cell-properties fo:padding="0.097cm" fo:border-left="0.05pt solid #000000" fo:border-right="none" fo:border-top="none" fo:border-bottom="0.05pt solid #000000"/>
    </style:style>
    <style:style style:name="Tableau4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0" style:family="table-cell">
      <style:table-cell-properties fo:padding="0.097cm" fo:border-left="0.05pt solid #000000" fo:border-right="none" fo:border-top="none" fo:border-bottom="0.05pt solid #000000"/>
    </style:style>
    <style:style style:name="Tableau4.B40" style:family="table-cell">
      <style:table-cell-properties fo:padding="0.097cm" fo:border-left="0.05pt solid #000000" fo:border-right="none" fo:border-top="none" fo:border-bottom="0.05pt solid #000000"/>
    </style:style>
    <style:style style:name="Tableau4.C40" style:family="table-cell">
      <style:table-cell-properties fo:padding="0.097cm" fo:border-left="0.05pt solid #000000" fo:border-right="none" fo:border-top="none" fo:border-bottom="0.05pt solid #000000"/>
    </style:style>
    <style:style style:name="Tableau4.D4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4874" officeooo:paragraph-rsid="00084874"/>
    </style:style>
    <style:style style:name="P2" style:family="paragraph" style:parent-style-name="Table_20_Contents">
      <style:text-properties officeooo:rsid="00084874" officeooo:paragraph-rsid="00533014"/>
    </style:style>
    <style:style style:name="P3" style:family="paragraph" style:parent-style-name="Table_20_Contents">
      <style:text-properties officeooo:rsid="00098c23" officeooo:paragraph-rsid="00098c23"/>
    </style:style>
    <style:style style:name="P4" style:family="paragraph" style:parent-style-name="Table_20_Contents">
      <style:text-properties officeooo:rsid="000b161d" officeooo:paragraph-rsid="000b161d"/>
    </style:style>
    <style:style style:name="P5" style:family="paragraph" style:parent-style-name="Table_20_Contents">
      <style:text-properties officeooo:rsid="000c643f" officeooo:paragraph-rsid="000c643f"/>
    </style:style>
    <style:style style:name="P6" style:family="paragraph" style:parent-style-name="Table_20_Contents">
      <style:text-properties officeooo:rsid="000d8e1e" officeooo:paragraph-rsid="000d8e1e"/>
    </style:style>
    <style:style style:name="P7" style:family="paragraph" style:parent-style-name="Table_20_Contents">
      <style:text-properties officeooo:rsid="000f1aee" officeooo:paragraph-rsid="000f1aee"/>
    </style:style>
    <style:style style:name="P8" style:family="paragraph" style:parent-style-name="Table_20_Contents">
      <style:text-properties officeooo:rsid="00110317" officeooo:paragraph-rsid="00110317"/>
    </style:style>
    <style:style style:name="P9" style:family="paragraph" style:parent-style-name="Table_20_Contents">
      <style:text-properties officeooo:paragraph-rsid="00110317"/>
    </style:style>
    <style:style style:name="P10" style:family="paragraph" style:parent-style-name="Table_20_Contents">
      <style:text-properties officeooo:rsid="00115592" officeooo:paragraph-rsid="00115592"/>
    </style:style>
    <style:style style:name="P11" style:family="paragraph" style:parent-style-name="Table_20_Contents">
      <style:text-properties officeooo:rsid="001283e5" officeooo:paragraph-rsid="001283e5"/>
    </style:style>
    <style:style style:name="P12" style:family="paragraph" style:parent-style-name="Table_20_Contents">
      <style:text-properties officeooo:rsid="00146426" officeooo:paragraph-rsid="00146426"/>
    </style:style>
    <style:style style:name="P13" style:family="paragraph" style:parent-style-name="Table_20_Contents">
      <style:text-properties officeooo:rsid="00152af0" officeooo:paragraph-rsid="00152af0"/>
    </style:style>
    <style:style style:name="P14" style:family="paragraph" style:parent-style-name="Table_20_Contents">
      <style:text-properties officeooo:rsid="0016f6e3" officeooo:paragraph-rsid="0016f6e3"/>
    </style:style>
    <style:style style:name="P15" style:family="paragraph" style:parent-style-name="Table_20_Contents">
      <style:text-properties officeooo:rsid="00177050" officeooo:paragraph-rsid="00177050"/>
    </style:style>
    <style:style style:name="P16" style:family="paragraph" style:parent-style-name="Table_20_Contents">
      <style:text-properties officeooo:rsid="00182db2" officeooo:paragraph-rsid="00182db2"/>
    </style:style>
    <style:style style:name="P17" style:family="paragraph" style:parent-style-name="Table_20_Contents">
      <style:text-properties officeooo:rsid="0019f902" officeooo:paragraph-rsid="0019f902"/>
    </style:style>
    <style:style style:name="P18" style:family="paragraph" style:parent-style-name="Table_20_Contents">
      <style:text-properties officeooo:rsid="001aae85" officeooo:paragraph-rsid="001aae85"/>
    </style:style>
    <style:style style:name="P19" style:family="paragraph" style:parent-style-name="Table_20_Contents">
      <style:text-properties officeooo:rsid="0021e795" officeooo:paragraph-rsid="0021e795"/>
    </style:style>
    <style:style style:name="P20" style:family="paragraph" style:parent-style-name="Table_20_Contents">
      <style:text-properties officeooo:rsid="002290ff" officeooo:paragraph-rsid="002290ff"/>
    </style:style>
    <style:style style:name="P21" style:family="paragraph" style:parent-style-name="Table_20_Contents">
      <style:text-properties officeooo:rsid="0024377b" officeooo:paragraph-rsid="0024377b"/>
    </style:style>
    <style:style style:name="P22" style:family="paragraph" style:parent-style-name="Table_20_Contents">
      <style:text-properties officeooo:rsid="00245d8f" officeooo:paragraph-rsid="00245d8f"/>
    </style:style>
    <style:style style:name="P23" style:family="paragraph" style:parent-style-name="Table_20_Contents">
      <style:text-properties officeooo:rsid="00263fc5" officeooo:paragraph-rsid="00263fc5"/>
    </style:style>
    <style:style style:name="P24" style:family="paragraph" style:parent-style-name="Table_20_Contents">
      <style:text-properties officeooo:rsid="0026f8a2" officeooo:paragraph-rsid="0026f8a2"/>
    </style:style>
    <style:style style:name="P25" style:family="paragraph" style:parent-style-name="Table_20_Contents">
      <style:text-properties officeooo:rsid="0027c6d2" officeooo:paragraph-rsid="0027c6d2"/>
    </style:style>
    <style:style style:name="P26" style:family="paragraph" style:parent-style-name="Table_20_Contents">
      <style:text-properties officeooo:rsid="0029c4d2" officeooo:paragraph-rsid="0029c4d2"/>
    </style:style>
    <style:style style:name="P27" style:family="paragraph" style:parent-style-name="Table_20_Contents">
      <style:text-properties officeooo:rsid="002b0878" officeooo:paragraph-rsid="002b0878"/>
    </style:style>
    <style:style style:name="P28" style:family="paragraph" style:parent-style-name="Table_20_Contents">
      <style:text-properties officeooo:rsid="002beeea" officeooo:paragraph-rsid="002beeea"/>
    </style:style>
    <style:style style:name="P29" style:family="paragraph" style:parent-style-name="Table_20_Contents">
      <style:text-properties officeooo:rsid="002ceb18" officeooo:paragraph-rsid="002ceb18"/>
    </style:style>
    <style:style style:name="P30" style:family="paragraph" style:parent-style-name="Table_20_Contents">
      <style:text-properties officeooo:rsid="002d2635" officeooo:paragraph-rsid="002d2635"/>
    </style:style>
    <style:style style:name="P31" style:family="paragraph" style:parent-style-name="Table_20_Contents">
      <style:text-properties officeooo:rsid="002eace2" officeooo:paragraph-rsid="002eace2"/>
    </style:style>
    <style:style style:name="P32" style:family="paragraph" style:parent-style-name="Table_20_Contents">
      <style:text-properties officeooo:rsid="00303bf2" officeooo:paragraph-rsid="00303bf2"/>
    </style:style>
    <style:style style:name="P33" style:family="paragraph" style:parent-style-name="Table_20_Contents">
      <style:text-properties officeooo:rsid="0031ea08" officeooo:paragraph-rsid="0031ea08"/>
    </style:style>
    <style:style style:name="P34" style:family="paragraph" style:parent-style-name="Table_20_Contents">
      <style:text-properties officeooo:rsid="00320cd8" officeooo:paragraph-rsid="00320cd8"/>
    </style:style>
    <style:style style:name="P35" style:family="paragraph" style:parent-style-name="Table_20_Contents">
      <style:text-properties officeooo:rsid="0032809b" officeooo:paragraph-rsid="0032809b"/>
    </style:style>
    <style:style style:name="P36" style:family="paragraph" style:parent-style-name="Table_20_Contents">
      <style:text-properties officeooo:rsid="00333356" officeooo:paragraph-rsid="00333356"/>
    </style:style>
    <style:style style:name="P37" style:family="paragraph" style:parent-style-name="Table_20_Contents">
      <style:text-properties officeooo:rsid="00343d47" officeooo:paragraph-rsid="00343d47"/>
    </style:style>
    <style:style style:name="P38" style:family="paragraph" style:parent-style-name="Table_20_Contents">
      <style:text-properties officeooo:rsid="0034d573" officeooo:paragraph-rsid="0034d573"/>
    </style:style>
    <style:style style:name="P39" style:family="paragraph" style:parent-style-name="Table_20_Contents">
      <style:text-properties officeooo:rsid="00366bc2" officeooo:paragraph-rsid="00366bc2"/>
    </style:style>
    <style:style style:name="P40" style:family="paragraph" style:parent-style-name="Table_20_Contents">
      <style:text-properties officeooo:rsid="00368dcc" officeooo:paragraph-rsid="00368dcc"/>
    </style:style>
    <style:style style:name="P41" style:family="paragraph" style:parent-style-name="Table_20_Contents">
      <style:text-properties officeooo:rsid="0037df86" officeooo:paragraph-rsid="0037df86"/>
    </style:style>
    <style:style style:name="P42" style:family="paragraph" style:parent-style-name="Table_20_Contents">
      <style:text-properties officeooo:rsid="0039376c" officeooo:paragraph-rsid="0039376c"/>
    </style:style>
    <style:style style:name="P43" style:family="paragraph" style:parent-style-name="Table_20_Contents">
      <style:text-properties officeooo:rsid="003970ef" officeooo:paragraph-rsid="003970ef"/>
    </style:style>
    <style:style style:name="P44" style:family="paragraph" style:parent-style-name="Table_20_Contents">
      <style:text-properties officeooo:rsid="003a7cc5" officeooo:paragraph-rsid="003a7cc5"/>
    </style:style>
    <style:style style:name="P45" style:family="paragraph" style:parent-style-name="Table_20_Contents">
      <style:text-properties officeooo:rsid="003c6433" officeooo:paragraph-rsid="003c6433"/>
    </style:style>
    <style:style style:name="P46" style:family="paragraph" style:parent-style-name="Table_20_Contents">
      <style:text-properties officeooo:rsid="003cf525" officeooo:paragraph-rsid="003cf525"/>
    </style:style>
    <style:style style:name="P47" style:family="paragraph" style:parent-style-name="Table_20_Contents">
      <style:text-properties officeooo:rsid="003de2fb" officeooo:paragraph-rsid="003de2fb"/>
    </style:style>
    <style:style style:name="P48" style:family="paragraph" style:parent-style-name="Table_20_Contents">
      <style:text-properties officeooo:rsid="003e3484" officeooo:paragraph-rsid="003e3484"/>
    </style:style>
    <style:style style:name="P49" style:family="paragraph" style:parent-style-name="Table_20_Contents">
      <style:text-properties officeooo:rsid="003e590d" officeooo:paragraph-rsid="003e590d"/>
    </style:style>
    <style:style style:name="P50" style:family="paragraph" style:parent-style-name="Table_20_Contents">
      <style:text-properties officeooo:rsid="003fcda6" officeooo:paragraph-rsid="003fcda6"/>
    </style:style>
    <style:style style:name="P51" style:family="paragraph" style:parent-style-name="Table_20_Contents">
      <style:text-properties officeooo:rsid="0041b6bb" officeooo:paragraph-rsid="0041b6bb"/>
    </style:style>
    <style:style style:name="P52" style:family="paragraph" style:parent-style-name="Table_20_Contents">
      <style:text-properties officeooo:rsid="0042e2b0" officeooo:paragraph-rsid="0042e2b0"/>
    </style:style>
    <style:style style:name="P53" style:family="paragraph" style:parent-style-name="Table_20_Contents">
      <style:text-properties officeooo:rsid="0043e98f" officeooo:paragraph-rsid="0043e98f"/>
    </style:style>
    <style:style style:name="P54" style:family="paragraph" style:parent-style-name="Table_20_Contents">
      <style:text-properties officeooo:rsid="0045688d" officeooo:paragraph-rsid="0045688d"/>
    </style:style>
    <style:style style:name="P55" style:family="paragraph" style:parent-style-name="Table_20_Contents">
      <style:text-properties officeooo:rsid="0045d648" officeooo:paragraph-rsid="0045d648"/>
    </style:style>
    <style:style style:name="P56" style:family="paragraph" style:parent-style-name="Table_20_Contents">
      <style:text-properties officeooo:rsid="0046bc8e" officeooo:paragraph-rsid="0046bc8e"/>
    </style:style>
    <style:style style:name="P57" style:family="paragraph" style:parent-style-name="Table_20_Contents">
      <style:text-properties officeooo:rsid="00472f1d" officeooo:paragraph-rsid="00472f1d"/>
    </style:style>
    <style:style style:name="P58" style:family="paragraph" style:parent-style-name="Table_20_Contents">
      <style:text-properties officeooo:rsid="00474cc6" officeooo:paragraph-rsid="00474cc6"/>
    </style:style>
    <style:style style:name="P59" style:family="paragraph" style:parent-style-name="Table_20_Contents">
      <style:text-properties officeooo:rsid="0048cfd5" officeooo:paragraph-rsid="0048cfd5"/>
    </style:style>
    <style:style style:name="P60" style:family="paragraph" style:parent-style-name="Table_20_Contents">
      <style:text-properties officeooo:rsid="0049f883" officeooo:paragraph-rsid="0049f883"/>
    </style:style>
    <style:style style:name="P61" style:family="paragraph" style:parent-style-name="Table_20_Contents">
      <style:text-properties officeooo:rsid="004bf1bd" officeooo:paragraph-rsid="004bf1bd"/>
    </style:style>
    <style:style style:name="P62" style:family="paragraph" style:parent-style-name="Table_20_Contents">
      <style:text-properties officeooo:rsid="004cde15" officeooo:paragraph-rsid="004cde15"/>
    </style:style>
    <style:style style:name="P63" style:family="paragraph" style:parent-style-name="Table_20_Contents">
      <style:text-properties officeooo:rsid="004cf1a7" officeooo:paragraph-rsid="004cf1a7"/>
    </style:style>
    <style:style style:name="P64" style:family="paragraph" style:parent-style-name="Table_20_Contents">
      <style:text-properties officeooo:rsid="004df04a" officeooo:paragraph-rsid="004df04a"/>
    </style:style>
    <style:style style:name="P65" style:family="paragraph" style:parent-style-name="Table_20_Contents">
      <style:text-properties officeooo:rsid="004e073d" officeooo:paragraph-rsid="004e073d"/>
    </style:style>
    <style:style style:name="P66" style:family="paragraph" style:parent-style-name="Table_20_Contents">
      <style:text-properties officeooo:rsid="004f8563" officeooo:paragraph-rsid="004f8563"/>
    </style:style>
    <style:style style:name="P67" style:family="paragraph" style:parent-style-name="Table_20_Contents">
      <style:text-properties officeooo:rsid="00507f5f" officeooo:paragraph-rsid="00507f5f"/>
    </style:style>
    <style:style style:name="P68" style:family="paragraph" style:parent-style-name="Table_20_Contents">
      <style:text-properties officeooo:rsid="00523c58" officeooo:paragraph-rsid="00523c58"/>
    </style:style>
    <style:style style:name="P69" style:family="paragraph" style:parent-style-name="Table_20_Contents">
      <style:text-properties officeooo:rsid="005264da" officeooo:paragraph-rsid="005264da"/>
    </style:style>
    <style:style style:name="P70" style:family="paragraph" style:parent-style-name="Table_20_Contents">
      <style:text-properties officeooo:rsid="00537df8" officeooo:paragraph-rsid="00537df8"/>
    </style:style>
    <style:style style:name="P71" style:family="paragraph" style:parent-style-name="Table_20_Contents">
      <style:text-properties officeooo:rsid="0056e486" officeooo:paragraph-rsid="0056e486"/>
    </style:style>
    <style:style style:name="P72" style:family="paragraph" style:parent-style-name="Table_20_Contents">
      <style:text-properties officeooo:rsid="0057e7ca" officeooo:paragraph-rsid="0057e7ca"/>
    </style:style>
    <style:style style:name="P73" style:family="paragraph" style:parent-style-name="Table_20_Contents">
      <style:text-properties officeooo:rsid="00584394" officeooo:paragraph-rsid="00584394"/>
    </style:style>
    <style:style style:name="P74" style:family="paragraph" style:parent-style-name="Table_20_Contents">
      <style:text-properties officeooo:rsid="0058d31b" officeooo:paragraph-rsid="0058d31b"/>
    </style:style>
    <style:style style:name="P75" style:family="paragraph" style:parent-style-name="Table_20_Contents">
      <style:text-properties officeooo:rsid="005c274b" officeooo:paragraph-rsid="005c274b"/>
    </style:style>
    <style:style style:name="P76" style:family="paragraph" style:parent-style-name="Table_20_Contents">
      <style:paragraph-properties>
        <style:tab-stops>
          <style:tab-stop style:position="4.128cm"/>
        </style:tab-stops>
      </style:paragraph-properties>
      <style:text-properties officeooo:rsid="005c274b" officeooo:paragraph-rsid="005c274b"/>
    </style:style>
    <style:style style:name="P77" style:family="paragraph" style:parent-style-name="Table_20_Contents">
      <style:text-properties officeooo:rsid="005c84d0" officeooo:paragraph-rsid="005c84d0"/>
    </style:style>
    <style:style style:name="P78" style:family="paragraph" style:parent-style-name="Table_20_Contents">
      <style:text-properties officeooo:rsid="005e8234" officeooo:paragraph-rsid="005e8234"/>
    </style:style>
    <style:style style:name="P79" style:family="paragraph" style:parent-style-name="Table_20_Contents">
      <style:text-properties officeooo:rsid="006071d2" officeooo:paragraph-rsid="006071d2"/>
    </style:style>
    <style:style style:name="P80" style:family="paragraph" style:parent-style-name="Table_20_Contents">
      <style:text-properties officeooo:rsid="0060afb5" officeooo:paragraph-rsid="0060afb5"/>
    </style:style>
    <style:style style:name="P81" style:family="paragraph" style:parent-style-name="Table_20_Contents">
      <style:text-properties officeooo:rsid="00610f0b" officeooo:paragraph-rsid="00610f0b"/>
    </style:style>
    <style:style style:name="P82" style:family="paragraph" style:parent-style-name="Table_20_Contents">
      <style:text-properties officeooo:rsid="006124e2" officeooo:paragraph-rsid="006124e2"/>
    </style:style>
    <style:style style:name="P83" style:family="paragraph" style:parent-style-name="Table_20_Contents">
      <style:text-properties officeooo:rsid="0062cee5" officeooo:paragraph-rsid="0062cee5"/>
    </style:style>
    <style:style style:name="P84" style:family="paragraph" style:parent-style-name="Table_20_Contents">
      <style:text-properties officeooo:rsid="0063770a" officeooo:paragraph-rsid="0063770a"/>
    </style:style>
    <style:style style:name="P85" style:family="paragraph" style:parent-style-name="Table_20_Contents">
      <style:text-properties officeooo:rsid="00638aea" officeooo:paragraph-rsid="00638aea"/>
    </style:style>
    <style:style style:name="P86" style:family="paragraph" style:parent-style-name="Table_20_Contents">
      <style:text-properties officeooo:rsid="006419ed" officeooo:paragraph-rsid="006419ed"/>
    </style:style>
    <style:style style:name="P87" style:family="paragraph" style:parent-style-name="Table_20_Contents">
      <style:text-properties officeooo:rsid="0064879a" officeooo:paragraph-rsid="0064879a"/>
    </style:style>
    <style:style style:name="P88" style:family="paragraph" style:parent-style-name="Table_20_Contents">
      <style:text-properties officeooo:rsid="0065451c" officeooo:paragraph-rsid="0065451c"/>
    </style:style>
    <style:style style:name="P89" style:family="paragraph" style:parent-style-name="Table_20_Contents">
      <style:text-properties officeooo:rsid="00665184" officeooo:paragraph-rsid="00665184"/>
    </style:style>
    <style:style style:name="P90" style:family="paragraph" style:parent-style-name="Table_20_Contents">
      <style:text-properties officeooo:rsid="0067ee95" officeooo:paragraph-rsid="0067ee95"/>
    </style:style>
    <style:style style:name="P91" style:family="paragraph" style:parent-style-name="Table_20_Contents">
      <style:text-properties officeooo:rsid="00686e7d" officeooo:paragraph-rsid="00686e7d"/>
    </style:style>
    <style:style style:name="P92" style:family="paragraph" style:parent-style-name="Table_20_Contents">
      <style:text-properties officeooo:rsid="006953c2" officeooo:paragraph-rsid="006953c2"/>
    </style:style>
    <style:style style:name="P93" style:family="paragraph" style:parent-style-name="Table_20_Contents">
      <style:text-properties officeooo:rsid="006a1e53" officeooo:paragraph-rsid="006a1e53"/>
    </style:style>
    <style:style style:name="P94" style:family="paragraph" style:parent-style-name="Table_20_Contents">
      <style:paragraph-properties>
        <style:tab-stops>
          <style:tab-stop style:position="2.611cm"/>
        </style:tab-stops>
      </style:paragraph-properties>
      <style:text-properties officeooo:rsid="006a1e53" officeooo:paragraph-rsid="006a1e53"/>
    </style:style>
    <style:style style:name="P95" style:family="paragraph" style:parent-style-name="Table_20_Contents">
      <style:text-properties officeooo:rsid="006a2230" officeooo:paragraph-rsid="006a2230"/>
    </style:style>
    <style:style style:name="P96" style:family="paragraph" style:parent-style-name="Table_20_Contents">
      <style:text-properties officeooo:rsid="006a2376" officeooo:paragraph-rsid="006a2376"/>
    </style:style>
    <style:style style:name="P97" style:family="paragraph" style:parent-style-name="Table_20_Contents">
      <style:text-properties officeooo:rsid="006a479e" officeooo:paragraph-rsid="006a479e"/>
    </style:style>
    <style:style style:name="P98" style:family="paragraph" style:parent-style-name="Table_20_Contents">
      <style:text-properties officeooo:rsid="006aa1e3" officeooo:paragraph-rsid="006aa1e3"/>
    </style:style>
    <style:style style:name="P99" style:family="paragraph" style:parent-style-name="Table_20_Contents">
      <style:text-properties officeooo:rsid="006bff25" officeooo:paragraph-rsid="006bff25"/>
    </style:style>
    <style:style style:name="P100" style:family="paragraph" style:parent-style-name="Table_20_Contents">
      <style:text-properties officeooo:rsid="006c249d" officeooo:paragraph-rsid="006c249d"/>
    </style:style>
    <style:style style:name="P101" style:family="paragraph" style:parent-style-name="Table_20_Contents">
      <style:text-properties officeooo:rsid="006daf62" officeooo:paragraph-rsid="006daf62"/>
    </style:style>
    <style:style style:name="P102" style:family="paragraph" style:parent-style-name="Table_20_Contents">
      <style:text-properties officeooo:rsid="006f419e" officeooo:paragraph-rsid="006f419e"/>
    </style:style>
    <style:style style:name="P103" style:family="paragraph" style:parent-style-name="Table_20_Contents">
      <style:text-properties officeooo:rsid="006f4971" officeooo:paragraph-rsid="006f4971"/>
    </style:style>
    <style:style style:name="P104" style:family="paragraph" style:parent-style-name="Table_20_Contents">
      <style:text-properties officeooo:rsid="007092fc" officeooo:paragraph-rsid="007092fc"/>
    </style:style>
    <style:style style:name="P105" style:family="paragraph" style:parent-style-name="Table_20_Contents">
      <style:text-properties officeooo:rsid="00715c67" officeooo:paragraph-rsid="00715c67"/>
    </style:style>
    <style:style style:name="P106" style:family="paragraph" style:parent-style-name="Table_20_Contents">
      <style:text-properties officeooo:rsid="0071c1a0" officeooo:paragraph-rsid="0071c1a0"/>
    </style:style>
    <style:style style:name="P107" style:family="paragraph" style:parent-style-name="Table_20_Contents">
      <style:text-properties officeooo:rsid="0072cb73" officeooo:paragraph-rsid="0072cb73"/>
    </style:style>
    <style:style style:name="P108" style:family="paragraph" style:parent-style-name="Table_20_Contents">
      <style:text-properties officeooo:rsid="0073263e" officeooo:paragraph-rsid="0073263e"/>
    </style:style>
    <style:style style:name="P109" style:family="paragraph" style:parent-style-name="Table_20_Contents">
      <style:text-properties officeooo:rsid="00752395" officeooo:paragraph-rsid="00752395"/>
    </style:style>
    <style:style style:name="P110" style:family="paragraph" style:parent-style-name="Table_20_Contents">
      <style:text-properties officeooo:rsid="0075c097" officeooo:paragraph-rsid="0075c097"/>
    </style:style>
    <style:style style:name="P111" style:family="paragraph" style:parent-style-name="Table_20_Contents">
      <style:text-properties officeooo:rsid="0075e0b9" officeooo:paragraph-rsid="0075e0b9"/>
    </style:style>
    <style:style style:name="P112" style:family="paragraph" style:parent-style-name="Table_20_Contents">
      <style:text-properties officeooo:rsid="0075e4b1" officeooo:paragraph-rsid="0075e4b1"/>
    </style:style>
    <style:style style:name="P113" style:family="paragraph" style:parent-style-name="Table_20_Contents">
      <style:text-properties officeooo:rsid="0077ace9" officeooo:paragraph-rsid="0077ace9"/>
    </style:style>
    <style:style style:name="P114" style:family="paragraph" style:parent-style-name="Table_20_Contents">
      <style:text-properties officeooo:rsid="0077ebc7" officeooo:paragraph-rsid="0077ebc7"/>
    </style:style>
    <style:style style:name="P115" style:family="paragraph" style:parent-style-name="Table_20_Contents">
      <style:text-properties officeooo:rsid="00791bca" officeooo:paragraph-rsid="00791bca"/>
    </style:style>
    <style:style style:name="P116" style:family="paragraph" style:parent-style-name="Table_20_Contents">
      <style:text-properties officeooo:rsid="007ab412" officeooo:paragraph-rsid="007ab412"/>
    </style:style>
    <style:style style:name="P117" style:family="paragraph" style:parent-style-name="Table_20_Contents">
      <style:text-properties officeooo:rsid="007bcb5d" officeooo:paragraph-rsid="007bcb5d"/>
    </style:style>
    <style:style style:name="P118" style:family="paragraph" style:parent-style-name="Table_20_Contents">
      <style:text-properties officeooo:rsid="007d6291" officeooo:paragraph-rsid="007d6291"/>
    </style:style>
    <style:style style:name="P119" style:family="paragraph" style:parent-style-name="Table_20_Contents">
      <style:text-properties officeooo:rsid="007d7e6f" officeooo:paragraph-rsid="007d7e6f"/>
    </style:style>
    <style:style style:name="P120" style:family="paragraph" style:parent-style-name="Table_20_Contents">
      <style:text-properties officeooo:rsid="007ecdbe" officeooo:paragraph-rsid="007ecdbe"/>
    </style:style>
    <style:style style:name="P121" style:family="paragraph" style:parent-style-name="Table_20_Contents">
      <style:text-properties officeooo:rsid="007fdff7" officeooo:paragraph-rsid="007fdff7"/>
    </style:style>
    <style:style style:name="P122" style:family="paragraph" style:parent-style-name="Table_20_Contents">
      <style:text-properties officeooo:rsid="008065b6" officeooo:paragraph-rsid="008065b6"/>
    </style:style>
    <style:style style:name="P123" style:family="paragraph" style:parent-style-name="Table_20_Contents">
      <style:text-properties officeooo:rsid="0081f102" officeooo:paragraph-rsid="0081f102"/>
    </style:style>
    <style:style style:name="P124" style:family="paragraph" style:parent-style-name="Table_20_Contents">
      <style:text-properties officeooo:rsid="008357aa" officeooo:paragraph-rsid="008357aa"/>
    </style:style>
    <style:style style:name="P125" style:family="paragraph" style:parent-style-name="Table_20_Contents">
      <style:text-properties officeooo:rsid="0084edf6" officeooo:paragraph-rsid="0084edf6"/>
    </style:style>
    <style:style style:name="P126" style:family="paragraph" style:parent-style-name="Table_20_Contents">
      <style:text-properties officeooo:rsid="0085b835" officeooo:paragraph-rsid="0085b835"/>
    </style:style>
    <style:style style:name="P127" style:family="paragraph" style:parent-style-name="Table_20_Contents">
      <style:text-properties officeooo:rsid="0086f57e" officeooo:paragraph-rsid="0086f57e"/>
    </style:style>
    <style:style style:name="P128" style:family="paragraph" style:parent-style-name="Table_20_Contents">
      <style:text-properties officeooo:rsid="008774c6" officeooo:paragraph-rsid="008774c6"/>
    </style:style>
    <style:style style:name="P129" style:family="paragraph" style:parent-style-name="Table_20_Contents">
      <style:text-properties officeooo:rsid="008a6676" officeooo:paragraph-rsid="008a6676"/>
    </style:style>
    <style:style style:name="P130" style:family="paragraph" style:parent-style-name="Table_20_Contents">
      <style:text-properties officeooo:rsid="008b5347" officeooo:paragraph-rsid="008b5347"/>
    </style:style>
    <style:style style:name="P131" style:family="paragraph" style:parent-style-name="Table_20_Contents">
      <style:text-properties officeooo:rsid="008bd5ea" officeooo:paragraph-rsid="008bd5ea"/>
    </style:style>
    <style:style style:name="P132" style:family="paragraph" style:parent-style-name="Table_20_Contents">
      <style:text-properties fo:font-weight="normal" officeooo:rsid="008bd5ea" officeooo:paragraph-rsid="008bd5ea" style:font-weight-asian="normal" style:font-weight-complex="normal"/>
    </style:style>
    <style:style style:name="P133" style:family="paragraph" style:parent-style-name="Table_20_Contents">
      <style:text-properties officeooo:rsid="008d71cb" officeooo:paragraph-rsid="008d71cb"/>
    </style:style>
    <style:style style:name="P134" style:family="paragraph" style:parent-style-name="Table_20_Contents">
      <style:text-properties officeooo:rsid="0091fdf2" officeooo:paragraph-rsid="0091fdf2"/>
    </style:style>
    <style:style style:name="P135" style:family="paragraph" style:parent-style-name="Table_20_Contents">
      <style:text-properties officeooo:rsid="009322d4" officeooo:paragraph-rsid="009322d4"/>
    </style:style>
    <style:style style:name="P136" style:family="paragraph" style:parent-style-name="Table_20_Contents">
      <style:text-properties officeooo:rsid="0094f0ee" officeooo:paragraph-rsid="0037df86"/>
    </style:style>
    <style:style style:name="P137" style:family="paragraph" style:parent-style-name="Table_20_Contents">
      <style:text-properties officeooo:rsid="0094f0ee" officeooo:paragraph-rsid="003a7cc5"/>
    </style:style>
    <style:style style:name="P138" style:family="paragraph" style:parent-style-name="Table_20_Contents">
      <style:text-properties officeooo:rsid="009a8377" officeooo:paragraph-rsid="009a8377"/>
    </style:style>
    <style:style style:name="P139" style:family="paragraph" style:parent-style-name="Table_20_Contents">
      <style:text-properties officeooo:rsid="009c3e04" officeooo:paragraph-rsid="009c3e04"/>
    </style:style>
    <style:style style:name="P140" style:family="paragraph" style:parent-style-name="Table_20_Contents">
      <style:text-properties officeooo:rsid="00a00f36" officeooo:paragraph-rsid="00a00f36"/>
    </style:style>
    <style:style style:name="P141" style:family="paragraph" style:parent-style-name="Table_20_Contents">
      <style:text-properties officeooo:rsid="00a216eb"/>
    </style:style>
    <style:style style:name="P142" style:family="paragraph" style:parent-style-name="Footnote">
      <style:text-properties officeooo:rsid="000b161d" officeooo:paragraph-rsid="000b161d"/>
    </style:style>
    <style:style style:name="P143" style:family="paragraph" style:parent-style-name="Table_20_Heading">
      <style:text-properties officeooo:rsid="00084874" officeooo:paragraph-rsid="00084874"/>
    </style:style>
    <style:style style:name="P144" style:family="paragraph" style:parent-style-name="Table_20_Heading">
      <style:text-properties officeooo:rsid="00084874" officeooo:paragraph-rsid="00533014"/>
    </style:style>
    <style:style style:name="P145" style:family="paragraph" style:parent-style-name="Table_20_Heading">
      <style:text-properties officeooo:rsid="00098c23" officeooo:paragraph-rsid="00098c23"/>
    </style:style>
    <style:style style:name="P146" style:family="paragraph" style:parent-style-name="Table_20_Heading">
      <style:text-properties officeooo:rsid="00098c23" officeooo:paragraph-rsid="00533014"/>
    </style:style>
    <style:style style:name="P147" style:family="paragraph" style:parent-style-name="Table_20_Heading">
      <style:text-properties officeooo:rsid="0016f893" officeooo:paragraph-rsid="0016f893"/>
    </style:style>
    <style:style style:name="P148" style:family="paragraph" style:parent-style-name="Table_20_Heading">
      <style:text-properties officeooo:rsid="0016f893" officeooo:paragraph-rsid="00533014"/>
    </style:style>
    <style:style style:name="P149" style:family="paragraph" style:parent-style-name="Table_20_Contents">
      <style:text-properties officeooo:rsid="00a72051" officeooo:paragraph-rsid="00a72051"/>
    </style:style>
    <style:style style:name="P150" style:family="paragraph" style:parent-style-name="Heading_20_1">
      <style:text-properties officeooo:paragraph-rsid="00533014"/>
    </style:style>
    <style:style style:name="T1" style:family="text">
      <style:text-properties officeooo:rsid="00098c23"/>
    </style:style>
    <style:style style:name="T2" style:family="text">
      <style:text-properties officeooo:rsid="000c643f"/>
    </style:style>
    <style:style style:name="T3" style:family="text">
      <style:text-properties officeooo:rsid="00110317"/>
    </style:style>
    <style:style style:name="T4" style:family="text">
      <style:text-properties officeooo:rsid="00146426"/>
    </style:style>
    <style:style style:name="T5" style:family="text">
      <style:text-properties officeooo:rsid="0016f6e3"/>
    </style:style>
    <style:style style:name="T6" style:family="text">
      <style:text-properties officeooo:rsid="0016f893"/>
    </style:style>
    <style:style style:name="T7" style:family="text">
      <style:text-properties officeooo:rsid="00198e5a"/>
    </style:style>
    <style:style style:name="T8" style:family="text">
      <style:text-properties officeooo:rsid="001aae85"/>
    </style:style>
    <style:style style:name="T9" style:family="text">
      <style:text-properties officeooo:rsid="001c1906"/>
    </style:style>
    <style:style style:name="T10" style:family="text">
      <style:text-properties officeooo:rsid="001c8f9b"/>
    </style:style>
    <style:style style:name="T11" style:family="text">
      <style:text-properties officeooo:rsid="001e8002"/>
    </style:style>
    <style:style style:name="T12" style:family="text">
      <style:text-properties officeooo:rsid="002043c1"/>
    </style:style>
    <style:style style:name="T13" style:family="text">
      <style:text-properties officeooo:rsid="0021e795"/>
    </style:style>
    <style:style style:name="T14" style:family="text">
      <style:text-properties style:font-name="Wingdings" style:font-name-asian="Wingdings" style:font-name-complex="Wingdings"/>
    </style:style>
    <style:style style:name="T15" style:family="text">
      <style:text-properties style:font-name="Eurostile LT Condensed1" style:font-name-asian="Wingdings" style:font-name-complex="Wingdings"/>
    </style:style>
    <style:style style:name="T16" style:family="text">
      <style:text-properties style:font-name="Eurostile LT Condensed1" fo:font-style="italic" style:font-name-asian="Wingdings" style:font-style-asian="italic" style:font-name-complex="Wingdings" style:font-style-complex="italic"/>
    </style:style>
    <style:style style:name="T17" style:family="text">
      <style:text-properties officeooo:rsid="002b0878"/>
    </style:style>
    <style:style style:name="T18" style:family="text">
      <style:text-properties officeooo:rsid="0043e98f"/>
    </style:style>
    <style:style style:name="T19" style:family="text">
      <style:text-properties officeooo:rsid="004cde15"/>
    </style:style>
    <style:style style:name="T20" style:family="text">
      <style:text-properties officeooo:rsid="00533014"/>
    </style:style>
    <style:style style:name="T21" style:family="text">
      <style:text-properties officeooo:rsid="0056dea0"/>
    </style:style>
    <style:style style:name="T22" style:family="text">
      <style:text-properties officeooo:rsid="005c274b"/>
    </style:style>
    <style:style style:name="T23" style:family="text">
      <style:text-properties officeooo:rsid="006c249d"/>
    </style:style>
    <style:style style:name="T24" style:family="text">
      <style:text-properties officeooo:rsid="008bd5ea"/>
    </style:style>
    <style:style style:name="T25" style:family="text">
      <style:text-properties officeooo:rsid="008ddb67"/>
    </style:style>
    <style:style style:name="T26" style:family="text">
      <style:text-properties officeooo:rsid="008ddce8"/>
    </style:style>
    <style:style style:name="T27" style:family="text">
      <style:text-properties officeooo:rsid="008fd092"/>
    </style:style>
    <style:style style:name="T28" style:family="text">
      <style:text-properties officeooo:rsid="00913f00"/>
    </style:style>
    <style:style style:name="T29" style:family="text">
      <style:text-properties officeooo:rsid="009322d4"/>
    </style:style>
    <style:style style:name="T30" style:family="text">
      <style:text-properties officeooo:rsid="0094f0ee"/>
    </style:style>
    <style:style style:name="T31" style:family="text">
      <style:text-properties officeooo:rsid="0096dee7"/>
    </style:style>
    <style:style style:name="T32" style:family="text">
      <style:text-properties officeooo:rsid="00983f09"/>
    </style:style>
    <style:style style:name="T33" style:family="text">
      <style:text-properties officeooo:rsid="009878cd"/>
    </style:style>
    <style:style style:name="T34" style:family="text">
      <style:text-properties officeooo:rsid="0098c07a"/>
    </style:style>
    <style:style style:name="T35" style:family="text">
      <style:text-properties officeooo:rsid="0098eb5d"/>
    </style:style>
    <style:style style:name="T36" style:family="text">
      <style:text-properties officeooo:rsid="009a8377"/>
    </style:style>
    <style:style style:name="T37" style:family="text">
      <style:text-properties officeooo:rsid="009c3e04"/>
    </style:style>
    <style:style style:name="T38" style:family="text">
      <style:text-properties officeooo:rsid="009e67a1"/>
    </style:style>
    <style:style style:name="T39" style:family="text">
      <style:text-properties officeooo:rsid="009f6c05"/>
    </style:style>
    <style:style style:name="T40" style:family="text">
      <style:text-properties officeooo:rsid="00a00f36"/>
    </style:style>
    <style:style style:name="T41" style:family="text">
      <style:text-properties officeooo:rsid="00a12876"/>
    </style:style>
    <style:style style:name="T42" style:family="text">
      <style:text-properties officeooo:rsid="00a18913"/>
    </style:style>
    <style:style style:name="T43" style:family="text">
      <style:text-properties officeooo:rsid="00a216eb"/>
    </style:style>
    <style:style style:name="T44" style:family="text">
      <style:text-properties officeooo:rsid="00a2fe7c"/>
    </style:style>
    <style:style style:name="T45" style:family="text">
      <style:text-properties officeooo:rsid="00a425a4"/>
    </style:style>
    <style:style style:name="T46" style:family="text">
      <style:text-properties officeooo:rsid="00a49f6f"/>
    </style:style>
    <style:style style:name="T47" style:family="text">
      <style:text-properties officeooo:rsid="00a5c3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0" text:outline-level="1">MLED 14.1 <text:span text:style-name="T1">desktop/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7">Package</text:p>
            </table:table-cell>
            <table:table-cell table:style-name="Tableau1.B1" office:value-type="string">
              <text:p text:style-name="P145">Version<text:note text:id="ftn1" text:note-class="footnote"><text:note-citation>1</text:note-citation><text:note-body><text:p text:style-name="P142">MLED / SBo <text:span text:style-name="T6">or Slackware </text:span>/ upstream</text:p></text:note-body></text:note></text:p>
            </table:table-cell>
            <table:table-cell table:style-name="Tableau1.C1" office:value-type="string">
              <text:p text:style-name="P143">Source</text:p>
            </table:table-cell>
            <table:table-cell table:style-name="Tableau1.D1" office:value-type="string">
              <text:p text:style-name="P143">Comment<text:span text:style-name="T7">s</text:span></text:p>
            </table:table-cell>
          </table:table-row>
        </table:table-header-rows>
        <table:table-row>
          <table:table-cell table:style-name="Tableau1.A27" office:value-type="string">
            <text:p text:style-name="P1">a52dec</text:p>
          </table:table-cell>
          <table:table-cell table:style-name="Tableau1.B2" office:value-type="string">
            <text:p text:style-name="P1">0.7.4 / <text:span text:style-name="T2">0.7.4 / 0.7.4</text:span></text:p>
          </table:table-cell>
          <table:table-cell table:style-name="Tableau1.C2" office:value-type="string">
            <text:p text:style-name="P1"><text:a xlink:type="simple" xlink:href="http://liba52.sourceforge.net/" text:style-name="Internet_20_link" text:visited-style-name="Visited_20_Internet_20_Link">http://liba52.sourceforge.net/</text:a></text:p>
          </table:table-cell>
          <table:table-cell table:style-name="Tableau1.D2" office:value-type="string">
            <text:p text:style-name="P13">OK.</text:p>
          </table:table-cell>
        </table:table-row>
        <table:table-row>
          <table:table-cell table:style-name="Tableau1.A27" office:value-type="string">
            <text:p text:style-name="P1">acpica</text:p>
          </table:table-cell>
          <table:table-cell table:style-name="Tableau1.B3" office:value-type="string">
            <text:p text:style-name="P20">20150204 / 20150204 / -</text:p>
          </table:table-cell>
          <table:table-cell table:style-name="Tableau1.C3" office:value-type="string">
            <text:p text:style-name="P21"><text:a xlink:type="simple" xlink:href="http://slackbuilds.org/repository/14.1/development/acpica/" text:style-name="Internet_20_link" text:visited-style-name="Visited_20_Internet_20_Link">http://slackbuilds.org/repository/14.1/development/acpica/</text:a></text:p>
          </table:table-cell>
          <table:table-cell table:style-name="Tableau1.D3" office:value-type="string">
            <text:p text:style-name="P21">OK.</text:p>
          </table:table-cell>
        </table:table-row>
        <table:table-row>
          <table:table-cell table:style-name="Tableau1.A27" office:value-type="string">
            <text:p text:style-name="P1">aero</text:p>
          </table:table-cell>
          <table:table-cell table:style-name="Tableau1.B4" office:value-type="string">
            <text:p text:style-name="P22">1.0 (none)</text:p>
          </table:table-cell>
          <table:table-cell table:style-name="Tableau1.C4" office:value-type="string">
            <text:p text:style-name="P22"><text:a xlink:type="simple" xlink:href="http://www.infinality.net/blog/" text:style-name="Internet_20_link" text:visited-style-name="Visited_20_Internet_20_Link">http://www.infinality.net/blog/</text:a> <text:span text:style-name="T14"></text:span><text:span text:style-name="T15"> </text:span><text:span text:style-name="T16">Mouse Cursors</text:span></text:p>
          </table:table-cell>
          <table:table-cell table:style-name="Tableau1.D4" office:value-type="string">
            <text:p text:style-name="P22">OK.</text:p>
          </table:table-cell>
        </table:table-row>
        <table:table-row>
          <table:table-cell table:style-name="Tableau1.A27" office:value-type="string">
            <text:p text:style-name="P1">asunder</text:p>
          </table:table-cell>
          <table:table-cell table:style-name="Tableau1.B5" office:value-type="string">
            <text:p text:style-name="P22">2.<text:span text:style-name="T28">7</text:span> / 2.3 / 2.7</text:p>
          </table:table-cell>
          <table:table-cell table:style-name="Tableau1.C5" office:value-type="string">
            <text:p text:style-name="P22"><text:a xlink:type="simple" xlink:href="http://littlesvr.ca/asunder/" text:style-name="Internet_20_link" text:visited-style-name="Visited_20_Internet_20_Link">http://littlesvr.ca/asunder/</text:a> </text:p>
          </table:table-cell>
          <table:table-cell table:style-name="Tableau1.D5" office:value-type="string">
            <text:p text:style-name="P22"><text:span text:style-name="T28">OK.</text:span>.</text:p>
          </table:table-cell>
        </table:table-row>
        <table:table-row>
          <table:table-cell table:style-name="Tableau1.A27" office:value-type="string">
            <text:p text:style-name="P1">atkmm</text:p>
          </table:table-cell>
          <table:table-cell table:style-name="Tableau1.B6" office:value-type="string">
            <text:p text:style-name="P24">2.22.7 / 2.22.7 / 2.22.7</text:p>
          </table:table-cell>
          <table:table-cell table:style-name="Tableau1.C6" office:value-type="string">
            <text:p text:style-name="P24"><text:a xlink:type="simple" xlink:href="http://slackbuilds.org/repository/14.1/libraries/atkmm/" text:style-name="Internet_20_link" text:visited-style-name="Visited_20_Internet_20_Link">http://slackbuilds.org/repository/14.1/libraries/atkmm/</text:a> </text:p>
          </table:table-cell>
          <table:table-cell table:style-name="Tableau1.D6" office:value-type="string">
            <text:p text:style-name="P24">OK.</text:p>
          </table:table-cell>
        </table:table-row>
        <table:table-row>
          <table:table-cell table:style-name="Tableau1.A27" office:value-type="string">
            <text:p text:style-name="P1">audacious</text:p>
          </table:table-cell>
          <table:table-cell table:style-name="Tableau1.B7" office:value-type="string">
            <text:p text:style-name="P24">3.<text:span text:style-name="T43">6</text:span>.2 / 3.3.4 / 3.6.2</text:p>
          </table:table-cell>
          <table:table-cell table:style-name="Tableau1.C7" office:value-type="string">
            <text:p text:style-name="P24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7" office:value-type="string">
            <text:p text:style-name="P24"><text:span text:style-name="T43">OK</text:span>.</text:p>
          </table:table-cell>
        </table:table-row>
        <table:table-row>
          <table:table-cell table:style-name="Tableau1.A27" office:value-type="string">
            <text:p text:style-name="P1">audacious-plugins</text:p>
          </table:table-cell>
          <table:table-cell table:style-name="Tableau1.B8" office:value-type="string">
            <text:p text:style-name="P24">3.<text:span text:style-name="T43">6</text:span>.2 / 3.3.4 / 3.6.2</text:p>
          </table:table-cell>
          <table:table-cell table:style-name="Tableau1.C8" office:value-type="string">
            <text:p text:style-name="P24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8" office:value-type="string">
            <text:p text:style-name="P141">OK.</text:p>
          </table:table-cell>
        </table:table-row>
        <table:table-row>
          <table:table-cell table:style-name="Tableau1.A27" office:value-type="string">
            <text:p text:style-name="P1">audacity</text:p>
          </table:table-cell>
          <table:table-cell table:style-name="Tableau1.B9" office:value-type="string">
            <text:p text:style-name="P23">2.<text:span text:style-name="T41">1.0</text:span> / 2.1.0 / 2.1.0</text:p>
          </table:table-cell>
          <table:table-cell table:style-name="Tableau1.C9" office:value-type="string">
            <text:p text:style-name="P23"><text:a xlink:type="simple" xlink:href="http://slackbuilds.org/repository/14.1/audio/audacity/" text:style-name="Internet_20_link" text:visited-style-name="Visited_20_Internet_20_Link">http://slackbuilds.org/repository/14.1/audio/audacity/</text:a> </text:p>
          </table:table-cell>
          <table:table-cell table:style-name="Tableau1.D9" office:value-type="string">
            <text:p text:style-name="P23"><text:span text:style-name="T41">OK</text:span>.</text:p>
          </table:table-cell>
        </table:table-row>
        <table:table-row>
          <table:table-cell table:style-name="Tableau1.A27" office:value-type="string">
            <text:p text:style-name="P1">BeautifulSoup</text:p>
          </table:table-cell>
          <table:table-cell table:style-name="Tableau1.B10" office:value-type="string">
            <text:p text:style-name="P25">3.2.1 / 3.2.1 / 3.2.1</text:p>
          </table:table-cell>
          <table:table-cell table:style-name="Tableau1.C10" office:value-type="string">
            <text:p text:style-name="P25"><text:a xlink:type="simple" xlink:href="http://slackbuilds.org/repository/14.1/libraries/BeautifulSoup/" text:style-name="Internet_20_link" text:visited-style-name="Visited_20_Internet_20_Link">http://slackbuilds.org/repository/14.1/libraries/BeautifulSoup/</text:a> </text:p>
          </table:table-cell>
          <table:table-cell table:style-name="Tableau1.D10" office:value-type="string">
            <text:p text:style-name="P25">OK.</text:p>
          </table:table-cell>
        </table:table-row>
        <table:table-row>
          <table:table-cell table:style-name="Tableau1.A27" office:value-type="string">
            <text:p text:style-name="P1">brasero</text:p>
          </table:table-cell>
          <table:table-cell table:style-name="Tableau1.B11" office:value-type="string">
            <text:p text:style-name="P25">3.1<text:span text:style-name="T44">2.1</text:span> / 3.12.1 / 3.12.1</text:p>
          </table:table-cell>
          <table:table-cell table:style-name="Tableau1.C11" office:value-type="string">
            <text:p text:style-name="P25"><text:a xlink:type="simple" xlink:href="http://slackbuilds.org/repository/14.1/system/brasero/" text:style-name="Internet_20_link" text:visited-style-name="Visited_20_Internet_20_Link">http://slackbuilds.org/repository/14.1/system/brasero/</text:a> </text:p>
          </table:table-cell>
          <table:table-cell table:style-name="Tableau1.D11" office:value-type="string">
            <text:p text:style-name="P25"><text:span text:style-name="T44">OK</text:span>.</text:p>
          </table:table-cell>
        </table:table-row>
        <table:table-row>
          <table:table-cell table:style-name="Tableau1.A27" office:value-type="string">
            <text:p text:style-name="P1">cairomm</text:p>
          </table:table-cell>
          <table:table-cell table:style-name="Tableau1.B12" office:value-type="string">
            <text:p text:style-name="P26">1.10.0 / 1.10.0 / -</text:p>
          </table:table-cell>
          <table:table-cell table:style-name="Tableau1.C12" office:value-type="string">
            <text:p text:style-name="P26"><text:a xlink:type="simple" xlink:href="http://slackbuilds.org/repository/14.1/libraries/cairomm/" text:style-name="Internet_20_link" text:visited-style-name="Visited_20_Internet_20_Link">http://slackbuilds.org/repository/14.1/libraries/cairomm/</text:a> </text:p>
          </table:table-cell>
          <table:table-cell table:style-name="Tableau1.D12" office:value-type="string">
            <text:p text:style-name="P26">OK.</text:p>
          </table:table-cell>
        </table:table-row>
        <table:table-row>
          <table:table-cell table:style-name="Tableau1.A27" office:value-type="string">
            <text:p text:style-name="P1">catfish</text:p>
          </table:table-cell>
          <table:table-cell table:style-name="Tableau1.B13" office:value-type="string">
            <text:p text:style-name="P26">0.3.2 / 1.2.2 / 1.2.2</text:p>
          </table:table-cell>
          <table:table-cell table:style-name="Tableau1.C13" office:value-type="string">
            <text:p text:style-name="P26"><text:a xlink:type="simple" xlink:href="http://slackbuilds.org/repository/14.1/desktop/catfish/" text:style-name="Internet_20_link" text:visited-style-name="Visited_20_Internet_20_Link">http://slackbuilds.org/repository/14.1/desktop/catfish/</text:a> </text:p>
          </table:table-cell>
          <table:table-cell table:style-name="Tableau1.D13" office:value-type="string">
            <text:p text:style-name="P26">Latest version won't build.</text:p>
          </table:table-cell>
        </table:table-row>
        <table:table-row>
          <table:table-cell table:style-name="Tableau1.A27" office:value-type="string">
            <text:p text:style-name="P1">cddb-py</text:p>
          </table:table-cell>
          <table:table-cell table:style-name="Tableau1.B14" office:value-type="string">
            <text:p text:style-name="P26">1.4 / 1.4 / 1.4</text:p>
          </table:table-cell>
          <table:table-cell table:style-name="Tableau1.C14" office:value-type="string">
            <text:p text:style-name="P26"><text:a xlink:type="simple" xlink:href="http://slackbuilds.org/repository/14.1/python/cddb-py/" text:style-name="Internet_20_link" text:visited-style-name="Visited_20_Internet_20_Link">http://slackbuilds.org/repository/14.1/python/cddb-py/</text:a> </text:p>
          </table:table-cell>
          <table:table-cell table:style-name="Tableau1.D14" office:value-type="string">
            <text:p text:style-name="P26">OK.</text:p>
          </table:table-cell>
        </table:table-row>
        <table:table-row>
          <table:table-cell table:style-name="Tableau1.A27" office:value-type="string">
            <text:p text:style-name="P1">clearlooks-phenix-theme</text:p>
          </table:table-cell>
          <table:table-cell table:style-name="Tableau1.B15" office:value-type="string">
            <text:p text:style-name="P26"><text:span text:style-name="T35">4.0</text:span> / 4.0 / 6.0.3</text:p>
          </table:table-cell>
          <table:table-cell table:style-name="Tableau1.C15" office:value-type="string">
            <text:p text:style-name="P26"><text:a xlink:type="simple" xlink:href="https://github.com/jpfleury/clearlooks-phenix" text:style-name="Internet_20_link" text:visited-style-name="Visited_20_Internet_20_Link">https://github.com/jpfleury/clearlooks-phenix</text:a> </text:p>
          </table:table-cell>
          <table:table-cell table:style-name="Tableau1.D15" office:value-type="string">
            <text:p text:style-name="P134">OK. <text:span text:style-name="T35">Latest version is ugly.</text:span></text:p>
          </table:table-cell>
        </table:table-row>
        <table:table-row>
          <table:table-cell table:style-name="Tableau1.A27" office:value-type="string">
            <text:p text:style-name="P1">conky</text:p>
          </table:table-cell>
          <table:table-cell table:style-name="Tableau1.B16" office:value-type="string">
            <text:p text:style-name="Table_20_Contents">1.<text:span text:style-name="T17">9.0 / 1.9.0 / 1.9.0</text:span></text:p>
          </table:table-cell>
          <table:table-cell table:style-name="Tableau1.C16" office:value-type="string">
            <text:p text:style-name="P27"><text:a xlink:type="simple" xlink:href="http://conky.sourceforge.net/" text:style-name="Internet_20_link" text:visited-style-name="Visited_20_Internet_20_Link">http://conky.sourceforge.net/</text:a> </text:p>
          </table:table-cell>
          <table:table-cell table:style-name="Tableau1.D16" office:value-type="string">
            <text:p text:style-name="P27">OK.</text:p>
          </table:table-cell>
        </table:table-row>
        <table:table-row>
          <table:table-cell table:style-name="Tableau1.A27" office:value-type="string">
            <text:p text:style-name="P1">cryptopp</text:p>
          </table:table-cell>
          <table:table-cell table:style-name="Tableau1.B17" office:value-type="string">
            <text:p text:style-name="P27">5.6.2 / 5.6.2 / 5.6.2</text:p>
          </table:table-cell>
          <table:table-cell table:style-name="Tableau1.C17" office:value-type="string">
            <text:p text:style-name="P27"><text:a xlink:type="simple" xlink:href="http://slackbuilds.org/repository/14.1/libraries/cryptopp/" text:style-name="Internet_20_link" text:visited-style-name="Visited_20_Internet_20_Link">http://slackbuilds.org/repository/14.1/libraries/cryptopp/</text:a> </text:p>
          </table:table-cell>
          <table:table-cell table:style-name="Tableau1.D17" office:value-type="string">
            <text:p text:style-name="P27">OK.</text:p>
          </table:table-cell>
        </table:table-row>
        <table:table-row>
          <table:table-cell table:style-name="Tableau1.A27" office:value-type="string">
            <text:p text:style-name="P1">elementary-xfce</text:p>
          </table:table-cell>
          <table:table-cell table:style-name="Tableau1.B18" office:value-type="string">
            <text:p text:style-name="P23"><text:span text:style-name="T29">0.5</text:span> / 0.5 / 0.5</text:p>
          </table:table-cell>
          <table:table-cell table:style-name="Tableau1.C18" office:value-type="string">
            <text:p text:style-name="P23"><text:a xlink:type="simple" xlink:href="https://github.com/shimmerproject/elementary-xfce" text:style-name="Internet_20_link" text:visited-style-name="Visited_20_Internet_20_Link">https://github.com/shimmerproject/elementary-xfce</text:a> </text:p>
          </table:table-cell>
          <table:table-cell table:style-name="Tableau1.D18" office:value-type="string">
            <text:p text:style-name="P135">OK.</text:p>
          </table:table-cell>
        </table:table-row>
        <table:table-row>
          <table:table-cell table:style-name="Tableau1.A27" office:value-type="string">
            <text:p text:style-name="P1">eurostile-fonts</text:p>
          </table:table-cell>
          <table:table-cell table:style-name="Tableau1.B19" office:value-type="string">
            <text:p text:style-name="P27">1.0 (none)</text:p>
          </table:table-cell>
          <table:table-cell table:style-name="Tableau1.C19" office:value-type="string">
            <text:p text:style-name="P27"><text:a xlink:type="simple" xlink:href="http://www.microlinux.fr/download/Eurostile.zip" text:style-name="Internet_20_link" text:visited-style-name="Visited_20_Internet_20_Link">http://www.microlinux.fr/download/Eurostile.zip</text:a> </text:p>
          </table:table-cell>
          <table:table-cell table:style-name="Tableau1.D19" office:value-type="string">
            <text:p text:style-name="P27">OK.</text:p>
          </table:table-cell>
        </table:table-row>
        <table:table-row>
          <table:table-cell table:style-name="Tableau1.A27" office:value-type="string">
            <text:p text:style-name="P1">evince</text:p>
          </table:table-cell>
          <table:table-cell table:style-name="Tableau1.B20" office:value-type="string">
            <text:p text:style-name="P28">3.12.2 / 3.12.2 / -</text:p>
          </table:table-cell>
          <table:table-cell table:style-name="Tableau1.C20" office:value-type="string">
            <text:p text:style-name="P28"><text:a xlink:type="simple" xlink:href="http://slackbuilds.org/repository/14.1/office/evince/" text:style-name="Internet_20_link" text:visited-style-name="Visited_20_Internet_20_Link">http://slackbuilds.org/repository/14.1/office/evince/</text:a> </text:p>
          </table:table-cell>
          <table:table-cell table:style-name="Tableau1.D20" office:value-type="string">
            <text:p text:style-name="P28">OK.</text:p>
          </table:table-cell>
        </table:table-row>
        <table:table-row>
          <table:table-cell table:style-name="Tableau1.A27" office:value-type="string">
            <text:p text:style-name="P1">exo</text:p>
          </table:table-cell>
          <table:table-cell table:style-name="Tableau1.B21" office:value-type="string">
            <text:p text:style-name="P6">0.10.<text:span text:style-name="T21">6</text:span> / <text:span text:style-name="T10">0.10.2</text:span> / 0.10.6</text:p>
          </table:table-cell>
          <table:table-cell table:style-name="Tableau1.C21" office:value-type="string">
            <text:p text:style-name="P6"><text:a xlink:type="simple" xlink:href="http://archive.xfce.org/src/xfce/exo/" text:style-name="Internet_20_link" text:visited-style-name="Visited_20_Internet_20_Link">http://archive.xfce.org/src/xfce/exo/</text:a></text:p>
          </table:table-cell>
          <table:table-cell table:style-name="Tableau1.D21" office:value-type="string">
            <text:p text:style-name="P7"><text:span text:style-name="T21">OK</text:span>.</text:p>
          </table:table-cell>
        </table:table-row>
        <table:table-row>
          <table:table-cell table:style-name="Tableau1.A27" office:value-type="string">
            <text:p text:style-name="P1">faac</text:p>
          </table:table-cell>
          <table:table-cell table:style-name="Tableau1.B22" office:value-type="string">
            <text:p text:style-name="P29">1.28 / 1.28 / 1.28</text:p>
          </table:table-cell>
          <table:table-cell table:style-name="Tableau1.C22" office:value-type="string">
            <text:p text:style-name="P29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1.D22" office:value-type="string">
            <text:p text:style-name="P29">OK.</text:p>
          </table:table-cell>
        </table:table-row>
        <table:table-row>
          <table:table-cell table:style-name="Tableau1.A27" office:value-type="string">
            <text:p text:style-name="P1">faad2</text:p>
          </table:table-cell>
          <table:table-cell table:style-name="Tableau1.B23" office:value-type="string">
            <text:p text:style-name="P29">2.7 / 2.7 / 2.7</text:p>
          </table:table-cell>
          <table:table-cell table:style-name="Tableau1.C23" office:value-type="string">
            <text:p text:style-name="P29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1.D23" office:value-type="string">
            <text:p text:style-name="P29">OK.</text:p>
          </table:table-cell>
        </table:table-row>
        <table:table-row>
          <table:table-cell table:style-name="Tableau1.A27" office:value-type="string">
            <text:p text:style-name="P1">ffmpeg</text:p>
          </table:table-cell>
          <table:table-cell table:style-name="Tableau1.B24" office:value-type="string">
            <text:p text:style-name="P30">2.<text:span text:style-name="T39">6.3</text:span> / 2.6.3 / 2.7.1</text:p>
          </table:table-cell>
          <table:table-cell table:style-name="Tableau1.C24" office:value-type="string">
            <text:p text:style-name="P30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1.D24" office:value-type="string">
            <text:p text:style-name="P30"><text:span text:style-name="T39">OK</text:span>.</text:p>
          </table:table-cell>
        </table:table-row>
        <text:soft-page-break/>
        <table:table-row>
          <table:table-cell table:style-name="Tableau1.A27" office:value-type="string">
            <text:p text:style-name="P1">ffmpegthumbnailer</text:p>
          </table:table-cell>
          <table:table-cell table:style-name="Tableau1.B25" office:value-type="string">
            <text:p text:style-name="P31">2.0.<text:span text:style-name="T44">10</text:span> / 2.0.10 / 2.0.10</text:p>
          </table:table-cell>
          <table:table-cell table:style-name="Tableau1.C25" office:value-type="string">
            <text:p text:style-name="P31"><text:a xlink:type="simple" xlink:href="http://slackbuilds.org/repository/14.1/desktop/ffmpegthumbnailer/" text:style-name="Internet_20_link" text:visited-style-name="Visited_20_Internet_20_Link">http://slackbuilds.org/repository/14.1/desktop/ffmpegthumbnailer/</text:a> </text:p>
          </table:table-cell>
          <table:table-cell table:style-name="Tableau1.D25" office:value-type="string">
            <text:p text:style-name="P31"><text:span text:style-name="T44">OK</text:span>.</text:p>
          </table:table-cell>
        </table:table-row>
        <table:table-row>
          <table:table-cell table:style-name="Tableau1.A27" office:value-type="string">
            <text:p text:style-name="P1">flashplayer-plugin</text:p>
          </table:table-cell>
          <table:table-cell table:style-name="Tableau1.B26" office:value-type="string">
            <text:p text:style-name="P32">11.2.202.<text:span text:style-name="T25">491</text:span> / 11.2.202.<text:span text:style-name="T25">491</text:span> / -</text:p>
          </table:table-cell>
          <table:table-cell table:style-name="Tableau1.C26" office:value-type="string">
            <text:p text:style-name="P32"><text:a xlink:type="simple" xlink:href="http://slackbuilds.org/repository/14.1/multimedia/flashplayer-plugin/" text:style-name="Internet_20_link" text:visited-style-name="Visited_20_Internet_20_Link">http://slackbuilds.org/repository/14.1/multimedia/flashplayer-plugin/</text:a> </text:p>
          </table:table-cell>
          <table:table-cell table:style-name="Tableau1.D26" office:value-type="string">
            <text:p text:style-name="P32"><text:span text:style-name="T25">OK</text:span>.</text:p>
          </table:table-cell>
        </table:table-row>
        <table:table-row>
          <table:table-cell table:style-name="Tableau1.A27" office:value-type="string">
            <text:p text:style-name="P3">frei0r</text:p>
          </table:table-cell>
          <table:table-cell table:style-name="Tableau1.B27" office:value-type="string">
            <text:p text:style-name="P32">1.4 / 1.4 / 1.4</text:p>
          </table:table-cell>
          <table:table-cell table:style-name="Tableau1.C27" office:value-type="string">
            <text:p text:style-name="P32"><text:a xlink:type="simple" xlink:href="http://slackbuilds.org/repository/14.1/libraries/frei0r/" text:style-name="Internet_20_link" text:visited-style-name="Visited_20_Internet_20_Link">http://slackbuilds.org/repository/14.1/libraries/frei0r/</text:a> </text:p>
          </table:table-cell>
          <table:table-cell table:style-name="Tableau1.D27" office:value-type="string">
            <text:p text:style-name="P32">OK.</text:p>
          </table:table-cell>
        </table:table-row>
        <table:table-row>
          <table:table-cell table:style-name="Tableau1.A77" office:value-type="string">
            <text:p text:style-name="P3">galculator</text:p>
          </table:table-cell>
          <table:table-cell table:style-name="Tableau1.B28" office:value-type="string">
            <text:p text:style-name="P32">2.1.3 / 2.1.3 / 2.1.3</text:p>
          </table:table-cell>
          <table:table-cell table:style-name="Tableau1.C28" office:value-type="string">
            <text:p text:style-name="P32"><text:a xlink:type="simple" xlink:href="http://slackbuilds.org/repository/14.1/academic/galculator/" text:style-name="Internet_20_link" text:visited-style-name="Visited_20_Internet_20_Link">http://slackbuilds.org/repository/14.1/academic/galculator/</text:a> </text:p>
          </table:table-cell>
          <table:table-cell table:style-name="Tableau1.D28" office:value-type="string">
            <text:p text:style-name="P32">OK.</text:p>
          </table:table-cell>
        </table:table-row>
        <table:table-row>
          <table:table-cell table:style-name="Tableau1.A77" office:value-type="string">
            <text:p text:style-name="P3">garcon</text:p>
          </table:table-cell>
          <table:table-cell table:style-name="Tableau1.B29" office:value-type="string">
            <text:p text:style-name="P5">0.4.0 / <text:span text:style-name="T11">0.2.1</text:span> / 0.5.0</text:p>
          </table:table-cell>
          <table:table-cell table:style-name="Tableau1.C29" office:value-type="string">
            <text:p text:style-name="P5"><text:a xlink:type="simple" xlink:href="http://archive.xfce.org/src/xfce/garcon/" text:style-name="Internet_20_link" text:visited-style-name="Visited_20_Internet_20_Link">http://archive.xfce.org/src/xfce/garcon/</text:a></text:p>
          </table:table-cell>
          <table:table-cell table:style-name="Tableau1.D29" office:value-type="string">
            <text:p text:style-name="P7"><text:span text:style-name="T21">OK</text:span>. <text:span text:style-name="T21">Latest requires GTK3 ≥ 3.14.0.</text:span></text:p>
          </table:table-cell>
        </table:table-row>
        <table:table-row>
          <table:table-cell table:style-name="Tableau1.A77" office:value-type="string">
            <text:p text:style-name="P3">gdm</text:p>
          </table:table-cell>
          <table:table-cell table:style-name="Tableau1.B30" office:value-type="string">
            <text:p text:style-name="P33">2.20.11 / 2.20.11 / -</text:p>
          </table:table-cell>
          <table:table-cell table:style-name="Tableau1.C30" office:value-type="string">
            <text:p text:style-name="P33"><text:a xlink:type="simple" xlink:href="http://slackbuilds.org/repository/14.1/system/gdm/" text:style-name="Internet_20_link" text:visited-style-name="Visited_20_Internet_20_Link">http://slackbuilds.org/repository/14.1/system/gdm/</text:a> </text:p>
          </table:table-cell>
          <table:table-cell table:style-name="Tableau1.D30" office:value-type="string">
            <text:p text:style-name="P33">OK.</text:p>
          </table:table-cell>
        </table:table-row>
        <table:table-row>
          <table:table-cell table:style-name="Tableau1.A77" office:value-type="string">
            <text:p text:style-name="P3">glibmm</text:p>
          </table:table-cell>
          <table:table-cell table:style-name="Tableau1.B31" office:value-type="string">
            <text:p text:style-name="P33">2.36.2 / 2.36.2 / -</text:p>
          </table:table-cell>
          <table:table-cell table:style-name="Tableau1.C31" office:value-type="string">
            <text:p text:style-name="P33"><text:a xlink:type="simple" xlink:href="http://slackbuilds.org/repository/14.1/libraries/glibmm/" text:style-name="Internet_20_link" text:visited-style-name="Visited_20_Internet_20_Link">http://slackbuilds.org/repository/14.1/libraries/glibmm/</text:a> </text:p>
          </table:table-cell>
          <table:table-cell table:style-name="Tableau1.D31" office:value-type="string">
            <text:p text:style-name="P33">OK.</text:p>
          </table:table-cell>
        </table:table-row>
        <table:table-row>
          <table:table-cell table:style-name="Tableau1.A77" office:value-type="string">
            <text:p text:style-name="P3">gmtk</text:p>
          </table:table-cell>
          <table:table-cell table:style-name="Tableau1.B32" office:value-type="string">
            <text:p text:style-name="P33">1.0.8 / 1.0.8 / 1.0.8</text:p>
          </table:table-cell>
          <table:table-cell table:style-name="Tableau1.C32" office:value-type="string">
            <text:p text:style-name="P33"><text:a xlink:type="simple" xlink:href="http://slackbuilds.org/repository/14.1/libraries/gmtk/" text:style-name="Internet_20_link" text:visited-style-name="Visited_20_Internet_20_Link">http://slackbuilds.org/repository/14.1/libraries/gmtk/</text:a> </text:p>
          </table:table-cell>
          <table:table-cell table:style-name="Tableau1.D32" office:value-type="string">
            <text:p text:style-name="P33">OK.</text:p>
          </table:table-cell>
        </table:table-row>
        <table:table-row>
          <table:table-cell table:style-name="Tableau1.A77" office:value-type="string">
            <text:p text:style-name="P3">gnome-mplayer</text:p>
          </table:table-cell>
          <table:table-cell table:style-name="Tableau1.B33" office:value-type="string">
            <text:p text:style-name="P33">1.0.8 / 1.0.8 / 1.0.8</text:p>
          </table:table-cell>
          <table:table-cell table:style-name="Tableau1.C33" office:value-type="string">
            <text:p text:style-name="P33"><text:a xlink:type="simple" xlink:href="http://slackbuilds.org/repository/14.1/multimedia/gnome-mplayer/" text:style-name="Internet_20_link" text:visited-style-name="Visited_20_Internet_20_Link">http://slackbuilds.org/repository/14.1/multimedia/gnome-mplayer/</text:a> </text:p>
          </table:table-cell>
          <table:table-cell table:style-name="Tableau1.D33" office:value-type="string">
            <text:p text:style-name="P33">OK.</text:p>
          </table:table-cell>
        </table:table-row>
        <table:table-row>
          <table:table-cell table:style-name="Tableau1.A77" office:value-type="string">
            <text:p text:style-name="P3">gnote</text:p>
          </table:table-cell>
          <table:table-cell table:style-name="Tableau1.B34" office:value-type="string">
            <text:p text:style-name="P34">0.8.4 / - / 3.16.1</text:p>
          </table:table-cell>
          <table:table-cell table:style-name="Tableau1.C34" office:value-type="string">
            <text:p text:style-name="P34"><text:a xlink:type="simple" xlink:href="http://ftp.gnome.org/pub/GNOME/sources/gnote/" text:style-name="Internet_20_link" text:visited-style-name="Visited_20_Internet_20_Link">http://ftp.gnome.org/pub/GNOME/sources/gnote/</text:a> </text:p>
          </table:table-cell>
          <table:table-cell table:style-name="Tableau1.D34" office:value-type="string">
            <text:p text:style-name="P34">This version seems to work best.</text:p>
          </table:table-cell>
        </table:table-row>
        <table:table-row>
          <table:table-cell table:style-name="Tableau1.A77" office:value-type="string">
            <text:p text:style-name="P3">goocanvas</text:p>
          </table:table-cell>
          <table:table-cell table:style-name="Tableau1.B35" office:value-type="string">
            <text:p text:style-name="P34">0.15 / 0.15 / -</text:p>
          </table:table-cell>
          <table:table-cell table:style-name="Tableau1.C35" office:value-type="string">
            <text:p text:style-name="P34"><text:a xlink:type="simple" xlink:href="http://slackbuilds.org/repository/14.1/graphics/goocanvas/" text:style-name="Internet_20_link" text:visited-style-name="Visited_20_Internet_20_Link">http://slackbuilds.org/repository/14.1/graphics/goocanvas/</text:a> </text:p>
          </table:table-cell>
          <table:table-cell table:style-name="Tableau1.D35" office:value-type="string">
            <text:p text:style-name="P34">OK.</text:p>
          </table:table-cell>
        </table:table-row>
        <table:table-row>
          <table:table-cell table:style-name="Tableau1.A77" office:value-type="string">
            <text:p text:style-name="P3">google-droid-fonts</text:p>
          </table:table-cell>
          <table:table-cell table:style-name="Tableau1.B36" office:value-type="string">
            <text:p text:style-name="P34">20100409 / 20141010 / -</text:p>
          </table:table-cell>
          <table:table-cell table:style-name="Tableau1.C36" office:value-type="string">
            <text:p text:style-name="P34"><text:a xlink:type="simple" xlink:href="http://slackbuilds.org/repository/14.1/system/google-droid-fonts/" text:style-name="Internet_20_link" text:visited-style-name="Visited_20_Internet_20_Link">http://slackbuilds.org/repository/14.1/system/google-droid-fonts/</text:a> </text:p>
          </table:table-cell>
          <table:table-cell table:style-name="Tableau1.D36" office:value-type="string">
            <text:p text:style-name="P34">Droid Sans missing in later versions.</text:p>
          </table:table-cell>
        </table:table-row>
        <table:table-row>
          <table:table-cell table:style-name="Tableau1.A77" office:value-type="string">
            <text:p text:style-name="P3">gsl</text:p>
          </table:table-cell>
          <table:table-cell table:style-name="Tableau1.B37" office:value-type="string">
            <text:p text:style-name="P35">1.16 / 1.16 / 1.16</text:p>
          </table:table-cell>
          <table:table-cell table:style-name="Tableau1.C37" office:value-type="string">
            <text:p text:style-name="P35"><text:a xlink:type="simple" xlink:href="http://slackbuilds.org/repository/14.1/libraries/gsl/" text:style-name="Internet_20_link" text:visited-style-name="Visited_20_Internet_20_Link">http://slackbuilds.org/repository/14.1/libraries/gsl/</text:a> </text:p>
          </table:table-cell>
          <table:table-cell table:style-name="Tableau1.D37" office:value-type="string">
            <text:p text:style-name="P35">OK.</text:p>
          </table:table-cell>
        </table:table-row>
        <table:table-row>
          <table:table-cell table:style-name="Tableau1.A77" office:value-type="string">
            <text:p text:style-name="P3">gst-ffmpeg</text:p>
          </table:table-cell>
          <table:table-cell table:style-name="Tableau1.B38" office:value-type="string">
            <text:p text:style-name="P36">0.10.13 / 0.10.13 / -</text:p>
          </table:table-cell>
          <table:table-cell table:style-name="Tableau1.C38" office:value-type="string">
            <text:p text:style-name="P36"><text:a xlink:type="simple" xlink:href="http://slackbuilds.org/repository/14.1/multimedia/gst-ffmpeg/" text:style-name="Internet_20_link" text:visited-style-name="Visited_20_Internet_20_Link">http://slackbuilds.org/repository/14.1/multimedia/gst-ffmpeg/</text:a> </text:p>
          </table:table-cell>
          <table:table-cell table:style-name="Tableau1.D38" office:value-type="string">
            <text:p text:style-name="P36">OK.</text:p>
          </table:table-cell>
        </table:table-row>
        <table:table-row>
          <table:table-cell table:style-name="Tableau1.A77" office:value-type="string">
            <text:p text:style-name="P3">gst-plugins-bad</text:p>
          </table:table-cell>
          <table:table-cell table:style-name="Tableau1.B39" office:value-type="string">
            <text:p text:style-name="P36">0.10.23 / 0.10.23 / -</text:p>
          </table:table-cell>
          <table:table-cell table:style-name="Tableau1.C39" office:value-type="string">
            <text:p text:style-name="P36"><text:a xlink:type="simple" xlink:href="http://slackbuilds.org/repository/14.1/multimedia/gst-plugins-bad/" text:style-name="Internet_20_link" text:visited-style-name="Visited_20_Internet_20_Link">http://slackbuilds.org/repository/14.1/multimedia/gst-plugins-bad/</text:a> </text:p>
          </table:table-cell>
          <table:table-cell table:style-name="Tableau1.D39" office:value-type="string">
            <text:p text:style-name="P36">OK.</text:p>
          </table:table-cell>
        </table:table-row>
        <table:table-row>
          <table:table-cell table:style-name="Tableau1.A77" office:value-type="string">
            <text:p text:style-name="P3">gst-plugins-ugly</text:p>
          </table:table-cell>
          <table:table-cell table:style-name="Tableau1.B40" office:value-type="string">
            <text:p text:style-name="P36">0.10.19 / 0.10.19 / -</text:p>
          </table:table-cell>
          <table:table-cell table:style-name="Tableau1.C40" office:value-type="string">
            <text:p text:style-name="P36"><text:a xlink:type="simple" xlink:href="http://slackbuilds.org/repository/14.1/multimedia/gst-plugins-ugly/" text:style-name="Internet_20_link" text:visited-style-name="Visited_20_Internet_20_Link">http://slackbuilds.org/repository/14.1/multimedia/gst-plugins-ugly/</text:a> </text:p>
          </table:table-cell>
          <table:table-cell table:style-name="Tableau1.D40" office:value-type="string">
            <text:p text:style-name="P36">OK.</text:p>
          </table:table-cell>
        </table:table-row>
        <table:table-row>
          <table:table-cell table:style-name="Tableau1.A77" office:value-type="string">
            <text:p text:style-name="P3">gst1-libav</text:p>
          </table:table-cell>
          <table:table-cell table:style-name="Tableau1.B41" office:value-type="string">
            <text:p text:style-name="P36">1.4.<text:span text:style-name="T42">5</text:span> / 1.4.5 / -</text:p>
          </table:table-cell>
          <table:table-cell table:style-name="Tableau1.C41" office:value-type="string">
            <text:p text:style-name="P36"><text:a xlink:type="simple" xlink:href="http://slackbuilds.org/repository/14.1/libraries/gst1-libav/" text:style-name="Internet_20_link" text:visited-style-name="Visited_20_Internet_20_Link">http://slackbuilds.org/repository/14.1/libraries/gst1-libav/</text:a> </text:p>
          </table:table-cell>
          <table:table-cell table:style-name="Tableau1.D41" office:value-type="string">
            <text:p text:style-name="P36"><text:span text:style-name="T42">OK</text:span>.</text:p>
          </table:table-cell>
        </table:table-row>
        <table:table-row>
          <table:table-cell table:style-name="Tableau1.A77" office:value-type="string">
            <text:p text:style-name="P3">gst1-plugins-bad</text:p>
          </table:table-cell>
          <table:table-cell table:style-name="Tableau1.B42" office:value-type="string">
            <text:p text:style-name="P36">1.4.<text:span text:style-name="T42">5</text:span> / 1.4.5 / -</text:p>
          </table:table-cell>
          <table:table-cell table:style-name="Tableau1.C42" office:value-type="string">
            <text:p text:style-name="P36"><text:a xlink:type="simple" xlink:href="http://slackbuilds.org/repository/14.1/libraries/gst1-plugins-bad/" text:style-name="Internet_20_link" text:visited-style-name="Visited_20_Internet_20_Link">http://slackbuilds.org/repository/14.1/libraries/gst1-plugins-bad/</text:a> </text:p>
          </table:table-cell>
          <table:table-cell table:style-name="Tableau1.D42" office:value-type="string">
            <text:p text:style-name="P36"><text:span text:style-name="T42">OK</text:span>.</text:p>
          </table:table-cell>
        </table:table-row>
        <table:table-row>
          <table:table-cell table:style-name="Tableau1.A77" office:value-type="string">
            <text:p text:style-name="P3">gst1-plugins-base</text:p>
          </table:table-cell>
          <table:table-cell table:style-name="Tableau1.B43" office:value-type="string">
            <text:p text:style-name="P36">1.4.<text:span text:style-name="T42">5</text:span> / 1.4.5 / -</text:p>
          </table:table-cell>
          <table:table-cell table:style-name="Tableau1.C43" office:value-type="string">
            <text:p text:style-name="P36"><text:a xlink:type="simple" xlink:href="http://slackbuilds.org/repository/14.1/libraries/gst1-plugins-base/" text:style-name="Internet_20_link" text:visited-style-name="Visited_20_Internet_20_Link">http://slackbuilds.org/repository/14.1/libraries/gst1-plugins-base/</text:a> </text:p>
          </table:table-cell>
          <table:table-cell table:style-name="Tableau1.D43" office:value-type="string">
            <text:p text:style-name="P36"><text:span text:style-name="T42">OK</text:span>.</text:p>
          </table:table-cell>
        </table:table-row>
        <table:table-row>
          <table:table-cell table:style-name="Tableau1.A77" office:value-type="string">
            <text:p text:style-name="P3">gst1-plugins-good</text:p>
          </table:table-cell>
          <table:table-cell table:style-name="Tableau1.B44" office:value-type="string">
            <text:p text:style-name="P37">1.4.<text:span text:style-name="T42">5</text:span> / 1.4.5 / -</text:p>
          </table:table-cell>
          <table:table-cell table:style-name="Tableau1.C44" office:value-type="string">
            <text:p text:style-name="P37"><text:a xlink:type="simple" xlink:href="http://slackbuilds.org/repository/14.1/libraries/gst1-plugins-good/" text:style-name="Internet_20_link" text:visited-style-name="Visited_20_Internet_20_Link">http://slackbuilds.org/repository/14.1/libraries/gst1-plugins-good/</text:a> </text:p>
          </table:table-cell>
          <table:table-cell table:style-name="Tableau1.D44" office:value-type="string">
            <text:p text:style-name="P37"><text:span text:style-name="T42">OK</text:span>.</text:p>
          </table:table-cell>
        </table:table-row>
        <table:table-row>
          <table:table-cell table:style-name="Tableau1.A77" office:value-type="string">
            <text:p text:style-name="P3">gstreamer1</text:p>
          </table:table-cell>
          <table:table-cell table:style-name="Tableau1.B45" office:value-type="string">
            <text:p text:style-name="P38">1.4.<text:span text:style-name="T42">5</text:span> / 1.4.5 / -</text:p>
          </table:table-cell>
          <table:table-cell table:style-name="Tableau1.C45" office:value-type="string">
            <text:p text:style-name="P38"><text:a xlink:type="simple" xlink:href="http://slackbuilds.org/repository/14.1/libraries/gstreamer1/" text:style-name="Internet_20_link" text:visited-style-name="Visited_20_Internet_20_Link">http://slackbuilds.org/repository/14.1/libraries/gstreamer1/</text:a> </text:p>
          </table:table-cell>
          <table:table-cell table:style-name="Tableau1.D45" office:value-type="string">
            <text:p text:style-name="P38"><text:span text:style-name="T42">OK</text:span>.</text:p>
          </table:table-cell>
        </table:table-row>
        <table:table-row>
          <table:table-cell table:style-name="Tableau1.A77" office:value-type="string">
            <text:p text:style-name="P3">gthumb</text:p>
          </table:table-cell>
          <table:table-cell table:style-name="Tableau1.B46" office:value-type="string">
            <text:p text:style-name="P39">3.2.9.1 / 3.2.8 / 3.4.0</text:p>
          </table:table-cell>
          <table:table-cell table:style-name="Tableau1.C46" office:value-type="string">
            <text:p text:style-name="P39"><text:a xlink:type="simple" xlink:href="http://slackbuilds.org/repository/14.1/graphics/gthumb/" text:style-name="Internet_20_link" text:visited-style-name="Visited_20_Internet_20_Link">http://slackbuilds.org/repository/14.1/graphics/gthumb/</text:a> </text:p>
          </table:table-cell>
          <table:table-cell table:style-name="Tableau1.D46" office:value-type="string">
            <text:p text:style-name="P39">OK.</text:p>
          </table:table-cell>
        </table:table-row>
        <table:table-row>
          <table:table-cell table:style-name="Tableau1.A77" office:value-type="string">
            <text:p text:style-name="P3">gtk-engines</text:p>
          </table:table-cell>
          <table:table-cell table:style-name="Tableau1.B47" office:value-type="string">
            <text:p text:style-name="P40">2.20.2 / 2.20.2 / 2.20.2</text:p>
          </table:table-cell>
          <table:table-cell table:style-name="Tableau1.C47" office:value-type="string">
            <text:p text:style-name="P40"><text:a xlink:type="simple" xlink:href="http://slackbuilds.org/repository/14.1/desktop/gtk-engines/" text:style-name="Internet_20_link" text:visited-style-name="Visited_20_Internet_20_Link">http://slackbuilds.org/repository/14.1/desktop/gtk-engines/</text:a> </text:p>
          </table:table-cell>
          <table:table-cell table:style-name="Tableau1.D47" office:value-type="string">
            <text:p text:style-name="P40">OK.</text:p>
          </table:table-cell>
        </table:table-row>
        <table:table-row>
          <table:table-cell table:style-name="Tableau1.A77" office:value-type="string">
            <text:p text:style-name="P3">gtk-xfce-engine</text:p>
          </table:table-cell>
          <table:table-cell table:style-name="Tableau1.B48" office:value-type="string">
            <text:p text:style-name="P7">3.2.0 / <text:span text:style-name="T12">3.0.1</text:span> / 3.2.0</text:p>
          </table:table-cell>
          <table:table-cell table:style-name="Tableau1.C48" office:value-type="string">
            <text:p text:style-name="P7"><text:a xlink:type="simple" xlink:href="http://archive.xfce.org/src/xfce/gtk-xfce-engine/" text:style-name="Internet_20_link" text:visited-style-name="Visited_20_Internet_20_Link">http://archive.xfce.org/src/xfce/gtk-xfce-engine/</text:a></text:p>
          </table:table-cell>
          <table:table-cell table:style-name="Tableau1.D48" office:value-type="string">
            <text:p text:style-name="P10">OK.</text:p>
          </table:table-cell>
        </table:table-row>
        <table:table-row>
          <table:table-cell table:style-name="Tableau1.A77" office:value-type="string">
            <text:p text:style-name="P3">gtkam</text:p>
          </table:table-cell>
          <table:table-cell table:style-name="Tableau1.B49" office:value-type="string">
            <text:p text:style-name="P40">0.2.0 / 0.2.0 / 0.2.0</text:p>
          </table:table-cell>
          <table:table-cell table:style-name="Tableau1.C49" office:value-type="string">
            <text:p text:style-name="P40"><text:a xlink:type="simple" xlink:href="http://slackbuilds.org/repository/14.1/graphics/gtkam/" text:style-name="Internet_20_link" text:visited-style-name="Visited_20_Internet_20_Link">http://slackbuilds.org/repository/14.1/graphics/gtkam/</text:a> </text:p>
          </table:table-cell>
          <table:table-cell table:style-name="Tableau1.D49" office:value-type="string">
            <text:p text:style-name="P40">OK.</text:p>
          </table:table-cell>
        </table:table-row>
        <table:table-row>
          <table:table-cell table:style-name="Tableau1.A77" office:value-type="string">
            <text:p text:style-name="P3">gtkmm</text:p>
          </table:table-cell>
          <table:table-cell table:style-name="Tableau1.B50" office:value-type="string">
            <text:p text:style-name="P40">2.24.4 / 2.24.4 / 2.24.4</text:p>
          </table:table-cell>
          <table:table-cell table:style-name="Tableau1.C50" office:value-type="string">
            <text:p text:style-name="P40"><text:a xlink:type="simple" xlink:href="http://slackbuilds.org/repository/14.1/libraries/gtkmm/" text:style-name="Internet_20_link" text:visited-style-name="Visited_20_Internet_20_Link">http://slackbuilds.org/repository/14.1/libraries/gtkmm/</text:a> </text:p>
          </table:table-cell>
          <table:table-cell table:style-name="Tableau1.D50" office:value-type="string">
            <text:p text:style-name="P40">OK.</text:p>
          </table:table-cell>
        </table:table-row>
        <text:soft-page-break/>
        <table:table-row>
          <table:table-cell table:style-name="Tableau1.A77" office:value-type="string">
            <text:p text:style-name="P3">gtkmm3</text:p>
          </table:table-cell>
          <table:table-cell table:style-name="Tableau1.B51" office:value-type="string">
            <text:p text:style-name="P40">3.8.1 / 3.8.1 / 3.8.1</text:p>
          </table:table-cell>
          <table:table-cell table:style-name="Tableau1.C51" office:value-type="string">
            <text:p text:style-name="P40"><text:a xlink:type="simple" xlink:href="http://slackbuilds.org/repository/14.1/libraries/gtkmm3/" text:style-name="Internet_20_link" text:visited-style-name="Visited_20_Internet_20_Link">http://slackbuilds.org/repository/14.1/libraries/gtkmm3/</text:a> </text:p>
          </table:table-cell>
          <table:table-cell table:style-name="Tableau1.D51" office:value-type="string">
            <text:p text:style-name="P40">OK.</text:p>
          </table:table-cell>
        </table:table-row>
        <table:table-row>
          <table:table-cell table:style-name="Tableau1.A77" office:value-type="string">
            <text:p text:style-name="P3">hoorex</text:p>
          </table:table-cell>
          <table:table-cell table:style-name="Tableau1.B52" office:value-type="string">
            <text:p text:style-name="Table_20_Contents">-</text:p>
          </table:table-cell>
          <table:table-cell table:style-name="Tableau1.C52" office:value-type="string">
            <text:p text:style-name="Table_20_Contents">-</text:p>
          </table:table-cell>
          <table:table-cell table:style-name="Tableau1.D52" office:value-type="string">
            <text:p text:style-name="P40">Remove.</text:p>
          </table:table-cell>
        </table:table-row>
        <table:table-row>
          <table:table-cell table:style-name="Tableau1.A77" office:value-type="string">
            <text:p text:style-name="P3">id3lib</text:p>
          </table:table-cell>
          <table:table-cell table:style-name="Tableau1.B53" office:value-type="string">
            <text:p text:style-name="P41">3.8.3 / 3.8.3 / 3.8.3</text:p>
          </table:table-cell>
          <table:table-cell table:style-name="Tableau1.C53" office:value-type="string">
            <text:p text:style-name="P41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1.D53" office:value-type="string">
            <text:p text:style-name="P41">OK.</text:p>
          </table:table-cell>
        </table:table-row>
        <table:table-row>
          <table:table-cell table:style-name="Tableau1.A77" office:value-type="string">
            <text:p text:style-name="P3">imlib2</text:p>
          </table:table-cell>
          <table:table-cell table:style-name="Tableau1.B54" office:value-type="string">
            <text:p text:style-name="P41">1.4.<text:span text:style-name="T30">7</text:span> / 1.4.7 / 1.4.7</text:p>
          </table:table-cell>
          <table:table-cell table:style-name="Tableau1.C54" office:value-type="string">
            <text:p text:style-name="P41"><text:a xlink:type="simple" xlink:href="http://slackbuilds.org/repository/14.1/libraries/imlib2/" text:style-name="Internet_20_link" text:visited-style-name="Visited_20_Internet_20_Link">http://slackbuilds.org/repository/14.1/libraries/imlib2/</text:a> </text:p>
          </table:table-cell>
          <table:table-cell table:style-name="Tableau1.D54" office:value-type="string">
            <text:p text:style-name="P136">OK.</text:p>
          </table:table-cell>
        </table:table-row>
        <table:table-row>
          <table:table-cell table:style-name="Tableau1.A77" office:value-type="string">
            <text:p text:style-name="P3">inkscape</text:p>
          </table:table-cell>
          <table:table-cell table:style-name="Tableau1.B55" office:value-type="string">
            <text:p text:style-name="P41">0.<text:span text:style-name="T45">91</text:span> / 0.91 / 0.91</text:p>
          </table:table-cell>
          <table:table-cell table:style-name="Tableau1.C55" office:value-type="string">
            <text:p text:style-name="P41"><text:a xlink:type="simple" xlink:href="http://slackbuilds.org/repository/14.1/graphics/inkscape/" text:style-name="Internet_20_link" text:visited-style-name="Visited_20_Internet_20_Link">http://slackbuilds.org/repository/14.1/graphics/inkscape/</text:a> </text:p>
          </table:table-cell>
          <table:table-cell table:style-name="Tableau1.D55" office:value-type="string">
            <text:p text:style-name="P41"><text:span text:style-name="T45">OK</text:span>.</text:p>
          </table:table-cell>
        </table:table-row>
        <table:table-row>
          <table:table-cell table:style-name="Tableau1.A77" office:value-type="string">
            <text:p text:style-name="P3">jdk</text:p>
          </table:table-cell>
          <table:table-cell table:style-name="Tableau1.B56" office:value-type="string">
            <text:p text:style-name="P42">8u<text:span text:style-name="T27">51</text:span> / 8u<text:span text:style-name="T27">51</text:span> / 8u<text:span text:style-name="T27">51</text:span></text:p>
          </table:table-cell>
          <table:table-cell table:style-name="Tableau1.C56" office:value-type="string">
            <text:p text:style-name="P42"><text:a xlink:type="simple" xlink:href="http://www.oracle.com/technetwork/java/javase/downloads/index.html" text:style-name="Internet_20_link" text:visited-style-name="Visited_20_Internet_20_Link">http://www.oracle.com/technetwork/java/javase/downloads/index.html</text:a> </text:p>
          </table:table-cell>
          <table:table-cell table:style-name="Tableau1.D56" office:value-type="string">
            <text:p text:style-name="P42">OK.</text:p>
          </table:table-cell>
        </table:table-row>
        <table:table-row>
          <table:table-cell table:style-name="Tableau1.A77" office:value-type="string">
            <text:p text:style-name="P3">lame</text:p>
          </table:table-cell>
          <table:table-cell table:style-name="Tableau1.B57" office:value-type="string">
            <text:p text:style-name="P43">3.99.5 / 3.99.5 / 3.99.5</text:p>
          </table:table-cell>
          <table:table-cell table:style-name="Tableau1.C57" office:value-type="string">
            <text:p text:style-name="P43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1.D57" office:value-type="string">
            <text:p text:style-name="P43">OK.</text:p>
          </table:table-cell>
        </table:table-row>
        <table:table-row>
          <table:table-cell table:style-name="Tableau1.A77" office:value-type="string">
            <text:p text:style-name="P3">leafpad</text:p>
          </table:table-cell>
          <table:table-cell table:style-name="Tableau1.B58" office:value-type="string">
            <text:p text:style-name="P44">0.8.18.1 / 0.8.18.1 / 0.8.17 (?)</text:p>
          </table:table-cell>
          <table:table-cell table:style-name="Tableau1.C58" office:value-type="string">
            <text:p text:style-name="P44"><text:a xlink:type="simple" xlink:href="http://slackbuilds.org/repository/14.1/office/leafpad/" text:style-name="Internet_20_link" text:visited-style-name="Visited_20_Internet_20_Link">http://slackbuilds.org/repository/14.1/office/leafpad/</text:a> </text:p>
          </table:table-cell>
          <table:table-cell table:style-name="Tableau1.D58" office:value-type="string">
            <text:p text:style-name="P44">OK.</text:p>
          </table:table-cell>
        </table:table-row>
        <table:table-row>
          <table:table-cell table:style-name="Tableau1.A77" office:value-type="string">
            <text:p text:style-name="P3">libburn</text:p>
          </table:table-cell>
          <table:table-cell table:style-name="Tableau1.B59" office:value-type="string">
            <text:p text:style-name="P44">1.<text:span text:style-name="T30">4.0</text:span> / 1.4.0 / 1.4.0</text:p>
          </table:table-cell>
          <table:table-cell table:style-name="Tableau1.C59" office:value-type="string">
            <text:p text:style-name="P44"><text:a xlink:type="simple" xlink:href="http://slackbuilds.org/repository/14.1/libraries/libburn/" text:style-name="Internet_20_link" text:visited-style-name="Visited_20_Internet_20_Link">http://slackbuilds.org/repository/14.1/libraries/libburn/</text:a> </text:p>
          </table:table-cell>
          <table:table-cell table:style-name="Tableau1.D59" office:value-type="string">
            <text:p text:style-name="P137">OK.</text:p>
          </table:table-cell>
        </table:table-row>
        <table:table-row>
          <table:table-cell table:style-name="Tableau1.A77" office:value-type="string">
            <text:p text:style-name="P3">libcdaudio</text:p>
          </table:table-cell>
          <table:table-cell table:style-name="Tableau1.B60" office:value-type="string">
            <text:p text:style-name="P45">0.99.12p2 / 0.99.12p2 / 0.99.12p2</text:p>
          </table:table-cell>
          <table:table-cell table:style-name="Tableau1.C60" office:value-type="string">
            <text:p text:style-name="P45"><text:a xlink:type="simple" xlink:href="http://slackbuilds.org/repository/14.1/libraries/libcdaudio/" text:style-name="Internet_20_link" text:visited-style-name="Visited_20_Internet_20_Link">http://slackbuilds.org/repository/14.1/libraries/libcdaudio/</text:a> </text:p>
          </table:table-cell>
          <table:table-cell table:style-name="Tableau1.D60" office:value-type="string">
            <text:p text:style-name="P45">OK.</text:p>
          </table:table-cell>
        </table:table-row>
        <table:table-row>
          <table:table-cell table:style-name="Tableau1.A77" office:value-type="string">
            <text:p text:style-name="P3">libcuefile</text:p>
          </table:table-cell>
          <table:table-cell table:style-name="Tableau1.B61" office:value-type="string">
            <text:p text:style-name="P45">r475 / r475 / r475</text:p>
          </table:table-cell>
          <table:table-cell table:style-name="Tableau1.C61" office:value-type="string">
            <text:p text:style-name="P45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1.D61" office:value-type="string">
            <text:p text:style-name="P45">OK.</text:p>
          </table:table-cell>
        </table:table-row>
        <table:table-row>
          <table:table-cell table:style-name="Tableau1.A77" office:value-type="string">
            <text:p text:style-name="P3">libdv</text:p>
          </table:table-cell>
          <table:table-cell table:style-name="Tableau1.B62" office:value-type="string">
            <text:p text:style-name="P45">1.0.0 / 1.0.0 / 1.0.0</text:p>
          </table:table-cell>
          <table:table-cell table:style-name="Tableau1.C62" office:value-type="string">
            <text:p text:style-name="P45"><text:a xlink:type="simple" xlink:href="http://slackbuilds.org/repository/14.1/libraries/libdv/" text:style-name="Internet_20_link" text:visited-style-name="Visited_20_Internet_20_Link">http://slackbuilds.org/repository/14.1/libraries/libdv/</text:a> </text:p>
          </table:table-cell>
          <table:table-cell table:style-name="Tableau1.D62" office:value-type="string">
            <text:p text:style-name="P45">OK.</text:p>
          </table:table-cell>
        </table:table-row>
        <table:table-row>
          <table:table-cell table:style-name="Tableau1.A77" office:value-type="string">
            <text:p text:style-name="P3">libdvdcss</text:p>
          </table:table-cell>
          <table:table-cell table:style-name="Tableau1.B63" office:value-type="string">
            <text:p text:style-name="P46">1.2.13 / 1.2.13 / 1.2.13</text:p>
          </table:table-cell>
          <table:table-cell table:style-name="Tableau1.C63" office:value-type="string">
            <text:p text:style-name="P46"><text:a xlink:type="simple" xlink:href="http://slackbuilds.org/repository/14.1/libraries/libdvdcss/" text:style-name="Internet_20_link" text:visited-style-name="Visited_20_Internet_20_Link">http://slackbuilds.org/repository/14.1/libraries/libdvdcss/</text:a> </text:p>
          </table:table-cell>
          <table:table-cell table:style-name="Tableau1.D63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dvdnav</text:p>
          </table:table-cell>
          <table:table-cell table:style-name="Tableau1.B64" office:value-type="string">
            <text:p text:style-name="P46">4.2.0 / 4.2.0 / 5.0.0</text:p>
          </table:table-cell>
          <table:table-cell table:style-name="Tableau1.C64" office:value-type="string">
            <text:p text:style-name="P46"><text:a xlink:type="simple" xlink:href="http://slackbuilds.org/repository/14.1/libraries/libdvdnav/" text:style-name="Internet_20_link" text:visited-style-name="Visited_20_Internet_20_Link">http://slackbuilds.org/repository/14.1/libraries/libdvdnav/</text:a> </text:p>
          </table:table-cell>
          <table:table-cell table:style-name="Tableau1.D64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exif-gtk</text:p>
          </table:table-cell>
          <table:table-cell table:style-name="Tableau1.B65" office:value-type="string">
            <text:p text:style-name="P46">0.3.5 / 0.3.5 / 0.4.0</text:p>
          </table:table-cell>
          <table:table-cell table:style-name="Tableau1.C65" office:value-type="string">
            <text:p text:style-name="P46"><text:a xlink:type="simple" xlink:href="http://slackbuilds.org/repository/14.1/libraries/libexif-gtk/" text:style-name="Internet_20_link" text:visited-style-name="Visited_20_Internet_20_Link">http://slackbuilds.org/repository/14.1/libraries/libexif-gtk/</text:a> </text:p>
          </table:table-cell>
          <table:table-cell table:style-name="Tableau1.D65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gnomecanvas</text:p>
          </table:table-cell>
          <table:table-cell table:style-name="Tableau1.B66" office:value-type="string">
            <text:p text:style-name="P46">2.30.3 / 2.30.3 / 2.30.3</text:p>
          </table:table-cell>
          <table:table-cell table:style-name="Tableau1.C66" office:value-type="string">
            <text:p text:style-name="P46"><text:a xlink:type="simple" xlink:href="http://slackbuilds.org/repository/14.1/libraries/libgnomecanvas/" text:style-name="Internet_20_link" text:visited-style-name="Visited_20_Internet_20_Link">http://slackbuilds.org/repository/14.1/libraries/libgnomecanvas/</text:a> </text:p>
          </table:table-cell>
          <table:table-cell table:style-name="Tableau1.D66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gnomecups</text:p>
          </table:table-cell>
          <table:table-cell table:style-name="Tableau1.B67" office:value-type="string">
            <text:p text:style-name="P46">0.2.3 / 0.2.3 / 0.2.3</text:p>
          </table:table-cell>
          <table:table-cell table:style-name="Tableau1.C67" office:value-type="string">
            <text:p text:style-name="P46"><text:a xlink:type="simple" xlink:href="http://slackbuilds.org/repository/14.1/libraries/libgnomecups/" text:style-name="Internet_20_link" text:visited-style-name="Visited_20_Internet_20_Link">http://slackbuilds.org/repository/14.1/libraries/libgnomecups/</text:a> </text:p>
          </table:table-cell>
          <table:table-cell table:style-name="Tableau1.D67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gnomeprint</text:p>
          </table:table-cell>
          <table:table-cell table:style-name="Tableau1.B68" office:value-type="string">
            <text:p text:style-name="P47">2.18.8 / 2.18.8 / 2.18.8</text:p>
          </table:table-cell>
          <table:table-cell table:style-name="Tableau1.C68" office:value-type="string">
            <text:p text:style-name="P47"><text:a xlink:type="simple" xlink:href="http://slackbuilds.org/repository/14.1/libraries/libgnomeprint/" text:style-name="Internet_20_link" text:visited-style-name="Visited_20_Internet_20_Link">http://slackbuilds.org/repository/14.1/libraries/libgnomeprint/</text:a> </text:p>
          </table:table-cell>
          <table:table-cell table:style-name="Tableau1.D68" office:value-type="string">
            <text:p text:style-name="P47">OK.</text:p>
          </table:table-cell>
        </table:table-row>
        <table:table-row>
          <table:table-cell table:style-name="Tableau1.A77" office:value-type="string">
            <text:p text:style-name="P3">libgnomeprintui</text:p>
          </table:table-cell>
          <table:table-cell table:style-name="Tableau1.B69" office:value-type="string">
            <text:p text:style-name="P47">2.18.6 / 2.18.6 / 2.18.6</text:p>
          </table:table-cell>
          <table:table-cell table:style-name="Tableau1.C69" office:value-type="string">
            <text:p text:style-name="P47"><text:a xlink:type="simple" xlink:href="http://slackbuilds.org/repository/14.1/libraries/libgnomeprintui/" text:style-name="Internet_20_link" text:visited-style-name="Visited_20_Internet_20_Link">http://slackbuilds.org/repository/14.1/libraries/libgnomeprintui/</text:a> </text:p>
          </table:table-cell>
          <table:table-cell table:style-name="Tableau1.D69" office:value-type="string">
            <text:p text:style-name="P47">OK.</text:p>
          </table:table-cell>
        </table:table-row>
        <table:table-row>
          <table:table-cell table:style-name="Tableau1.A77" office:value-type="string">
            <text:p text:style-name="P3">libisofs</text:p>
          </table:table-cell>
          <table:table-cell table:style-name="Tableau1.B70" office:value-type="string">
            <text:p text:style-name="P44">1.<text:span text:style-name="T30">4.0</text:span> / 1.4.0 / 1.4.0</text:p>
          </table:table-cell>
          <table:table-cell table:style-name="Tableau1.C70" office:value-type="string">
            <text:p text:style-name="P44"><text:a xlink:type="simple" xlink:href="http://slackbuilds.org/repository/14.1/libraries/libisofs/" text:style-name="Internet_20_link" text:visited-style-name="Visited_20_Internet_20_Link">http://slackbuilds.org/repository/14.1/libraries/libisofs/</text:a> </text:p>
          </table:table-cell>
          <table:table-cell table:style-name="Tableau1.D70" office:value-type="string">
            <text:p text:style-name="P44"><text:span text:style-name="T30">OK</text:span>.</text:p>
          </table:table-cell>
        </table:table-row>
        <table:table-row>
          <table:table-cell table:style-name="Tableau1.A77" office:value-type="string">
            <text:p text:style-name="P3">libmp4v2</text:p>
          </table:table-cell>
          <table:table-cell table:style-name="Tableau1.B71" office:value-type="string">
            <text:p text:style-name="P48">2.0.0 / 2.0.0 / 2.0.0</text:p>
          </table:table-cell>
          <table:table-cell table:style-name="Tableau1.C71" office:value-type="string">
            <text:p text:style-name="P48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1.D71" office:value-type="string">
            <text:p text:style-name="P48">OK.</text:p>
          </table:table-cell>
        </table:table-row>
        <table:table-row>
          <table:table-cell table:style-name="Tableau1.A77" office:value-type="string">
            <text:p text:style-name="P3">libmpeg2</text:p>
          </table:table-cell>
          <table:table-cell table:style-name="Tableau1.B72" office:value-type="string">
            <text:p text:style-name="P48">0.5.1 / 0.5.1 / 0.5.1</text:p>
          </table:table-cell>
          <table:table-cell table:style-name="Tableau1.C72" office:value-type="string">
            <text:p text:style-name="P48"><text:a xlink:type="simple" xlink:href="http://slackbuilds.org/repository/14.1/libraries/libmpeg2/" text:style-name="Internet_20_link" text:visited-style-name="Visited_20_Internet_20_Link">http://slackbuilds.org/repository/14.1/libraries/libmpeg2/</text:a> </text:p>
          </table:table-cell>
          <table:table-cell table:style-name="Tableau1.D72" office:value-type="string">
            <text:p text:style-name="P48">OK.</text:p>
          </table:table-cell>
        </table:table-row>
        <table:table-row>
          <table:table-cell table:style-name="Tableau1.A77" office:value-type="string">
            <text:p text:style-name="P3">libopenraw</text:p>
          </table:table-cell>
          <table:table-cell table:style-name="Tableau1.B73" office:value-type="string">
            <text:p text:style-name="P48">0.0.9 / 0.0.9 / 0.0.9</text:p>
          </table:table-cell>
          <table:table-cell table:style-name="Tableau1.C73" office:value-type="string">
            <text:p text:style-name="P49"><text:a xlink:type="simple" xlink:href="http://slackbuilds.org/repository/14.1/libraries/libopenraw/" text:style-name="Internet_20_link" text:visited-style-name="Visited_20_Internet_20_Link">http://slackbuilds.org/repository/14.1/libraries/libopenraw/</text:a> </text:p>
          </table:table-cell>
          <table:table-cell table:style-name="Tableau1.D73" office:value-type="string">
            <text:p text:style-name="P49">OK.</text:p>
          </table:table-cell>
        </table:table-row>
        <table:table-row>
          <table:table-cell table:style-name="Tableau1.A77" office:value-type="string">
            <text:p text:style-name="P3">libquicktime</text:p>
          </table:table-cell>
          <table:table-cell table:style-name="Tableau1.B74" office:value-type="string">
            <text:p text:style-name="P49">1.2.4 / 1.2.4 / 1.2.4</text:p>
          </table:table-cell>
          <table:table-cell table:style-name="Tableau1.C74" office:value-type="string">
            <text:p text:style-name="P49"><text:a xlink:type="simple" xlink:href="http://slackbuilds.org/repository/14.1/libraries/libquicktime/" text:style-name="Internet_20_link" text:visited-style-name="Visited_20_Internet_20_Link">http://slackbuilds.org/repository/14.1/libraries/libquicktime/</text:a> </text:p>
          </table:table-cell>
          <table:table-cell table:style-name="Tableau1.D74" office:value-type="string">
            <text:p text:style-name="P49">OK.</text:p>
          </table:table-cell>
        </table:table-row>
        <table:table-row>
          <table:table-cell table:style-name="Tableau1.A77" office:value-type="string">
            <text:p text:style-name="P3">libreoffice</text:p>
          </table:table-cell>
          <table:table-cell table:style-name="Tableau1.B75" office:value-type="string">
            <text:p text:style-name="P50">4.4.<text:span text:style-name="T26">4</text:span> / 4.4.<text:span text:style-name="T26">4</text:span> / 4.4.<text:span text:style-name="T26">4</text:span></text:p>
          </table:table-cell>
          <table:table-cell table:style-name="Tableau1.C75" office:value-type="string">
            <text:p text:style-name="P50"><text:a xlink:type="simple" xlink:href="http://slackbuilds.org/repository/14.1/office/libreoffice/" text:style-name="Internet_20_link" text:visited-style-name="Visited_20_Internet_20_Link">http://slackbuilds.org/repository/14.1/office/libreoffice/</text:a> </text:p>
          </table:table-cell>
          <table:table-cell table:style-name="Tableau1.D75" office:value-type="string">
            <text:p text:style-name="P50">OK.</text:p>
          </table:table-cell>
        </table:table-row>
        <table:table-row>
          <table:table-cell table:style-name="Tableau1.A77" office:value-type="string">
            <text:p text:style-name="P3">libreoffice-helppack</text:p>
          </table:table-cell>
          <table:table-cell table:style-name="Tableau1.B76" office:value-type="string">
            <text:p text:style-name="P50">4.4.<text:span text:style-name="T26">4</text:span> / 4.4.<text:span text:style-name="T26">4</text:span> / 4.4.<text:span text:style-name="T26">4</text:span></text:p>
          </table:table-cell>
          <table:table-cell table:style-name="Tableau1.C76" office:value-type="string">
            <text:p text:style-name="P50"><text:a xlink:type="simple" xlink:href="http://slackbuilds.org/repository/14.1/office/libreoffice-helppack/" text:style-name="Internet_20_link" text:visited-style-name="Visited_20_Internet_20_Link">http://slackbuilds.org/repository/14.1/office/libreoffice-helppack/</text:a> </text:p>
          </table:table-cell>
          <table:table-cell table:style-name="Tableau1.D76" office:value-type="string">
            <text:p text:style-name="P50">OK.</text:p>
          </table:table-cell>
        </table:table-row>
        <text:soft-page-break/>
        <table:table-row>
          <table:table-cell table:style-name="Tableau1.A77" office:value-type="string">
            <text:p text:style-name="P3">libreoffice-langpack</text:p>
          </table:table-cell>
          <table:table-cell table:style-name="Tableau1.B77" office:value-type="string">
            <text:p text:style-name="P50">4.4.<text:span text:style-name="T26">4</text:span> / 4.4.<text:span text:style-name="T26">4</text:span> / 4.4.<text:span text:style-name="T26">4</text:span></text:p>
          </table:table-cell>
          <table:table-cell table:style-name="Tableau1.C77" office:value-type="string">
            <text:p text:style-name="P50"><text:a xlink:type="simple" xlink:href="http://slackbuilds.org/repository/14.1/office/libreoffice-langpack/" text:style-name="Internet_20_link" text:visited-style-name="Visited_20_Internet_20_Link">http://slackbuilds.org/repository/14.1/office/libreoffice-langpack/</text:a> </text:p>
          </table:table-cell>
          <table:table-cell table:style-name="Tableau1.D77" office:value-type="string">
            <text:p text:style-name="P50">OK.</text:p>
          </table:table-cell>
        </table:table-row>
        <table:table-row>
          <table:table-cell table:style-name="Tableau1.A117" office:value-type="string">
            <text:p text:style-name="P3">libsigc++</text:p>
          </table:table-cell>
          <table:table-cell table:style-name="Tableau1.B78" office:value-type="string">
            <text:p text:style-name="P51">2.2.11 / 2.2.11 / 2.2.11</text:p>
          </table:table-cell>
          <table:table-cell table:style-name="Tableau1.C78" office:value-type="string">
            <text:p text:style-name="P51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1.D78" office:value-type="string">
            <text:p text:style-name="P51">OK.</text:p>
          </table:table-cell>
        </table:table-row>
        <table:table-row>
          <table:table-cell table:style-name="Tableau1.A117" office:value-type="string">
            <text:p text:style-name="P3">libunique</text:p>
          </table:table-cell>
          <table:table-cell table:style-name="Tableau1.B79" office:value-type="string">
            <text:p text:style-name="P51">1.1.6 / 1.1.6 / 1.1.6</text:p>
          </table:table-cell>
          <table:table-cell table:style-name="Tableau1.C79" office:value-type="string">
            <text:p text:style-name="P52"><text:a xlink:type="simple" xlink:href="http://slackbuilds.org/repository/14.1/libraries/libunique/" text:style-name="Internet_20_link" text:visited-style-name="Visited_20_Internet_20_Link">http://slackbuilds.org/repository/14.1/libraries/libunique/</text:a> </text:p>
          </table:table-cell>
          <table:table-cell table:style-name="Tableau1.D79" office:value-type="string">
            <text:p text:style-name="P52">OK.</text:p>
          </table:table-cell>
        </table:table-row>
        <table:table-row>
          <table:table-cell table:style-name="Tableau1.A117" office:value-type="string">
            <text:p text:style-name="P3">libupnp</text:p>
          </table:table-cell>
          <table:table-cell table:style-name="Tableau1.B80" office:value-type="string">
            <text:p text:style-name="P52">1.6.17 / 1.6.17 / <text:span text:style-name="T18">1.6.19</text:span></text:p>
          </table:table-cell>
          <table:table-cell table:style-name="Tableau1.C80" office:value-type="string">
            <text:p text:style-name="P53"><text:a xlink:type="simple" xlink:href="http://slackbuilds.org/repository/14.1/libraries/libupnp/" text:style-name="Internet_20_link" text:visited-style-name="Visited_20_Internet_20_Link">http://slackbuilds.org/repository/14.1/libraries/libupnp/</text:a> </text:p>
          </table:table-cell>
          <table:table-cell table:style-name="Tableau1.D80" office:value-type="string">
            <text:p text:style-name="P53"><text:span text:style-name="T30">OK</text:span>. <text:span text:style-name="T30">Later version doesn't build.</text:span></text:p>
          </table:table-cell>
        </table:table-row>
        <table:table-row>
          <table:table-cell table:style-name="Tableau1.A117" office:value-type="string">
            <text:p text:style-name="P3">libxfce4ui</text:p>
          </table:table-cell>
          <table:table-cell table:style-name="Tableau1.B81" office:value-type="string">
            <text:p text:style-name="P7">4.12.1 / <text:span text:style-name="T12">4.10.0</text:span> / 4.12.1</text:p>
          </table:table-cell>
          <table:table-cell table:style-name="Tableau1.C81" office:value-type="string">
            <text:p text:style-name="P7"><text:a xlink:type="simple" xlink:href="http://archive.xfce.org/src/xfce/libxfce4ui/" text:style-name="Internet_20_link" text:visited-style-name="Visited_20_Internet_20_Link">http://archive.xfce.org/src/xfce/libxfce4ui/</text:a></text:p>
          </table:table-cell>
          <table:table-cell table:style-name="Tableau1.D81" office:value-type="string">
            <text:p text:style-name="P10">OK.</text:p>
          </table:table-cell>
        </table:table-row>
        <table:table-row>
          <table:table-cell table:style-name="Tableau1.A117" office:value-type="string">
            <text:p text:style-name="P3">libxfce4util</text:p>
          </table:table-cell>
          <table:table-cell table:style-name="Tableau1.B82" office:value-type="string">
            <text:p text:style-name="P8">4.12.1 / <text:span text:style-name="T12">4.10.1</text:span> / 4.12.1</text:p>
          </table:table-cell>
          <table:table-cell table:style-name="Tableau1.C82" office:value-type="string">
            <text:p text:style-name="P9"><text:a xlink:type="simple" xlink:href="http://archive.xfce.org/src/xfce/libxfce4util/" text:style-name="Internet_20_link" text:visited-style-name="Visited_20_Internet_20_Link"><text:span text:style-name="T3">http://archive.xfce.org/src/xfce/libxfce4util/</text:span></text:a></text:p>
          </table:table-cell>
          <table:table-cell table:style-name="Tableau1.D82" office:value-type="string">
            <text:p text:style-name="P10">OK.</text:p>
          </table:table-cell>
        </table:table-row>
        <table:table-row>
          <table:table-cell table:style-name="Tableau1.A117" office:value-type="string">
            <text:p text:style-name="P3">lua</text:p>
          </table:table-cell>
          <table:table-cell table:style-name="Tableau1.B83" office:value-type="string">
            <text:p text:style-name="P54">5.1.5 / 5.1.5 / 5.1.5</text:p>
          </table:table-cell>
          <table:table-cell table:style-name="Tableau1.C83" office:value-type="string">
            <text:p text:style-name="P54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1.D83" office:value-type="string">
            <text:p text:style-name="P54"><text:span text:style-name="T30">OK. </text:span>Stick with 5.1.x version.</text:p>
          </table:table-cell>
        </table:table-row>
        <table:table-row>
          <table:table-cell table:style-name="Tableau1.A117" office:value-type="string">
            <text:p text:style-name="P3">luna-wallpapers</text:p>
          </table:table-cell>
          <table:table-cell table:style-name="Tableau1.B84" office:value-type="string">
            <text:p text:style-name="P55">0.2 / 0.2 / 0.2</text:p>
          </table:table-cell>
          <table:table-cell table:style-name="Tableau1.C84" office:value-type="string">
            <text:p text:style-name="P55"><text:a xlink:type="simple" xlink:href="http://slackbuilds.org/repository/14.1/desktop/luna-wallpapers/" text:style-name="Internet_20_link" text:visited-style-name="Visited_20_Internet_20_Link">http://slackbuilds.org/repository/14.1/desktop/luna-wallpapers/</text:a> </text:p>
          </table:table-cell>
          <table:table-cell table:style-name="Tableau1.D84" office:value-type="string">
            <text:p text:style-name="P55">OK.</text:p>
          </table:table-cell>
        </table:table-row>
        <table:table-row>
          <table:table-cell table:style-name="Tableau1.A117" office:value-type="string">
            <text:p text:style-name="P3">lxml</text:p>
          </table:table-cell>
          <table:table-cell table:style-name="Tableau1.B85" office:value-type="string">
            <text:p text:style-name="P56">3.4.<text:span text:style-name="T31">4</text:span> / 3.4.4 / 3.4.4</text:p>
          </table:table-cell>
          <table:table-cell table:style-name="Tableau1.C85" office:value-type="string">
            <text:p text:style-name="P56"><text:a xlink:type="simple" xlink:href="http://slackbuilds.org/repository/14.1/python/lxml/" text:style-name="Internet_20_link" text:visited-style-name="Visited_20_Internet_20_Link">http://slackbuilds.org/repository/14.1/python/lxml/</text:a> </text:p>
          </table:table-cell>
          <table:table-cell table:style-name="Tableau1.D85" office:value-type="string">
            <text:p text:style-name="P57"><text:span text:style-name="T31">OK</text:span>.</text:p>
          </table:table-cell>
        </table:table-row>
        <table:table-row>
          <table:table-cell table:style-name="Tableau1.A117" office:value-type="string">
            <text:p text:style-name="P3">microlinux-wallpapers</text:p>
          </table:table-cell>
          <table:table-cell table:style-name="Tableau1.B86" office:value-type="string">
            <text:p text:style-name="P56">1.0 (none)</text:p>
          </table:table-cell>
          <table:table-cell table:style-name="Tableau1.C86" office:value-type="string">
            <text:p text:style-name="P56"><text:a xlink:type="simple" xlink:href="http://www.microlinux.fr/download/backdrops.tar.gz" text:style-name="Internet_20_link" text:visited-style-name="Visited_20_Internet_20_Link">http://www.microlinux.fr/download/backdrops.tar.gz</text:a> </text:p>
          </table:table-cell>
          <table:table-cell table:style-name="Tableau1.D86" office:value-type="string">
            <text:p text:style-name="P56">OK.</text:p>
          </table:table-cell>
        </table:table-row>
        <table:table-row>
          <table:table-cell table:style-name="Tableau1.A117" office:value-type="string">
            <text:p text:style-name="P3">mlt</text:p>
          </table:table-cell>
          <table:table-cell table:style-name="Tableau1.B87" office:value-type="string">
            <text:p text:style-name="P57">0.9.<text:span text:style-name="T40">6</text:span> / 0.9.6 / 0.9.6</text:p>
          </table:table-cell>
          <table:table-cell table:style-name="Tableau1.C87" office:value-type="string">
            <text:p text:style-name="P57"><text:a xlink:type="simple" xlink:href="http://slackbuilds.org/repository/14.1/multimedia/mlt/" text:style-name="Internet_20_link" text:visited-style-name="Visited_20_Internet_20_Link">http://slackbuilds.org/repository/14.1/multimedia/mlt/</text:a> </text:p>
          </table:table-cell>
          <table:table-cell table:style-name="Tableau1.D87" office:value-type="string">
            <text:p text:style-name="P140">OK.</text:p>
          </table:table-cell>
        </table:table-row>
        <table:table-row>
          <table:table-cell table:style-name="Tableau1.A117" office:value-type="string">
            <text:p text:style-name="P3">mm-common</text:p>
          </table:table-cell>
          <table:table-cell table:style-name="Tableau1.B88" office:value-type="string">
            <text:p text:style-name="P58">0.9.<text:span text:style-name="T32">7</text:span> / 0.9.7 / 0.9.7</text:p>
          </table:table-cell>
          <table:table-cell table:style-name="Tableau1.C88" office:value-type="string">
            <text:p text:style-name="P58"><text:a xlink:type="simple" xlink:href="http://slackbuilds.org/repository/14.1/development/mm-common/" text:style-name="Internet_20_link" text:visited-style-name="Visited_20_Internet_20_Link">http://slackbuilds.org/repository/14.1/development/mm-common/</text:a> </text:p>
          </table:table-cell>
          <table:table-cell table:style-name="Tableau1.D88" office:value-type="string">
            <text:p text:style-name="P58"><text:span text:style-name="T32">OK</text:span>.</text:p>
          </table:table-cell>
        </table:table-row>
        <table:table-row>
          <table:table-cell table:style-name="Tableau1.A117" office:value-type="string">
            <text:p text:style-name="P3">mozilla-firefox-langpack</text:p>
          </table:table-cell>
          <table:table-cell table:style-name="Tableau1.B89" office:value-type="string">
            <text:p text:style-name="P58">31.<text:span text:style-name="T26">8</text:span>.0 / - / 31.<text:span text:style-name="T26">8</text:span>.0</text:p>
          </table:table-cell>
          <table:table-cell table:style-name="Tableau1.C89" office:value-type="string">
            <text:p text:style-name="P58"><text:a xlink:type="simple" xlink:href="https://ftp.mozilla.org/pub/mozilla.org/firefox/releases/" text:style-name="Internet_20_link" text:visited-style-name="Visited_20_Internet_20_Link">https://ftp.mozilla.org/pub/mozilla.org/firefox/releases/</text:a> </text:p>
          </table:table-cell>
          <table:table-cell table:style-name="Tableau1.D89" office:value-type="string">
            <text:p text:style-name="P58">OK.</text:p>
          </table:table-cell>
        </table:table-row>
        <table:table-row>
          <table:table-cell table:style-name="Tableau1.A117" office:value-type="string">
            <text:p text:style-name="P3">mozilla-thunderbird-langpack</text:p>
          </table:table-cell>
          <table:table-cell table:style-name="Tableau1.B90" office:value-type="string">
            <text:p text:style-name="P58">3<text:span text:style-name="T26">8</text:span>.<text:span text:style-name="T26">1</text:span>.0 / - / 3<text:span text:style-name="T26">8</text:span>.<text:span text:style-name="T26">1</text:span>.0</text:p>
          </table:table-cell>
          <table:table-cell table:style-name="Tableau1.C90" office:value-type="string">
            <text:p text:style-name="P58"><text:a xlink:type="simple" xlink:href="https://ftp.mozilla.org/pub/mozilla.org/thunderbird/releases/" text:style-name="Internet_20_link" text:visited-style-name="Visited_20_Internet_20_Link">https://ftp.mozilla.org/pub/mozilla.org/thunderbird/releases/</text:a> </text:p>
          </table:table-cell>
          <table:table-cell table:style-name="Tableau1.D90" office:value-type="string">
            <text:p text:style-name="P58">OK.</text:p>
          </table:table-cell>
        </table:table-row>
        <table:table-row>
          <table:table-cell table:style-name="Tableau1.A117" office:value-type="string">
            <text:p text:style-name="P3">mplayer-codecs32</text:p>
          </table:table-cell>
          <table:table-cell table:style-name="Tableau1.B91" office:value-type="string">
            <text:p text:style-name="P59">20110131 / 20110131 / -</text:p>
          </table:table-cell>
          <table:table-cell table:style-name="Tableau1.C91" office:value-type="string">
            <text:p text:style-name="P59"><text:a xlink:type="simple" xlink:href="http://slackbuilds.org/repository/14.1/multimedia/mplayer-codecs32/" text:style-name="Internet_20_link" text:visited-style-name="Visited_20_Internet_20_Link">http://slackbuilds.org/repository/14.1/multimedia/mplayer-codecs32/</text:a> </text:p>
          </table:table-cell>
          <table:table-cell table:style-name="Tableau1.D91" office:value-type="string">
            <text:p text:style-name="P59">OK.</text:p>
          </table:table-cell>
        </table:table-row>
        <table:table-row>
          <table:table-cell table:style-name="Tableau1.A117" office:value-type="string">
            <text:p text:style-name="P3">mplayer-codecs64</text:p>
          </table:table-cell>
          <table:table-cell table:style-name="Tableau1.B92" office:value-type="string">
            <text:p text:style-name="P59">20061022 / 20061022 / -</text:p>
          </table:table-cell>
          <table:table-cell table:style-name="Tableau1.C92" office:value-type="string">
            <text:p text:style-name="P59"><text:a xlink:type="simple" xlink:href="http://slackbuilds.org/repository/14.1/multimedia/mplayer-codecs64/" text:style-name="Internet_20_link" text:visited-style-name="Visited_20_Internet_20_Link">http://slackbuilds.org/repository/14.1/multimedia/mplayer-codecs64/</text:a> </text:p>
          </table:table-cell>
          <table:table-cell table:style-name="Tableau1.D92" office:value-type="string">
            <text:p text:style-name="P59">OK.</text:p>
          </table:table-cell>
        </table:table-row>
        <table:table-row>
          <table:table-cell table:style-name="Tableau1.A117" office:value-type="string">
            <text:p text:style-name="P3">MPlayer</text:p>
          </table:table-cell>
          <table:table-cell table:style-name="Tableau1.B93" office:value-type="string">
            <text:p text:style-name="P60">1.1.1 / 1.1_20130819 / 1.1.1</text:p>
          </table:table-cell>
          <table:table-cell table:style-name="Tableau1.C93" office:value-type="string">
            <text:p text:style-name="P60"><text:a xlink:type="simple" xlink:href="https://www.mplayerhq.hu/design7/dload.html" text:style-name="Internet_20_link" text:visited-style-name="Visited_20_Internet_20_Link">https://www.mplayerhq.hu/design7/dload.html</text:a> </text:p>
          </table:table-cell>
          <table:table-cell table:style-name="Tableau1.D93" office:value-type="string">
            <text:p text:style-name="P60">OK.</text:p>
          </table:table-cell>
        </table:table-row>
        <table:table-row>
          <table:table-cell table:style-name="Tableau1.A117" office:value-type="string">
            <text:p text:style-name="P3">muParser</text:p>
          </table:table-cell>
          <table:table-cell table:style-name="Tableau1.B94" office:value-type="string">
            <text:p text:style-name="P60">2.2.<text:span text:style-name="T33">4</text:span> / 2.2.4 / 2.2.4</text:p>
          </table:table-cell>
          <table:table-cell table:style-name="Tableau1.C94" office:value-type="string">
            <text:p text:style-name="P60"><text:a xlink:type="simple" xlink:href="http://slackbuilds.org/repository/14.1/libraries/muParser/" text:style-name="Internet_20_link" text:visited-style-name="Visited_20_Internet_20_Link">http://slackbuilds.org/repository/14.1/libraries/muParser/</text:a> </text:p>
          </table:table-cell>
          <table:table-cell table:style-name="Tableau1.D94" office:value-type="string">
            <text:p text:style-name="P60"><text:span text:style-name="T33">OK</text:span>.</text:p>
          </table:table-cell>
        </table:table-row>
        <table:table-row>
          <table:table-cell table:style-name="Tableau1.A117" office:value-type="string">
            <text:p text:style-name="P3">numlockx</text:p>
          </table:table-cell>
          <table:table-cell table:style-name="Tableau1.B95" office:value-type="string">
            <text:p text:style-name="P60">1.2 / 1.2 / - </text:p>
          </table:table-cell>
          <table:table-cell table:style-name="Tableau1.C95" office:value-type="string">
            <text:p text:style-name="P60"><text:a xlink:type="simple" xlink:href="http://slackbuilds.org/repository/14.1/system/numlockx/" text:style-name="Internet_20_link" text:visited-style-name="Visited_20_Internet_20_Link">http://slackbuilds.org/repository/14.1/system/numlockx/</text:a> </text:p>
          </table:table-cell>
          <table:table-cell table:style-name="Tableau1.D95" office:value-type="string">
            <text:p text:style-name="P60">OK.</text:p>
          </table:table-cell>
        </table:table-row>
        <table:table-row>
          <table:table-cell table:style-name="Tableau1.A117" office:value-type="string">
            <text:p text:style-name="P3">numpy</text:p>
          </table:table-cell>
          <table:table-cell table:style-name="Tableau1.B96" office:value-type="string">
            <text:p text:style-name="P61">1.9.1 / 1.9.1 / -</text:p>
          </table:table-cell>
          <table:table-cell table:style-name="Tableau1.C96" office:value-type="string">
            <text:p text:style-name="P61"><text:a xlink:type="simple" xlink:href="http://slackbuilds.org/repository/14.1/development/numpy/" text:style-name="Internet_20_link" text:visited-style-name="Visited_20_Internet_20_Link">http://slackbuilds.org/repository/14.1/development/numpy/</text:a> </text:p>
          </table:table-cell>
          <table:table-cell table:style-name="Tableau1.D96" office:value-type="string">
            <text:p text:style-name="P61">OK.</text:p>
          </table:table-cell>
        </table:table-row>
        <table:table-row>
          <table:table-cell table:style-name="Tableau1.A117" office:value-type="string">
            <text:p text:style-name="P3">openshot</text:p>
          </table:table-cell>
          <table:table-cell table:style-name="Tableau1.B97" office:value-type="string">
            <text:p text:style-name="P61">1.4.3 / 1.4.3 / 1.4.3</text:p>
          </table:table-cell>
          <table:table-cell table:style-name="Tableau1.C97" office:value-type="string">
            <text:p text:style-name="P61"><text:a xlink:type="simple" xlink:href="http://slackbuilds.org/repository/14.1/multimedia/openshot/" text:style-name="Internet_20_link" text:visited-style-name="Visited_20_Internet_20_Link">http://slackbuilds.org/repository/14.1/multimedia/openshot/</text:a> </text:p>
          </table:table-cell>
          <table:table-cell table:style-name="Tableau1.D97" office:value-type="string">
            <text:p text:style-name="P61">OK.</text:p>
          </table:table-cell>
        </table:table-row>
        <table:table-row>
          <table:table-cell table:style-name="Tableau1.A117" office:value-type="string">
            <text:p text:style-name="P3">orage</text:p>
          </table:table-cell>
          <table:table-cell table:style-name="Tableau1.B98" office:value-type="string">
            <text:p text:style-name="P13">4.<text:span text:style-name="T34">12.1</text:span> / <text:span text:style-name="T13">4.8.4</text:span> / 4.12.1</text:p>
          </table:table-cell>
          <table:table-cell table:style-name="Tableau1.C98" office:value-type="string">
            <text:p text:style-name="P13"><text:a xlink:type="simple" xlink:href="http://archive.xfce.org/src/apps/orage/" text:style-name="Internet_20_link" text:visited-style-name="Visited_20_Internet_20_Link">http://archive.xfce.org/src/apps/orage/</text:a></text:p>
          </table:table-cell>
          <table:table-cell table:style-name="Tableau1.D98" office:value-type="string">
            <text:p text:style-name="P13"><text:span text:style-name="T34">OK</text:span>.</text:p>
          </table:table-cell>
        </table:table-row>
        <table:table-row>
          <table:table-cell table:style-name="Tableau1.A117" office:value-type="string">
            <text:p text:style-name="P3">orc</text:p>
          </table:table-cell>
          <table:table-cell table:style-name="Tableau1.B99" office:value-type="string">
            <text:p text:style-name="P62">0.4.2<text:span text:style-name="T36">4</text:span> / 0.4.23 / 0.4.24</text:p>
          </table:table-cell>
          <table:table-cell table:style-name="Tableau1.C99" office:value-type="string">
            <text:p text:style-name="P62"><text:a xlink:type="simple" xlink:href="http://slackbuilds.org/repository/14.1/development/orc/" text:style-name="Internet_20_link" text:visited-style-name="Visited_20_Internet_20_Link">http://slackbuilds.org/repository/14.1/development/orc/</text:a> </text:p>
          </table:table-cell>
          <table:table-cell table:style-name="Tableau1.D99" office:value-type="string">
            <text:p text:style-name="P62"><text:span text:style-name="T36">OK</text:span>.</text:p>
          </table:table-cell>
        </table:table-row>
        <table:table-row>
          <table:table-cell table:style-name="Tableau1.A117" office:value-type="string">
            <text:p text:style-name="P3">p7zip</text:p>
          </table:table-cell>
          <table:table-cell table:style-name="Tableau1.B100" office:value-type="string">
            <text:p text:style-name="P62">9.20.1 / 9.20.1 / 9.38.1</text:p>
          </table:table-cell>
          <table:table-cell table:style-name="Tableau1.C100" office:value-type="string">
            <text:p text:style-name="P62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1.D100" office:value-type="string">
            <text:p text:style-name="P138">OK.</text:p>
          </table:table-cell>
        </table:table-row>
        <table:table-row>
          <table:table-cell table:style-name="Tableau1.A117" office:value-type="string">
            <text:p text:style-name="P3">pangomm</text:p>
          </table:table-cell>
          <table:table-cell table:style-name="Tableau1.B101" office:value-type="string">
            <text:p text:style-name="Table_20_Contents">2.<text:span text:style-name="T19">34.0 / 2.34.0 / 2.34.0</text:span></text:p>
          </table:table-cell>
          <table:table-cell table:style-name="Tableau1.C101" office:value-type="string">
            <text:p text:style-name="P62"><text:a xlink:type="simple" xlink:href="http://slackbuilds.org/repository/14.1/libraries/pangomm/" text:style-name="Internet_20_link" text:visited-style-name="Visited_20_Internet_20_Link">http://slackbuilds.org/repository/14.1/libraries/pangomm/</text:a> </text:p>
          </table:table-cell>
          <table:table-cell table:style-name="Tableau1.D101" office:value-type="string">
            <text:p text:style-name="P62">OK.</text:p>
          </table:table-cell>
        </table:table-row>
        <table:table-row>
          <table:table-cell table:style-name="Tableau1.A117" office:value-type="string">
            <text:p text:style-name="P3">perl-extutils-depends</text:p>
          </table:table-cell>
          <table:table-cell table:style-name="Tableau1.B102" office:value-type="string">
            <text:p text:style-name="P62">0.40<text:span text:style-name="T36">4</text:span> / 0.404 / 0.404</text:p>
          </table:table-cell>
          <table:table-cell table:style-name="Tableau1.C102" office:value-type="string">
            <text:p text:style-name="P62"><text:a xlink:type="simple" xlink:href="http://slackbuilds.org/repository/14.1/perl/perl-extutils-depends/" text:style-name="Internet_20_link" text:visited-style-name="Visited_20_Internet_20_Link">http://slackbuilds.org/repository/14.1/perl/perl-extutils-depends/</text:a> </text:p>
          </table:table-cell>
          <table:table-cell table:style-name="Tableau1.D102" office:value-type="string">
            <text:p text:style-name="P138">OK.</text:p>
          </table:table-cell>
        </table:table-row>
        <text:soft-page-break/>
        <table:table-row>
          <table:table-cell table:style-name="Tableau1.A117" office:value-type="string">
            <text:p text:style-name="P3">perl-extutils-pkgconfig</text:p>
          </table:table-cell>
          <table:table-cell table:style-name="Tableau1.B103" office:value-type="string">
            <text:p text:style-name="P62">1.15 / 1.15 / 1.15</text:p>
          </table:table-cell>
          <table:table-cell table:style-name="Tableau1.C103" office:value-type="string">
            <text:p text:style-name="P62"><text:a xlink:type="simple" xlink:href="http://slackbuilds.org/repository/14.1/perl/perl-extutils-pkgconfig/" text:style-name="Internet_20_link" text:visited-style-name="Visited_20_Internet_20_Link">http://slackbuilds.org/repository/14.1/perl/perl-extutils-pkgconfig/</text:a> </text:p>
          </table:table-cell>
          <table:table-cell table:style-name="Tableau1.D103" office:value-type="string">
            <text:p text:style-name="P62">OK.</text:p>
          </table:table-cell>
        </table:table-row>
        <table:table-row>
          <table:table-cell table:style-name="Tableau1.A117" office:value-type="string">
            <text:p text:style-name="P3">perl-glib</text:p>
          </table:table-cell>
          <table:table-cell table:style-name="Tableau1.B104" office:value-type="string">
            <text:p text:style-name="P63">1.30<text:span text:style-name="T36">7</text:span> / 1.307 / 1.307</text:p>
          </table:table-cell>
          <table:table-cell table:style-name="Tableau1.C104" office:value-type="string">
            <text:p text:style-name="P63"><text:a xlink:type="simple" xlink:href="http://slackbuilds.org/repository/14.1/perl/perl-glib/" text:style-name="Internet_20_link" text:visited-style-name="Visited_20_Internet_20_Link">http://slackbuilds.org/repository/14.1/perl/perl-glib/</text:a> </text:p>
          </table:table-cell>
          <table:table-cell table:style-name="Tableau1.D104" office:value-type="string">
            <text:p text:style-name="P63"><text:span text:style-name="T36">OK</text:span>.</text:p>
          </table:table-cell>
        </table:table-row>
        <table:table-row>
          <table:table-cell table:style-name="Tableau1.A117" office:value-type="string">
            <text:p text:style-name="P3">pygoocanvas</text:p>
          </table:table-cell>
          <table:table-cell table:style-name="Tableau1.B105" office:value-type="string">
            <text:p text:style-name="P64">0.14.1 / 0.14.1 / 0.14.1</text:p>
          </table:table-cell>
          <table:table-cell table:style-name="Tableau1.C105" office:value-type="string">
            <text:p text:style-name="P64"><text:a xlink:type="simple" xlink:href="http://slackbuilds.org/repository/14.1/python/pygoocanvas/" text:style-name="Internet_20_link" text:visited-style-name="Visited_20_Internet_20_Link">http://slackbuilds.org/repository/14.1/python/pygoocanvas/</text:a> </text:p>
          </table:table-cell>
          <table:table-cell table:style-name="Tableau1.D105" office:value-type="string">
            <text:p text:style-name="P64">OK.</text:p>
          </table:table-cell>
        </table:table-row>
        <table:table-row>
          <table:table-cell table:style-name="Tableau1.A117" office:value-type="string">
            <text:p text:style-name="P3">pyxdg</text:p>
          </table:table-cell>
          <table:table-cell table:style-name="Tableau1.B106" office:value-type="string">
            <text:p text:style-name="P65">0.25 / 0.25 / 0.25</text:p>
          </table:table-cell>
          <table:table-cell table:style-name="Tableau1.C106" office:value-type="string">
            <text:p text:style-name="P65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1.D106" office:value-type="string">
            <text:p text:style-name="P65">OK.</text:p>
          </table:table-cell>
        </table:table-row>
        <table:table-row>
          <table:table-cell table:style-name="Tableau1.A117" office:value-type="string">
            <text:p text:style-name="P3">recode</text:p>
          </table:table-cell>
          <table:table-cell table:style-name="Tableau1.B107" office:value-type="string">
            <text:p text:style-name="P65">3.7beta2 / 3.7beta2 / 3.7beta2</text:p>
          </table:table-cell>
          <table:table-cell table:style-name="Tableau1.C107" office:value-type="string">
            <text:p text:style-name="P65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1.D107" office:value-type="string">
            <text:p text:style-name="P65">OK.</text:p>
          </table:table-cell>
        </table:table-row>
        <table:table-row>
          <table:table-cell table:style-name="Tableau1.A117" office:value-type="string">
            <text:p text:style-name="P3">sbopkg</text:p>
          </table:table-cell>
          <table:table-cell table:style-name="Tableau1.B108" office:value-type="string">
            <text:p text:style-name="P65">0.37.0 / - / 0.37.0</text:p>
          </table:table-cell>
          <table:table-cell table:style-name="Tableau1.C108" office:value-type="string">
            <text:p text:style-name="P65"><text:a xlink:type="simple" xlink:href="http://www.sbopkg.org/" text:style-name="Internet_20_link" text:visited-style-name="Visited_20_Internet_20_Link">http://www.sbopkg.org/</text:a> </text:p>
          </table:table-cell>
          <table:table-cell table:style-name="Tableau1.D108" office:value-type="string">
            <text:p text:style-name="P65">OK.</text:p>
          </table:table-cell>
        </table:table-row>
        <table:table-row>
          <table:table-cell table:style-name="Tableau1.A117" office:value-type="string">
            <text:p text:style-name="P3">scons</text:p>
          </table:table-cell>
          <table:table-cell table:style-name="Tableau1.B109" office:value-type="string">
            <text:p text:style-name="P65">2.3.<text:span text:style-name="T36">5</text:span> / 2.3.4 / 2.3.5</text:p>
          </table:table-cell>
          <table:table-cell table:style-name="Tableau1.C109" office:value-type="string">
            <text:p text:style-name="P65"><text:a xlink:type="simple" xlink:href="http://slackbuilds.org/repository/14.1/development/scons/" text:style-name="Internet_20_link" text:visited-style-name="Visited_20_Internet_20_Link">http://slackbuilds.org/repository/14.1/development/scons/</text:a> </text:p>
          </table:table-cell>
          <table:table-cell table:style-name="Tableau1.D109" office:value-type="string">
            <text:p text:style-name="P65"><text:span text:style-name="T36">OK</text:span>.</text:p>
          </table:table-cell>
        </table:table-row>
        <table:table-row>
          <table:table-cell table:style-name="Tableau1.A117" office:value-type="string">
            <text:p text:style-name="P3">scribus</text:p>
          </table:table-cell>
          <table:table-cell table:style-name="Tableau1.B110" office:value-type="string">
            <text:p text:style-name="P65">1.4.<text:span text:style-name="T46">5</text:span> / 1.4.4 / 1.4.5</text:p>
          </table:table-cell>
          <table:table-cell table:style-name="Tableau1.C110" office:value-type="string">
            <text:p text:style-name="P65"><text:a xlink:type="simple" xlink:href="http://slackbuilds.org/repository/14.1/office/scribus/" text:style-name="Internet_20_link" text:visited-style-name="Visited_20_Internet_20_Link">http://slackbuilds.org/repository/14.1/office/scribus/</text:a> </text:p>
          </table:table-cell>
          <table:table-cell table:style-name="Tableau1.D110" office:value-type="string">
            <text:p text:style-name="P65"><text:span text:style-name="T46">OK</text:span>.</text:p>
          </table:table-cell>
        </table:table-row>
        <table:table-row>
          <table:table-cell table:style-name="Tableau1.A117" office:value-type="string">
            <text:p text:style-name="P3">slackpkg+</text:p>
          </table:table-cell>
          <table:table-cell table:style-name="Tableau1.B111" office:value-type="string">
            <text:p text:style-name="P66">1.3.2 / - / 1.4.1</text:p>
          </table:table-cell>
          <table:table-cell table:style-name="Tableau1.C111" office:value-type="string">
            <text:p text:style-name="P66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1.D111" office:value-type="string">
            <text:p text:style-name="P96">Upgrade.</text:p>
          </table:table-cell>
        </table:table-row>
        <table:table-row>
          <table:table-cell table:style-name="Tableau1.A117" office:value-type="string">
            <text:p text:style-name="P3">thunar-archive-plugin</text:p>
          </table:table-cell>
          <table:table-cell table:style-name="Tableau1.B112" office:value-type="string">
            <text:p text:style-name="P66">0.3.1 / 0.3.1 / 0.3.1</text:p>
          </table:table-cell>
          <table:table-cell table:style-name="Tableau1.C112" office:value-type="string">
            <text:p text:style-name="P66"><text:a xlink:type="simple" xlink:href="http://archive.xfce.org/src/thunar-plugins/thunar-archive-plugin/" text:style-name="Internet_20_link" text:visited-style-name="Visited_20_Internet_20_Link">http://archive.xfce.org/src/thunar-plugins/thunar-archive-plugin/</text:a> </text:p>
          </table:table-cell>
          <table:table-cell table:style-name="Tableau1.D112" office:value-type="string">
            <text:p text:style-name="P66">OK.</text:p>
          </table:table-cell>
        </table:table-row>
        <table:table-row>
          <table:table-cell table:style-name="Tableau1.A117" office:value-type="string">
            <text:p text:style-name="P3">thunar-volman</text:p>
          </table:table-cell>
          <table:table-cell table:style-name="Tableau1.B113" office:value-type="string">
            <text:p text:style-name="P10">0.8.1 / <text:span text:style-name="T9">0.8.0</text:span> / 0.8.1</text:p>
          </table:table-cell>
          <table:table-cell table:style-name="Tableau1.C113" office:value-type="string">
            <text:p text:style-name="P10"><text:a xlink:type="simple" xlink:href="http://archive.xfce.org/src/xfce/thunar-volman/" text:style-name="Internet_20_link" text:visited-style-name="Visited_20_Internet_20_Link">http://archive.xfce.org/src/xfce/thunar-volman/</text:a></text:p>
          </table:table-cell>
          <table:table-cell table:style-name="Tableau1.D113" office:value-type="string">
            <text:p text:style-name="P12">OK.</text:p>
          </table:table-cell>
        </table:table-row>
        <table:table-row>
          <table:table-cell table:style-name="Tableau1.A117" office:value-type="string">
            <text:p text:style-name="P3">Thunar</text:p>
          </table:table-cell>
          <table:table-cell table:style-name="Tableau1.B114" office:value-type="string">
            <text:p text:style-name="P11">1.6.<text:span text:style-name="T21">10</text:span> / <text:span text:style-name="T9">1.6.3</text:span> / 1.6.10</text:p>
          </table:table-cell>
          <table:table-cell table:style-name="Tableau1.C114" office:value-type="string">
            <text:p text:style-name="P11"><text:a xlink:type="simple" xlink:href="http://archive.xfce.org/src/xfce/thunar/" text:style-name="Internet_20_link" text:visited-style-name="Visited_20_Internet_20_Link">http://archive.xfce.org/src/xfce/thunar/</text:a></text:p>
          </table:table-cell>
          <table:table-cell table:style-name="Tableau1.D114" office:value-type="string">
            <text:p text:style-name="P11"><text:span text:style-name="T21">OK</text:span>.</text:p>
          </table:table-cell>
        </table:table-row>
        <table:table-row>
          <table:table-cell table:style-name="Tableau1.A117" office:value-type="string">
            <text:p text:style-name="P3">tolua++</text:p>
          </table:table-cell>
          <table:table-cell table:style-name="Tableau1.B115" office:value-type="string">
            <text:p text:style-name="P67">1.0.93 / 1.0.93 / -</text:p>
          </table:table-cell>
          <table:table-cell table:style-name="Tableau1.C115" office:value-type="string">
            <text:p text:style-name="P67"><text:a xlink:type="simple" xlink:href="http://slackbuilds.org/repository/14.1/libraries/tolua++/" text:style-name="Internet_20_link" text:visited-style-name="Visited_20_Internet_20_Link">http://slackbuilds.org/repository/14.1/libraries/tolua++/</text:a> </text:p>
          </table:table-cell>
          <table:table-cell table:style-name="Tableau1.D115" office:value-type="string">
            <text:p text:style-name="P67">OK.</text:p>
          </table:table-cell>
        </table:table-row>
        <table:table-row>
          <table:table-cell table:style-name="Tableau1.A117" office:value-type="string">
            <text:p text:style-name="P3">totem-pl-parser</text:p>
          </table:table-cell>
          <table:table-cell table:style-name="Tableau1.B116" office:value-type="string">
            <text:p text:style-name="P67">3.4.5 / 3.4.5 / 3.4.5</text:p>
          </table:table-cell>
          <table:table-cell table:style-name="Tableau1.C116" office:value-type="string">
            <text:p text:style-name="P67"><text:a xlink:type="simple" xlink:href="http://slackbuilds.org/repository/14.1/libraries/totem-pl-parser/" text:style-name="Internet_20_link" text:visited-style-name="Visited_20_Internet_20_Link">http://slackbuilds.org/repository/14.1/libraries/totem-pl-parser/</text:a> </text:p>
          </table:table-cell>
          <table:table-cell table:style-name="Tableau1.D116" office:value-type="string">
            <text:p text:style-name="P67">OK.</text:p>
          </table:table-cell>
        </table:table-row>
        <table:table-row>
          <table:table-cell table:style-name="Tableau1.A117" office:value-type="string">
            <text:p text:style-name="P3">transmission</text:p>
          </table:table-cell>
          <table:table-cell table:style-name="Tableau1.B117" office:value-type="string">
            <text:p text:style-name="P67">2.84 / 2.84 / 2.84</text:p>
          </table:table-cell>
          <table:table-cell table:style-name="Tableau1.C117" office:value-type="string">
            <text:p text:style-name="P67"><text:a xlink:type="simple" xlink:href="http://slackbuilds.org/repository/14.1/network/transmission/" text:style-name="Internet_20_link" text:visited-style-name="Visited_20_Internet_20_Link">http://slackbuilds.org/repository/14.1/network/transmission/</text:a> </text:p>
          </table:table-cell>
          <table:table-cell table:style-name="Tableau1.D117" office:value-type="string">
            <text:p text:style-name="P67">OK.</text:p>
          </table:table-cell>
        </table:table-row>
        <table:table-row>
          <table:table-cell table:style-name="Tableau1.A143" office:value-type="string">
            <text:p text:style-name="P4">tumbler</text:p>
          </table:table-cell>
          <table:table-cell table:style-name="Tableau1.B118" office:value-type="string">
            <text:p text:style-name="P16">0.1.31 / <text:span text:style-name="T9">0.1.25</text:span> / 0.1.31</text:p>
          </table:table-cell>
          <table:table-cell table:style-name="Tableau1.C118" office:value-type="string">
            <text:p text:style-name="P16"><text:a xlink:type="simple" xlink:href="http://archive.xfce.org/src/xfce/tumbler/" text:style-name="Internet_20_link" text:visited-style-name="Visited_20_Internet_20_Link">http://archive.xfce.org/src/xfce/tumbler/</text:a></text:p>
          </table:table-cell>
          <table:table-cell table:style-name="Tableau1.D118" office:value-type="string">
            <text:p text:style-name="P16">OK.</text:p>
          </table:table-cell>
        </table:table-row>
        <table:table-row>
          <table:table-cell table:style-name="Tableau1.A143" office:value-type="string">
            <text:p text:style-name="P4">unrar</text:p>
          </table:table-cell>
          <table:table-cell table:style-name="Tableau1.B119" office:value-type="string">
            <text:p text:style-name="P68">5.0.13 / 5.2.6 / -</text:p>
          </table:table-cell>
          <table:table-cell table:style-name="Tableau1.C119" office:value-type="string">
            <text:p text:style-name="P68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1.D119" office:value-type="string">
            <text:p text:style-name="P68">Upgrade.</text:p>
          </table:table-cell>
        </table:table-row>
        <table:table-row>
          <table:table-cell table:style-name="Tableau1.A143" office:value-type="string">
            <text:p text:style-name="P4">user-settings-console</text:p>
          </table:table-cell>
          <table:table-cell table:style-name="Tableau1.B120" office:value-type="string">
            <text:p text:style-name="P68">14.1 / - / - </text:p>
          </table:table-cell>
          <table:table-cell table:style-name="Tableau1.C120" office:value-type="string">
            <text:p text:style-name="Table_20_Contents">-</text:p>
          </table:table-cell>
          <table:table-cell table:style-name="Tableau1.D120" office:value-type="string">
            <text:p text:style-name="P68">OK.</text:p>
          </table:table-cell>
        </table:table-row>
        <table:table-row>
          <table:table-cell table:style-name="Tableau1.A143" office:value-type="string">
            <text:p text:style-name="P4">user-settings-xfce</text:p>
          </table:table-cell>
          <table:table-cell table:style-name="Tableau1.B121" office:value-type="string">
            <text:p text:style-name="P68">4.12 / - / -</text:p>
          </table:table-cell>
          <table:table-cell table:style-name="Tableau1.C121" office:value-type="string">
            <text:p text:style-name="Table_20_Contents">-</text:p>
          </table:table-cell>
          <table:table-cell table:style-name="Tableau1.D121" office:value-type="string">
            <text:p text:style-name="P68">OK.</text:p>
          </table:table-cell>
        </table:table-row>
        <table:table-row>
          <table:table-cell table:style-name="Tableau1.A143" office:value-type="string">
            <text:p text:style-name="P4">webcore-fonts</text:p>
          </table:table-cell>
          <table:table-cell table:style-name="Tableau1.B122" office:value-type="string">
            <text:p text:style-name="P68">3.0 / 3.0 / -</text:p>
          </table:table-cell>
          <table:table-cell table:style-name="Tableau1.C122" office:value-type="string">
            <text:p text:style-name="P68"><text:a xlink:type="simple" xlink:href="http://slackbuilds.org/repository/14.1/system/webcore-fonts/" text:style-name="Internet_20_link" text:visited-style-name="Visited_20_Internet_20_Link">http://slackbuilds.org/repository/14.1/system/webcore-fonts/</text:a> </text:p>
          </table:table-cell>
          <table:table-cell table:style-name="Tableau1.D122" office:value-type="string">
            <text:p text:style-name="P68">OK.</text:p>
          </table:table-cell>
        </table:table-row>
        <table:table-row>
          <table:table-cell table:style-name="Tableau1.A143" office:value-type="string">
            <text:p text:style-name="P4">wxPython</text:p>
          </table:table-cell>
          <table:table-cell table:style-name="Tableau1.B123" office:value-type="string">
            <text:p text:style-name="P69">2.8.12.1 / 2.8.12.1 / -</text:p>
          </table:table-cell>
          <table:table-cell table:style-name="Tableau1.C123" office:value-type="string">
            <text:p text:style-name="P69"><text:a xlink:type="simple" xlink:href="http://slackbuilds.org/repository/14.1/libraries/wxPython/" text:style-name="Internet_20_link" text:visited-style-name="Visited_20_Internet_20_Link">http://slackbuilds.org/repository/14.1/libraries/wxPython/</text:a> </text:p>
          </table:table-cell>
          <table:table-cell table:style-name="Tableau1.D123" office:value-type="string">
            <text:p text:style-name="P69">OK.</text:p>
          </table:table-cell>
        </table:table-row>
        <table:table-row>
          <table:table-cell table:style-name="Tableau1.A143" office:value-type="string">
            <text:p text:style-name="P4">x264</text:p>
          </table:table-cell>
          <table:table-cell table:style-name="Tableau1.B124" office:value-type="string">
            <text:p text:style-name="P69"><text:span text:style-name="T37">20150223</text:span> / 20150223 / -</text:p>
          </table:table-cell>
          <table:table-cell table:style-name="Tableau1.C124" office:value-type="string">
            <text:p text:style-name="P69"><text:a xlink:type="simple" xlink:href="http://slackbuilds.org/repository/14.1/multimedia/x264/" text:style-name="Internet_20_link" text:visited-style-name="Visited_20_Internet_20_Link">http://slackbuilds.org/repository/14.1/multimedia/x264/</text:a> </text:p>
          </table:table-cell>
          <table:table-cell table:style-name="Tableau1.D124" office:value-type="string">
            <text:p text:style-name="P69"><text:span text:style-name="T37">OK</text:span>.</text:p>
          </table:table-cell>
        </table:table-row>
        <table:table-row>
          <table:table-cell table:style-name="Tableau1.A143" office:value-type="string">
            <text:p text:style-name="P4">xarchiver</text:p>
          </table:table-cell>
          <table:table-cell table:style-name="Tableau1.B125" office:value-type="string">
            <text:p text:style-name="P69">0.5.4 / 0.5.4 / 0.5.4</text:p>
          </table:table-cell>
          <table:table-cell table:style-name="Tableau1.C125" office:value-type="string">
            <text:p text:style-name="P69"><text:a xlink:type="simple" xlink:href="http://slackbuilds.org/repository/14.1/system/xarchiver/" text:style-name="Internet_20_link" text:visited-style-name="Visited_20_Internet_20_Link">http://slackbuilds.org/repository/14.1/system/xarchiver/</text:a> </text:p>
          </table:table-cell>
          <table:table-cell table:style-name="Tableau1.D125" office:value-type="string">
            <text:p text:style-name="P69">OK.</text:p>
          </table:table-cell>
        </table:table-row>
        <table:table-row>
          <table:table-cell table:style-name="Tableau1.A143" office:value-type="string">
            <text:p text:style-name="P4">xfce4-appfinder</text:p>
          </table:table-cell>
          <table:table-cell table:style-name="Tableau1.B126" office:value-type="string">
            <text:p text:style-name="P12">4.12.0 / <text:span text:style-name="T9">4.10.1</text:span> / 4.12.0</text:p>
          </table:table-cell>
          <table:table-cell table:style-name="Tableau1.C126" office:value-type="string">
            <text:p text:style-name="P12"><text:a xlink:type="simple" xlink:href="http://archive.xfce.org/src/xfce/xfce4-appfinder/" text:style-name="Internet_20_link" text:visited-style-name="Visited_20_Internet_20_Link">http://archive.xfce.org/src/xfce/xfce4-appfinder/</text:a></text:p>
          </table:table-cell>
          <table:table-cell table:style-name="Tableau1.D126" office:value-type="string">
            <text:p text:style-name="P12">OK.</text:p>
          </table:table-cell>
        </table:table-row>
        <table:table-row>
          <table:table-cell table:style-name="Tableau1.A143" office:value-type="string">
            <text:p text:style-name="P4">xfce4-clipman-plugin</text:p>
          </table:table-cell>
          <table:table-cell table:style-name="Tableau1.B127" office:value-type="string">
            <text:p text:style-name="P12">1.2.6 / <text:span text:style-name="T9">1.2.3</text:span> / 1.2.6</text:p>
          </table:table-cell>
          <table:table-cell table:style-name="Tableau1.C127" office:value-type="string">
            <text:p text:style-name="P12"><text:a xlink:type="simple" xlink:href="http://archive.xfce.org/src/panel-plugins/xfce4-clipman-plugin/" text:style-name="Internet_20_link" text:visited-style-name="Visited_20_Internet_20_Link">http://archive.xfce.org/src/panel-plugins/xfce4-clipman-plugin/</text:a></text:p>
          </table:table-cell>
          <table:table-cell table:style-name="Tableau1.D127" office:value-type="string">
            <text:p text:style-name="P12">OK.</text:p>
          </table:table-cell>
        </table:table-row>
        <table:table-row>
          <table:table-cell table:style-name="Tableau1.A143" office:value-type="string">
            <text:p text:style-name="P4">xfce4-mixer</text:p>
          </table:table-cell>
          <table:table-cell table:style-name="Tableau1.B128" office:value-type="string">
            <text:p text:style-name="P12">4.10.0 / <text:span text:style-name="T9">4.8.0</text:span> / 4.11.0</text:p>
          </table:table-cell>
          <table:table-cell table:style-name="Tableau1.C128" office:value-type="string">
            <text:p text:style-name="P12"><text:a xlink:type="simple" xlink:href="http://archive.xfce.org/src/apps/xfce4-mixer/" text:style-name="Internet_20_link" text:visited-style-name="Visited_20_Internet_20_Link">http://archive.xfce.org/src/apps/xfce4-mixer/</text:a></text:p>
          </table:table-cell>
          <table:table-cell table:style-name="Tableau1.D128" office:value-type="string">
            <text:p text:style-name="P139">OK.</text:p>
          </table:table-cell>
        </table:table-row>
        <text:soft-page-break/>
        <table:table-row>
          <table:table-cell table:style-name="Tableau1.A143" office:value-type="string">
            <text:p text:style-name="P4">xfce4-notifyd</text:p>
          </table:table-cell>
          <table:table-cell table:style-name="Tableau1.B129" office:value-type="string">
            <text:p text:style-name="Table_20_Contents">0.<text:span text:style-name="T4">2.4 / 0.2.4 / 0.2.4</text:span></text:p>
          </table:table-cell>
          <table:table-cell table:style-name="Tableau1.C129" office:value-type="string">
            <text:p text:style-name="P12"><text:a xlink:type="simple" xlink:href="http://archive.xfce.org/src/apps/xfce4-notifyd/" text:style-name="Internet_20_link" text:visited-style-name="Visited_20_Internet_20_Link">http://archive.xfce.org/src/apps/xfce4-notifyd/</text:a></text:p>
          </table:table-cell>
          <table:table-cell table:style-name="Tableau1.D129" office:value-type="string">
            <text:p text:style-name="P12">OK.</text:p>
          </table:table-cell>
        </table:table-row>
        <table:table-row>
          <table:table-cell table:style-name="Tableau1.A143" office:value-type="string">
            <text:p text:style-name="P4">xfce4-panel</text:p>
          </table:table-cell>
          <table:table-cell table:style-name="Tableau1.B130" office:value-type="string">
            <text:p text:style-name="P16">4.12.0 / <text:span text:style-name="T8">4.10.1 </text:span>/ 4.12.0</text:p>
          </table:table-cell>
          <table:table-cell table:style-name="Tableau1.C130" office:value-type="string">
            <text:p text:style-name="P16"><text:a xlink:type="simple" xlink:href="http://archive.xfce.org/src/xfce/xfce4-panel/" text:style-name="Internet_20_link" text:visited-style-name="Visited_20_Internet_20_Link">http://archive.xfce.org/src/xfce/xfce4-panel/</text:a></text:p>
          </table:table-cell>
          <table:table-cell table:style-name="Tableau1.D130" office:value-type="string">
            <text:p text:style-name="P16">OK.</text:p>
          </table:table-cell>
        </table:table-row>
        <table:table-row>
          <table:table-cell table:style-name="Tableau1.A143" office:value-type="string">
            <text:p text:style-name="P4">xfce4-power-manager</text:p>
          </table:table-cell>
          <table:table-cell table:style-name="Tableau1.B131" office:value-type="string">
            <text:p text:style-name="P15">1.4.4 / <text:span text:style-name="T8">1.2.0</text:span> / 1.5.2</text:p>
          </table:table-cell>
          <table:table-cell table:style-name="Tableau1.C131" office:value-type="string">
            <text:p text:style-name="P15"><text:a xlink:type="simple" xlink:href="http://archive.xfce.org/src/xfce/xfce4-power-manager/" text:style-name="Internet_20_link" text:visited-style-name="Visited_20_Internet_20_Link">http://archive.xfce.org/src/xfce/xfce4-power-manager/</text:a></text:p>
          </table:table-cell>
          <table:table-cell table:style-name="Tableau1.D131" office:value-type="string">
            <text:p text:style-name="P15"><text:span text:style-name="T38">OK</text:span>. <text:span text:style-name="T38">1.5.2 requires recent GTK3.</text:span></text:p>
          </table:table-cell>
        </table:table-row>
        <table:table-row>
          <table:table-cell table:style-name="Tableau1.A143" office:value-type="string">
            <text:p text:style-name="P4">xfce4-screenshooter</text:p>
          </table:table-cell>
          <table:table-cell table:style-name="Tableau1.B132" office:value-type="string">
            <text:p text:style-name="P13">1.8.2 / <text:span text:style-name="T9">1.8.1 </text:span>/ 1.8.2</text:p>
          </table:table-cell>
          <table:table-cell table:style-name="Tableau1.C132" office:value-type="string">
            <text:p text:style-name="P13"><text:a xlink:type="simple" xlink:href="http://archive.xfce.org/src/apps/xfce4-screenshooter/" text:style-name="Internet_20_link" text:visited-style-name="Visited_20_Internet_20_Link">http://archive.xfce.org/src/apps/xfce4-screenshooter/</text:a></text:p>
          </table:table-cell>
          <table:table-cell table:style-name="Tableau1.D132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4">xfce4-session</text:p>
          </table:table-cell>
          <table:table-cell table:style-name="Tableau1.B133" office:value-type="string">
            <text:p text:style-name="P15">4.12.1 / <text:span text:style-name="T9">4.10.1 </text:span>/ 4.12.1</text:p>
          </table:table-cell>
          <table:table-cell table:style-name="Tableau1.C133" office:value-type="string">
            <text:p text:style-name="P15"><text:a xlink:type="simple" xlink:href="http://archive.xfce.org/src/xfce/xfce4-session/" text:style-name="Internet_20_link" text:visited-style-name="Visited_20_Internet_20_Link">http://archive.xfce.org/src/xfce/xfce4-session/</text:a></text:p>
          </table:table-cell>
          <table:table-cell table:style-name="Tableau1.D133" office:value-type="string">
            <text:p text:style-name="P15">OK.</text:p>
          </table:table-cell>
        </table:table-row>
        <table:table-row>
          <table:table-cell table:style-name="Tableau1.A143" office:value-type="string">
            <text:p text:style-name="P4">xfce4-settings</text:p>
          </table:table-cell>
          <table:table-cell table:style-name="Tableau1.B134" office:value-type="string">
            <text:p text:style-name="P14">4.12.0 / <text:span text:style-name="T9">4.10.1</text:span> / 4.12.0</text:p>
          </table:table-cell>
          <table:table-cell table:style-name="Tableau1.C134" office:value-type="string">
            <text:p text:style-name="P14"><text:a xlink:type="simple" xlink:href="http://archive.xfce.org/src/xfce/xfce4-settings/" text:style-name="Internet_20_link" text:visited-style-name="Visited_20_Internet_20_Link">http://archive.xfce.org/src/xfce/xfce4-settings/</text:a></text:p>
          </table:table-cell>
          <table:table-cell table:style-name="Tableau1.D134" office:value-type="string">
            <text:p text:style-name="P14">OK.</text:p>
          </table:table-cell>
        </table:table-row>
        <table:table-row>
          <table:table-cell table:style-name="Tableau1.A143" office:value-type="string">
            <text:p text:style-name="P4">xfce4-taskmanager</text:p>
          </table:table-cell>
          <table:table-cell table:style-name="Tableau1.B135" office:value-type="string">
            <text:p text:style-name="P13">1.1.0 / <text:span text:style-name="T9">1.0.0</text:span> / 1.1.0</text:p>
          </table:table-cell>
          <table:table-cell table:style-name="Tableau1.C135" office:value-type="string">
            <text:p text:style-name="P13"><text:a xlink:type="simple" xlink:href="http://archive.xfce.org/src/apps/xfce4-taskmanager/" text:style-name="Internet_20_link" text:visited-style-name="Visited_20_Internet_20_Link">http://archive.xfce.org/src/apps/xfce4-taskmanager/</text:a></text:p>
          </table:table-cell>
          <table:table-cell table:style-name="Tableau1.D135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4">xfce4-terminal</text:p>
          </table:table-cell>
          <table:table-cell table:style-name="Tableau1.B136" office:value-type="string">
            <text:p text:style-name="P13">0.6.3 / <text:span text:style-name="T9">0.6.2</text:span> / 0.6.3</text:p>
          </table:table-cell>
          <table:table-cell table:style-name="Tableau1.C136" office:value-type="string">
            <text:p text:style-name="P13"><text:a xlink:type="simple" xlink:href="http://archive.xfce.org/src/apps/xfce4-terminal/" text:style-name="Internet_20_link" text:visited-style-name="Visited_20_Internet_20_Link">http://archive.xfce.org/src/apps/xfce4-terminal/</text:a></text:p>
          </table:table-cell>
          <table:table-cell table:style-name="Tableau1.D136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4">xfce4-volumed</text:p>
          </table:table-cell>
          <table:table-cell table:style-name="Tableau1.B137" office:value-type="string">
            <text:p text:style-name="P13">0.1.13 / <text:span text:style-name="T9">0.1.13</text:span> / 0.1.13</text:p>
          </table:table-cell>
          <table:table-cell table:style-name="Tableau1.C137" office:value-type="string">
            <text:p text:style-name="P13"><text:a xlink:type="simple" xlink:href="http://archive.xfce.org/src/apps/xfce4-volumed/" text:style-name="Internet_20_link" text:visited-style-name="Visited_20_Internet_20_Link">http://archive.xfce.org/src/apps/xfce4-volumed/</text:a></text:p>
          </table:table-cell>
          <table:table-cell table:style-name="Tableau1.D137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4">xfce4-weather-plugin</text:p>
          </table:table-cell>
          <table:table-cell table:style-name="Tableau1.B138" office:value-type="string">
            <text:p text:style-name="P18">0.8.5 / 0.8.3 / 0.8.5</text:p>
          </table:table-cell>
          <table:table-cell table:style-name="Tableau1.C138" office:value-type="string">
            <text:p text:style-name="P19"><text:a xlink:type="simple" xlink:href="http://archive.xfce.org/src/panel-plugins/xfce4-weather-plugin/" text:style-name="Internet_20_link" text:visited-style-name="Visited_20_Internet_20_Link">http://archive.xfce.org/src/panel-plugins/xfce4-weather-plugin/</text:a></text:p>
          </table:table-cell>
          <table:table-cell table:style-name="Tableau1.D138" office:value-type="string">
            <text:p text:style-name="P19">OK.</text:p>
          </table:table-cell>
        </table:table-row>
        <table:table-row>
          <table:table-cell table:style-name="Tableau1.A143" office:value-type="string">
            <text:p text:style-name="P4">xfce4-whiskermenu-plugin</text:p>
          </table:table-cell>
          <table:table-cell table:style-name="Tableau1.B139" office:value-type="string">
            <text:p text:style-name="P17">1.5.0 / 1.5.0 / 1.5.0</text:p>
          </table:table-cell>
          <table:table-cell table:style-name="Tableau1.C139" office:value-type="string">
            <text:p text:style-name="P17"><text:a xlink:type="simple" xlink:href="http://archive.xfce.org/src/panel-plugins/xfce4-whiskermenu-plugin/" text:style-name="Internet_20_link" text:visited-style-name="Visited_20_Internet_20_Link">http://archive.xfce.org/src/panel-plugins/xfce4-whiskermenu-plugin/</text:a></text:p>
          </table:table-cell>
          <table:table-cell table:style-name="Tableau1.D139" office:value-type="string">
            <text:p text:style-name="P17">OK.</text:p>
          </table:table-cell>
        </table:table-row>
        <table:table-row>
          <table:table-cell table:style-name="Tableau1.A143" office:value-type="string">
            <text:p text:style-name="P4">xfce4-xkb-plugin</text:p>
          </table:table-cell>
          <table:table-cell table:style-name="Tableau1.B140" office:value-type="string">
            <text:p text:style-name="P19">0.<text:span text:style-name="T38">7.1</text:span> / 0.5.6 / 0.7.1</text:p>
          </table:table-cell>
          <table:table-cell table:style-name="Tableau1.C140" office:value-type="string">
            <text:p text:style-name="P19"><text:a xlink:type="simple" xlink:href="http://archive.xfce.org/src/panel-plugins/xfce4-xkb-plugin/" text:style-name="Internet_20_link" text:visited-style-name="Visited_20_Internet_20_Link">http://archive.xfce.org/src/panel-plugins/xfce4-xkb-plugin/</text:a></text:p>
          </table:table-cell>
          <table:table-cell table:style-name="Tableau1.D140" office:value-type="string">
            <text:p text:style-name="P19"><text:span text:style-name="T38">OK</text:span>.</text:p>
          </table:table-cell>
        </table:table-row>
        <table:table-row>
          <table:table-cell table:style-name="Tableau1.A143" office:value-type="string">
            <text:p text:style-name="P4">xfconf</text:p>
          </table:table-cell>
          <table:table-cell table:style-name="Tableau1.B141" office:value-type="string">
            <text:p text:style-name="P13">4.12.0 / <text:span text:style-name="T8">4.10.0</text:span> / <text:span text:style-name="T5">4.12.0</text:span></text:p>
          </table:table-cell>
          <table:table-cell table:style-name="Tableau1.C141" office:value-type="string">
            <text:p text:style-name="P14"><text:a xlink:type="simple" xlink:href="http://archive.xfce.org/src/xfce/xfconf/4.12/" text:style-name="Internet_20_link" text:visited-style-name="Visited_20_Internet_20_Link">http://archive.xfce.org/src/xfce/xfconf/4.12/</text:a></text:p>
          </table:table-cell>
          <table:table-cell table:style-name="Tableau1.D141" office:value-type="string">
            <text:p text:style-name="P14">OK.</text:p>
          </table:table-cell>
        </table:table-row>
        <table:table-row>
          <table:table-cell table:style-name="Tableau1.A143" office:value-type="string">
            <text:p text:style-name="P4">xfdesktop</text:p>
          </table:table-cell>
          <table:table-cell table:style-name="Tableau1.B142" office:value-type="string">
            <text:p text:style-name="P13">4.12.<text:span text:style-name="T21">2</text:span> / <text:span text:style-name="T8">4.10.2</text:span> / 4.12.2</text:p>
          </table:table-cell>
          <table:table-cell table:style-name="Tableau1.C142" office:value-type="string">
            <text:p text:style-name="P13"><text:a xlink:type="simple" xlink:href="http://archive.xfce.org/src/xfce/xfdesktop/" text:style-name="Internet_20_link" text:visited-style-name="Visited_20_Internet_20_Link">http://archive.xfce.org/src/xfce/xfdesktop/</text:a></text:p>
          </table:table-cell>
          <table:table-cell table:style-name="Tableau1.D142" office:value-type="string">
            <text:p text:style-name="P13"><text:span text:style-name="T21">OK</text:span>.</text:p>
          </table:table-cell>
        </table:table-row>
        <table:table-row>
          <table:table-cell table:style-name="Tableau1.A143" office:value-type="string">
            <text:p text:style-name="P4">xfwm4</text:p>
          </table:table-cell>
          <table:table-cell table:style-name="Tableau1.B143" office:value-type="string">
            <text:p text:style-name="P13">4.12.<text:span text:style-name="T21">3</text:span> / <text:span text:style-name="T8">4.10.1</text:span> / 4.12.3</text:p>
          </table:table-cell>
          <table:table-cell table:style-name="Tableau1.C143" office:value-type="string">
            <text:p text:style-name="P13"><text:a xlink:type="simple" xlink:href="http://archive.xfce.org/src/xfce/xfwm4/" text:style-name="Internet_20_link" text:visited-style-name="Visited_20_Internet_20_Link">http://archive.xfce.org/src/xfce/xfwm4/</text:a></text:p>
          </table:table-cell>
          <table:table-cell table:style-name="Tableau1.D143" office:value-type="string">
            <text:p text:style-name="P13"><text:span text:style-name="T21">OK</text:span>.</text:p>
          </table:table-cell>
        </table:table-row>
        <table:table-row>
          <table:table-cell table:style-name="Tableau1.A144" office:value-type="string">
            <text:p text:style-name="P4">xvidcore</text:p>
          </table:table-cell>
          <table:table-cell table:style-name="Tableau1.B144" office:value-type="string">
            <text:p text:style-name="P69">1.3.3 / 1.3.3 / -</text:p>
          </table:table-cell>
          <table:table-cell table:style-name="Tableau1.C144" office:value-type="string">
            <text:p text:style-name="P69"><text:a xlink:type="simple" xlink:href="http://slackbuilds.org/repository/14.1/multimedia/xvidcore/" text:style-name="Internet_20_link" text:visited-style-name="Visited_20_Internet_20_Link">http://slackbuilds.org/repository/14.1/multimedia/xvidcore/</text:a> </text:p>
          </table:table-cell>
          <table:table-cell table:style-name="Tableau1.D144" office:value-type="string">
            <text:p text:style-name="P69">OK.</text:p>
          </table:table-cell>
        </table:table-row>
      </table:table>
      <text:h text:style-name="P150" text:outline-level="1">MLE<text:span text:style-name="T20">D</text:span> 14.<text:span text:style-name="T20">1</text:span> <text:span text:style-name="T20">extras/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P148">Package</text:p>
            </table:table-cell>
            <table:table-cell table:style-name="Tableau2.B1" office:value-type="string">
              <text:p text:style-name="P146">Version<text:note text:id="ftn2" text:note-class="footnote"><text:note-citation>2</text:note-citation><text:note-body><text:p text:style-name="P142">MLED / SBo <text:span text:style-name="T6">or Slackware </text:span>/ upstream</text:p></text:note-body></text:note></text:p>
            </table:table-cell>
            <table:table-cell table:style-name="Tableau2.C1" office:value-type="string">
              <text:p text:style-name="P144">Source</text:p>
            </table:table-cell>
            <table:table-cell table:style-name="Tableau2.D1" office:value-type="string">
              <text:p text:style-name="P144">Comment<text:span text:style-name="T7">s</text:span></text:p>
            </table:table-cell>
          </table:table-row>
        </table:table-header-rows>
        <table:table-row>
          <table:table-cell table:style-name="Tableau2.A24" office:value-type="string">
            <text:p text:style-name="P70">aisleriot</text:p>
          </table:table-cell>
          <table:table-cell table:style-name="Tableau2.B24" office:value-type="string">
            <text:p text:style-name="P127">3.6.2 / - / 3.16.2</text:p>
          </table:table-cell>
          <table:table-cell table:style-name="Tableau2.C24" office:value-type="string">
            <text:p text:style-name="P127"><text:a xlink:type="simple" xlink:href="https://download.gnome.org/sources/aisleriot/" text:style-name="Internet_20_link" text:visited-style-name="Visited_20_Internet_20_Link">https://download.gnome.org/sources/aisleriot/</text:a> </text:p>
          </table:table-cell>
          <table:table-cell table:style-name="Tableau2.D24" office:value-type="string">
            <text:p text:style-name="P127">OK.</text:p>
          </table:table-cell>
        </table:table-row>
        <table:table-row>
          <table:table-cell table:style-name="Tableau2.A24" office:value-type="string">
            <text:p text:style-name="P70">aMule</text:p>
          </table:table-cell>
          <table:table-cell table:style-name="Tableau2.B24" office:value-type="string">
            <text:p text:style-name="P127">2.3.1 / 2.3.1 / 2.3.1</text:p>
          </table:table-cell>
          <table:table-cell table:style-name="Tableau2.C24" office:value-type="string">
            <text:p text:style-name="P127"><text:a xlink:type="simple" xlink:href="http://slackbuilds.org/repository/14.1/network/aMule/" text:style-name="Internet_20_link" text:visited-style-name="Visited_20_Internet_20_Link">http://slackbuilds.org/repository/14.1/network/aMule/</text:a> </text:p>
          </table:table-cell>
          <table:table-cell table:style-name="Tableau2.D24" office:value-type="string">
            <text:p text:style-name="P127">OK.</text:p>
          </table:table-cell>
        </table:table-row>
        <table:table-row>
          <table:table-cell table:style-name="Tableau2.A24" office:value-type="string">
            <text:p text:style-name="P70">cdlabelgen</text:p>
          </table:table-cell>
          <table:table-cell table:style-name="Tableau2.B24" office:value-type="string">
            <text:p text:style-name="P127">4.3.0 / - / 4.3.0</text:p>
          </table:table-cell>
          <table:table-cell table:style-name="Tableau2.C24" office:value-type="string">
            <text:p text:style-name="P127"><text:a xlink:type="simple" xlink:href="http://www.aczoom.com/tools/cdinsert/" text:style-name="Internet_20_link" text:visited-style-name="Visited_20_Internet_20_Link">http://www.aczoom.com/tools/cdinsert/</text:a> </text:p>
          </table:table-cell>
          <table:table-cell table:style-name="Tableau2.D24" office:value-type="string">
            <text:p text:style-name="P127">OK.</text:p>
          </table:table-cell>
        </table:table-row>
        <table:table-row>
          <table:table-cell table:style-name="Tableau2.A24" office:value-type="string">
            <text:p text:style-name="P70">dropbox</text:p>
          </table:table-cell>
          <table:table-cell table:style-name="Tableau2.B24" office:value-type="string">
            <text:p text:style-name="P127">2.10.41 / 3.6.7 / -</text:p>
          </table:table-cell>
          <table:table-cell table:style-name="Tableau2.C24" office:value-type="string">
            <text:p text:style-name="P128"><text:a xlink:type="simple" xlink:href="http://slackbuilds.org/repository/14.1/network/dropbox/" text:style-name="Internet_20_link" text:visited-style-name="Visited_20_Internet_20_Link">http://slackbuilds.org/repository/14.1/network/dropbox/</text:a> </text:p>
          </table:table-cell>
          <table:table-cell table:style-name="Tableau2.D24" office:value-type="string">
            <text:p text:style-name="P129">Upgrade.</text:p>
          </table:table-cell>
        </table:table-row>
        <table:table-row>
          <table:table-cell table:style-name="Tableau2.A24" office:value-type="string">
            <text:p text:style-name="P70">easytag</text:p>
          </table:table-cell>
          <table:table-cell table:style-name="Tableau2.B24" office:value-type="string">
            <text:p text:style-name="P128">2.1.10 / 2.1.10 / 2.1.10</text:p>
          </table:table-cell>
          <table:table-cell table:style-name="Tableau2.C24" office:value-type="string">
            <text:p text:style-name="P128"><text:a xlink:type="simple" xlink:href="http://slackbuilds.org/repository/14.1/audio/easytag/" text:style-name="Internet_20_link" text:visited-style-name="Visited_20_Internet_20_Link">http://slackbuilds.org/repository/14.1/audio/easytag/</text:a> </text:p>
          </table:table-cell>
          <table:table-cell table:style-name="Tableau2.D24" office:value-type="string">
            <text:p text:style-name="P128">OK.</text:p>
          </table:table-cell>
        </table:table-row>
        <table:table-row>
          <table:table-cell table:style-name="Tableau2.A24" office:value-type="string">
            <text:p text:style-name="P70">filezilla</text:p>
          </table:table-cell>
          <table:table-cell table:style-name="Tableau2.B24" office:value-type="string">
            <text:p text:style-name="P128">3.8.1 / 3.11.0.2 / 3.11.0.2</text:p>
          </table:table-cell>
          <table:table-cell table:style-name="Tableau2.C24" office:value-type="string">
            <text:p text:style-name="P128"><text:a xlink:type="simple" xlink:href="http://slackbuilds.org/repository/14.1/network/filezilla/" text:style-name="Internet_20_link" text:visited-style-name="Visited_20_Internet_20_Link">http://slackbuilds.org/repository/14.1/network/filezilla/</text:a> </text:p>
          </table:table-cell>
          <table:table-cell table:style-name="Tableau2.D24" office:value-type="string">
            <text:p text:style-name="P128">3.11.x requires wxGTK3.</text:p>
          </table:table-cell>
        </table:table-row>
        <text:soft-page-break/>
        <table:table-row>
          <table:table-cell table:style-name="Tableau2.A24" office:value-type="string">
            <text:p text:style-name="P70">fpc</text:p>
          </table:table-cell>
          <table:table-cell table:style-name="Tableau2.B24" office:value-type="string">
            <text:p text:style-name="P129">2.6.4 / 2.6.4 / 2.6.4</text:p>
          </table:table-cell>
          <table:table-cell table:style-name="Tableau2.C24" office:value-type="string">
            <text:p text:style-name="P129"><text:a xlink:type="simple" xlink:href="http://slackbuilds.org/repository/14.1/development/fpc/" text:style-name="Internet_20_link" text:visited-style-name="Visited_20_Internet_20_Link">http://slackbuilds.org/repository/14.1/development/fpc/</text:a> </text:p>
          </table:table-cell>
          <table:table-cell table:style-name="Tableau2.D24" office:value-type="string">
            <text:p text:style-name="P129">OK.</text:p>
          </table:table-cell>
        </table:table-row>
        <table:table-row>
          <table:table-cell table:style-name="Tableau2.A24" office:value-type="string">
            <text:p text:style-name="P70">fpc-source</text:p>
          </table:table-cell>
          <table:table-cell table:style-name="Tableau2.B24" office:value-type="string">
            <text:p text:style-name="P129">2.6.4 / 2.6.4 / 2.6.4</text:p>
          </table:table-cell>
          <table:table-cell table:style-name="Tableau2.C24" office:value-type="string">
            <text:p text:style-name="P129"><text:a xlink:type="simple" xlink:href="http://slackbuilds.org/repository/14.1/development/fpc-source/" text:style-name="Internet_20_link" text:visited-style-name="Visited_20_Internet_20_Link">http://slackbuilds.org/repository/14.1/development/fpc-source/</text:a> </text:p>
          </table:table-cell>
          <table:table-cell table:style-name="Tableau2.D24" office:value-type="string">
            <text:p text:style-name="P129">OK.</text:p>
          </table:table-cell>
        </table:table-row>
        <table:table-row>
          <table:table-cell table:style-name="Tableau2.A24" office:value-type="string">
            <text:p text:style-name="P70">freerdp</text:p>
          </table:table-cell>
          <table:table-cell table:style-name="Tableau2.B24" office:value-type="string">
            <text:p text:style-name="P130">20131115 / 1.2.0b1 / -</text:p>
          </table:table-cell>
          <table:table-cell table:style-name="Tableau2.C24" office:value-type="string">
            <text:p text:style-name="P130"><text:a xlink:type="simple" xlink:href="http://slackbuilds.org/repository/14.1/network/freerdp/" text:style-name="Internet_20_link" text:visited-style-name="Visited_20_Internet_20_Link">http://slackbuilds.org/repository/14.1/network/freerdp/</text:a> </text:p>
          </table:table-cell>
          <table:table-cell table:style-name="Tableau2.D24" office:value-type="string">
            <text:p text:style-name="P130">OK.</text:p>
          </table:table-cell>
        </table:table-row>
        <table:table-row>
          <table:table-cell table:style-name="Tableau2.A24" office:value-type="string">
            <text:p text:style-name="P70">gcompris</text:p>
          </table:table-cell>
          <table:table-cell table:style-name="Tableau2.B24" office:value-type="string">
            <text:p text:style-name="P130">15.02 / 15.02 / 15.02 </text:p>
          </table:table-cell>
          <table:table-cell table:style-name="Tableau2.C24" office:value-type="string">
            <text:p text:style-name="P130"><text:a xlink:type="simple" xlink:href="http://slackbuilds.org/repository/14.1/academic/gcompris/" text:style-name="Internet_20_link" text:visited-style-name="Visited_20_Internet_20_Link">http://slackbuilds.org/repository/14.1/academic/gcompris/</text:a> </text:p>
          </table:table-cell>
          <table:table-cell table:style-name="Tableau2.D24" office:value-type="string">
            <text:p text:style-name="P130">OK.</text:p>
          </table:table-cell>
        </table:table-row>
        <table:table-row>
          <table:table-cell table:style-name="Tableau2.A24" office:value-type="string">
            <text:p text:style-name="P70">gtkcdlabel</text:p>
          </table:table-cell>
          <table:table-cell table:style-name="Tableau2.B24" office:value-type="string">
            <text:p text:style-name="P130">1.15 / - / 1.15</text:p>
          </table:table-cell>
          <table:table-cell table:style-name="Tableau2.C24" office:value-type="string">
            <text:p text:style-name="P130"><text:a xlink:type="simple" xlink:href="http://sourceforge.net/projects/gtkcdlabel/files/gtkcdlabel/" text:style-name="Internet_20_link" text:visited-style-name="Visited_20_Internet_20_Link">http://sourceforge.net/projects/gtkcdlabel/files/gtkcdlabel/</text:a> </text:p>
          </table:table-cell>
          <table:table-cell table:style-name="Tableau2.D24" office:value-type="string">
            <text:p text:style-name="P130">OK.</text:p>
          </table:table-cell>
        </table:table-row>
        <table:table-row>
          <table:table-cell table:style-name="Tableau2.A24" office:value-type="string">
            <text:p text:style-name="P70">lazarus</text:p>
          </table:table-cell>
          <table:table-cell table:style-name="Tableau2.B24" office:value-type="string">
            <text:p text:style-name="P131">1.2.6 / 1.4.0 / 1.4.0</text:p>
          </table:table-cell>
          <table:table-cell table:style-name="Tableau2.C24" office:value-type="string">
            <text:p text:style-name="P131"><text:a xlink:type="simple" xlink:href="http://slackbuilds.org/repository/14.1/development/lazarus/" text:style-name="Internet_20_link" text:visited-style-name="Visited_20_Internet_20_Link">http://slackbuilds.org/repository/14.1/development/lazarus/</text:a> </text:p>
          </table:table-cell>
          <table:table-cell table:style-name="Tableau2.D24" office:value-type="string">
            <text:p text:style-name="P131">OK.</text:p>
          </table:table-cell>
        </table:table-row>
        <table:table-row>
          <table:table-cell table:style-name="Tableau2.A24" office:value-type="string">
            <text:p text:style-name="P70">lbreakout2</text:p>
          </table:table-cell>
          <table:table-cell table:style-name="Tableau2.B24" office:value-type="string">
            <text:p text:style-name="P131">2.6.3 / 2.6.3 / 2.6.3</text:p>
          </table:table-cell>
          <table:table-cell table:style-name="Tableau2.C24" office:value-type="string">
            <text:p text:style-name="P131"><text:a xlink:type="simple" xlink:href="http://slackbuilds.org/repository/14.1/games/lbreakout2/" text:style-name="Internet_20_link" text:visited-style-name="Visited_20_Internet_20_Link">http://slackbuilds.org/repository/14.1/games/lbreakout2/</text:a> </text:p>
          </table:table-cell>
          <table:table-cell table:style-name="Tableau2.D24" office:value-type="string">
            <text:p text:style-name="P131">OK.</text:p>
          </table:table-cell>
        </table:table-row>
        <table:table-row>
          <table:table-cell table:style-name="Tableau2.A24" office:value-type="string">
            <text:p text:style-name="P70">librecad</text:p>
          </table:table-cell>
          <table:table-cell table:style-name="Tableau2.B24" office:value-type="string">
            <text:p text:style-name="P131">2.0.7 / 2.0.7 / 2.0.7</text:p>
          </table:table-cell>
          <table:table-cell table:style-name="Tableau2.C24" office:value-type="string">
            <text:p text:style-name="P131"><text:a xlink:type="simple" xlink:href="http://slackbuilds.org/repository/14.1/graphics/librecad/" text:style-name="Internet_20_link" text:visited-style-name="Visited_20_Internet_20_Link">http://slackbuilds.org/repository/14.1/graphics/librecad/</text:a> </text:p>
          </table:table-cell>
          <table:table-cell table:style-name="Tableau2.D24" office:value-type="string">
            <text:p text:style-name="P131">OK.</text:p>
          </table:table-cell>
        </table:table-row>
        <table:table-row>
          <table:table-cell table:style-name="Tableau2.A24" office:value-type="string">
            <text:p text:style-name="P70">povray</text:p>
          </table:table-cell>
          <table:table-cell table:style-name="Tableau2.B24" office:value-type="string">
            <text:p text:style-name="P131">3.7.0.0 / 3.7.0.0 / 3.7.0.0</text:p>
          </table:table-cell>
          <table:table-cell table:style-name="Tableau2.C24" office:value-type="string">
            <text:p text:style-name="P131"><text:a xlink:type="simple" xlink:href="http://slackbuilds.org/repository/14.1/graphics/povray/" text:style-name="Internet_20_link" text:visited-style-name="Visited_20_Internet_20_Link">http://slackbuilds.org/repository/14.1/graphics/povray/</text:a> </text:p>
          </table:table-cell>
          <table:table-cell table:style-name="Tableau2.D24" office:value-type="string">
            <text:p text:style-name="P131">OK.</text:p>
          </table:table-cell>
        </table:table-row>
        <table:table-row>
          <table:table-cell table:style-name="Tableau2.A24" office:value-type="string">
            <text:p text:style-name="P70">remmina</text:p>
          </table:table-cell>
          <table:table-cell table:style-name="Tableau2.B24" office:value-type="string">
            <text:p text:style-name="P131">20131008 / 1.2.0rc1 / 1.0.0</text:p>
          </table:table-cell>
          <table:table-cell table:style-name="Tableau2.C24" office:value-type="string">
            <text:p text:style-name="P131"><text:a xlink:type="simple" xlink:href="http://slackbuilds.org/repository/14.1/network/remmina/" text:style-name="Internet_20_link" text:visited-style-name="Visited_20_Internet_20_Link">http://slackbuilds.org/repository/14.1/network/remmina/</text:a> </text:p>
          </table:table-cell>
          <table:table-cell table:style-name="Tableau2.D24" office:value-type="string">
            <text:p text:style-name="P131">OK.</text:p>
          </table:table-cell>
        </table:table-row>
        <table:table-row>
          <table:table-cell table:style-name="Tableau2.A24" office:value-type="string">
            <text:p text:style-name="P70">spotify32</text:p>
          </table:table-cell>
          <table:table-cell table:style-name="Tableau2.B24" office:value-type="string">
            <text:p text:style-name="P131">0.9.4.183 / 0.9.4.183 / -</text:p>
          </table:table-cell>
          <table:table-cell table:style-name="Tableau2.C24" office:value-type="string">
            <text:p text:style-name="P131"><text:a xlink:type="simple" xlink:href="http://slackbuilds.org/repository/14.1/multimedia/spotify32/" text:style-name="Internet_20_link" text:visited-style-name="Visited_20_Internet_20_Link">http://slackbuilds.org/repository/14.1/multimedia/spotify32/</text:a> </text:p>
          </table:table-cell>
          <table:table-cell table:style-name="Tableau2.D24" office:value-type="string">
            <text:p text:style-name="P131">Upgrade ?</text:p>
          </table:table-cell>
        </table:table-row>
        <table:table-row>
          <table:table-cell table:style-name="Tableau2.A24" office:value-type="string">
            <text:p text:style-name="P70">spotify64</text:p>
          </table:table-cell>
          <table:table-cell table:style-name="Tableau2.B24" office:value-type="string">
            <text:p text:style-name="P131">0.9.11.27 / 0.9.17.8 / -</text:p>
          </table:table-cell>
          <table:table-cell table:style-name="Tableau2.C24" office:value-type="string">
            <text:p text:style-name="P131"><text:a xlink:type="simple" xlink:href="http://slackbuilds.org/repository/14.1/multimedia/spotify64/" text:style-name="Internet_20_link" text:visited-style-name="Visited_20_Internet_20_Link">http://slackbuilds.org/repository/14.1/multimedia/spotify64/</text:a> </text:p>
          </table:table-cell>
          <table:table-cell table:style-name="Tableau2.D24" office:value-type="string">
            <text:p text:style-name="P131">Upgrade.</text:p>
          </table:table-cell>
        </table:table-row>
        <table:table-row>
          <table:table-cell table:style-name="Tableau2.A24" office:value-type="string">
            <text:p text:style-name="P70">virtualbox</text:p>
          </table:table-cell>
          <table:table-cell table:style-name="Tableau2.B24" office:value-type="string">
            <text:p text:style-name="P2">4.<text:span text:style-name="T24">3.28 / 4.3.24 / 4.3.28</text:span></text:p>
          </table:table-cell>
          <table:table-cell table:style-name="Tableau2.C24" office:value-type="string">
            <text:p text:style-name="P131"><text:a xlink:type="simple" xlink:href="http://slackbuilds.org/repository/14.1/system/virtualbox/" text:style-name="Internet_20_link" text:visited-style-name="Visited_20_Internet_20_Link">http://slackbuilds.org/repository/14.1/system/virtualbox/</text:a> </text:p>
          </table:table-cell>
          <table:table-cell table:style-name="Tableau2.D24" office:value-type="string">
            <text:p text:style-name="P133">OK.</text:p>
          </table:table-cell>
        </table:table-row>
        <table:table-row>
          <table:table-cell table:style-name="Tableau2.A24" office:value-type="string">
            <text:p text:style-name="P70">virtualbox-kernel</text:p>
          </table:table-cell>
          <table:table-cell table:style-name="Tableau2.B24" office:value-type="string">
            <text:p text:style-name="P2">4.<text:span text:style-name="T24">3.28 / 4.3.24 / 4.3.28</text:span></text:p>
          </table:table-cell>
          <table:table-cell table:style-name="Tableau2.C24" office:value-type="string">
            <text:p text:style-name="P131"><text:a xlink:type="simple" xlink:href="http://slackbuilds.org/repository/14.1/system/virtualbox-kernel/" text:style-name="Internet_20_link" text:visited-style-name="Visited_20_Internet_20_Link">http://slackbuilds.org/repository/14.1/system/virtualbox-kernel/</text:a> </text:p>
          </table:table-cell>
          <table:table-cell table:style-name="Tableau2.D24" office:value-type="string">
            <text:p text:style-name="P133">OK.</text:p>
          </table:table-cell>
        </table:table-row>
        <table:table-row>
          <table:table-cell table:style-name="Tableau2.A24" office:value-type="string">
            <text:p text:style-name="P70">virtualbox-extension-pack</text:p>
          </table:table-cell>
          <table:table-cell table:style-name="Tableau2.B24" office:value-type="string">
            <text:p text:style-name="P2">4.<text:span text:style-name="T24">3.28 / 4.3.24 / 4.3.28</text:span></text:p>
          </table:table-cell>
          <table:table-cell table:style-name="Tableau2.C24" office:value-type="string">
            <text:p text:style-name="P132"><text:a xlink:type="simple" xlink:href="http://tinyurl.com/qy9yazx" text:style-name="Internet_20_link" text:visited-style-name="Visited_20_Internet_20_Link">http://tinyurl.com/qy9yazx</text:a> </text:p>
          </table:table-cell>
          <table:table-cell table:style-name="Tableau2.D24" office:value-type="string">
            <text:p text:style-name="P133">OK.</text:p>
          </table:table-cell>
        </table:table-row>
        <table:table-row>
          <table:table-cell table:style-name="Tableau2.A24" office:value-type="string">
            <text:p text:style-name="P70">wine</text:p>
          </table:table-cell>
          <table:table-cell table:style-name="Tableau2.B24" office:value-type="string">
            <text:p text:style-name="P133">1.6.2 / 1.6.2 / 1.6.2</text:p>
          </table:table-cell>
          <table:table-cell table:style-name="Tableau2.C24" office:value-type="string">
            <text:p text:style-name="P133"><text:a xlink:type="simple" xlink:href="http://slackbuilds.org/repository/14.1/system/wine/" text:style-name="Internet_20_link" text:visited-style-name="Visited_20_Internet_20_Link">http://slackbuilds.org/repository/14.1/system/wine/</text:a> </text:p>
          </table:table-cell>
          <table:table-cell table:style-name="Tableau2.D24" office:value-type="string">
            <text:p text:style-name="P133">OK.</text:p>
          </table:table-cell>
        </table:table-row>
        <table:table-row>
          <table:table-cell table:style-name="Tableau2.A24" office:value-type="string">
            <text:p text:style-name="P70">winff</text:p>
          </table:table-cell>
          <table:table-cell table:style-name="Tableau2.B24" office:value-type="string">
            <text:p text:style-name="P133">1.5.<text:span text:style-name="T47">4</text:span> / 1.3.0 / <text:span text:style-name="T47">1.5.4</text:span></text:p>
          </table:table-cell>
          <table:table-cell table:style-name="Tableau2.C24" office:value-type="string">
            <text:p text:style-name="P149"><text:a xlink:type="simple" xlink:href="https://github.com/winff" text:style-name="Internet_20_link" text:visited-style-name="Visited_20_Internet_20_Link">https://github.com/winff</text:a> </text:p>
          </table:table-cell>
          <table:table-cell table:style-name="Tableau2.D24" office:value-type="string">
            <text:p text:style-name="P133">OK.</text:p>
          </table:table-cell>
        </table:table-row>
        <table:table-row>
          <table:table-cell table:style-name="Tableau2.A25" office:value-type="string">
            <text:p text:style-name="P70">xpe</text:p>
          </table:table-cell>
          <table:table-cell table:style-name="Tableau2.B25" office:value-type="string">
            <text:p text:style-name="P133">0.9.5b / 0.9.5b / 0.9.5b</text:p>
          </table:table-cell>
          <table:table-cell table:style-name="Tableau2.C25" office:value-type="string">
            <text:p text:style-name="P133"><text:a xlink:type="simple" xlink:href="http://slackbuilds.org/repository/14.1/graphics/xpe/" text:style-name="Internet_20_link" text:visited-style-name="Visited_20_Internet_20_Link">http://slackbuilds.org/repository/14.1/graphics/xpe/</text:a> </text:p>
          </table:table-cell>
          <table:table-cell table:style-name="Tableau2.D25" office:value-type="string">
            <text:p text:style-name="P133">OK.</text:p>
          </table:table-cell>
        </table:table-row>
      </table:table>
      <text:h text:style-name="P150" text:outline-level="1">MLE<text:span text:style-name="T20">S</text:span> 14.<text:span text:style-name="T20">0</text:span> <text:span text:style-name="T20">server/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>
            <table:table-cell table:style-name="Tableau3.A1" office:value-type="string">
              <text:p text:style-name="P148">Package</text:p>
            </table:table-cell>
            <table:table-cell table:style-name="Tableau3.B1" office:value-type="string">
              <text:p text:style-name="P146">Version<text:note text:id="ftn3" text:note-class="footnote"><text:note-citation>3</text:note-citation><text:note-body><text:p text:style-name="P142">MLED / SBo <text:span text:style-name="T6">or Slackware </text:span>/ upstream</text:p></text:note-body></text:note></text:p>
            </table:table-cell>
            <table:table-cell table:style-name="Tableau3.C1" office:value-type="string">
              <text:p text:style-name="P144">Source</text:p>
            </table:table-cell>
            <table:table-cell table:style-name="Tableau3.D1" office:value-type="string">
              <text:p text:style-name="P144">Comment<text:span text:style-name="T7">s</text:span></text:p>
            </table:table-cell>
          </table:table-row>
        </table:table-header-rows>
        <table:table-row>
          <table:table-cell table:style-name="Tableau3.A40" office:value-type="string">
            <text:p text:style-name="P70">dovecot</text:p>
          </table:table-cell>
          <table:table-cell table:style-name="Tableau3.B40" office:value-type="string">
            <text:p text:style-name="P104">2.2.18 / 2.1.10 / 2.2.18</text:p>
          </table:table-cell>
          <table:table-cell table:style-name="Tableau3.C40" office:value-type="string">
            <text:p text:style-name="P104"><text:a xlink:type="simple" xlink:href="http://slackbuilds.org/repository/14.0/network/dovecot/" text:style-name="Internet_20_link" text:visited-style-name="Visited_20_Internet_20_Link">http://slackbuilds.org/repository/14.0/network/dovecot/</text:a> </text:p>
          </table:table-cell>
          <table:table-cell table:style-name="Tableau3.D40" office:value-type="string">
            <text:p text:style-name="P104">OK.</text:p>
          </table:table-cell>
        </table:table-row>
        <table:table-row>
          <table:table-cell table:style-name="Tableau3.A40" office:value-type="string">
            <text:p text:style-name="P70">faac</text:p>
          </table:table-cell>
          <table:table-cell table:style-name="Tableau3.B40" office:value-type="string">
            <text:p text:style-name="P105">1.28 / 1.28 / 1.28</text:p>
          </table:table-cell>
          <table:table-cell table:style-name="Tableau3.C40" office:value-type="string">
            <text:p text:style-name="P105"><text:a xlink:type="simple" xlink:href="http://slackbuilds.org/repository/14.0/audio/faac/" text:style-name="Internet_20_link" text:visited-style-name="Visited_20_Internet_20_Link">http://slackbuilds.org/repository/14.0/audio/faac/</text:a> </text:p>
          </table:table-cell>
          <table:table-cell table:style-name="Tableau3.D40" office:value-type="string">
            <text:p text:style-name="P105">OK.</text:p>
          </table:table-cell>
        </table:table-row>
        <table:table-row>
          <table:table-cell table:style-name="Tableau3.A40" office:value-type="string">
            <text:p text:style-name="P70">faad2</text:p>
          </table:table-cell>
          <table:table-cell table:style-name="Tableau3.B40" office:value-type="string">
            <text:p text:style-name="P105">2.7 / 2.7 / 2.7</text:p>
          </table:table-cell>
          <table:table-cell table:style-name="Tableau3.C40" office:value-type="string">
            <text:p text:style-name="P105"><text:a xlink:type="simple" xlink:href="http://slackbuilds.org/repository/14.0/audio/faad2/" text:style-name="Internet_20_link" text:visited-style-name="Visited_20_Internet_20_Link">http://slackbuilds.org/repository/14.0/audio/faad2/</text:a> </text:p>
          </table:table-cell>
          <table:table-cell table:style-name="Tableau3.D40" office:value-type="string">
            <text:p text:style-name="P105">OK.</text:p>
          </table:table-cell>
        </table:table-row>
        <table:table-row>
          <table:table-cell table:style-name="Tableau3.A40" office:value-type="string">
            <text:p text:style-name="P70">ffmpeg</text:p>
          </table:table-cell>
          <table:table-cell table:style-name="Tableau3.B40" office:value-type="string">
            <text:p text:style-name="P106">0.11.1 / 0.11.1 / -</text:p>
          </table:table-cell>
          <table:table-cell table:style-name="Tableau3.C40" office:value-type="string">
            <text:p text:style-name="P106"><text:a xlink:type="simple" xlink:href="http://slackbuilds.org/repository/14.0/multimedia/ffmpeg/" text:style-name="Internet_20_link" text:visited-style-name="Visited_20_Internet_20_Link">http://slackbuilds.org/repository/14.0/multimedia/ffmpeg/</text:a> </text:p>
          </table:table-cell>
          <table:table-cell table:style-name="Tableau3.D40" office:value-type="string">
            <text:p text:style-name="P106">OK.</text:p>
          </table:table-cell>
        </table:table-row>
        <text:soft-page-break/>
        <table:table-row>
          <table:table-cell table:style-name="Tableau3.A40" office:value-type="string">
            <text:p text:style-name="P70">glances</text:p>
          </table:table-cell>
          <table:table-cell table:style-name="Tableau3.B40" office:value-type="string">
            <text:p text:style-name="P107">1.7.6 / - / 2.4.2</text:p>
          </table:table-cell>
          <table:table-cell table:style-name="Tableau3.C40" office:value-type="string">
            <text:p text:style-name="P107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3.D40" office:value-type="string">
            <text:p text:style-name="P107">Upgrade ?</text:p>
          </table:table-cell>
        </table:table-row>
        <table:table-row>
          <table:table-cell table:style-name="Tableau3.A40" office:value-type="string">
            <text:p text:style-name="P70">hoorex</text:p>
          </table:table-cell>
          <table:table-cell table:style-name="Tableau3.B40" office:value-type="string">
            <text:p text:style-name="P2">-</text:p>
          </table:table-cell>
          <table:table-cell table:style-name="Tableau3.C40" office:value-type="string">
            <text:p text:style-name="P2">-</text:p>
          </table:table-cell>
          <table:table-cell table:style-name="Tableau3.D40" office:value-type="string">
            <text:p text:style-name="P108">Remove.</text:p>
          </table:table-cell>
        </table:table-row>
        <table:table-row>
          <table:table-cell table:style-name="Tableau3.A40" office:value-type="string">
            <text:p text:style-name="P70">lame</text:p>
          </table:table-cell>
          <table:table-cell table:style-name="Tableau3.B40" office:value-type="string">
            <text:p text:style-name="P109">3.99.5 / 3.99.5 / 3.99.5</text:p>
          </table:table-cell>
          <table:table-cell table:style-name="Tableau3.C40" office:value-type="string">
            <text:p text:style-name="P109"><text:a xlink:type="simple" xlink:href="http://slackbuilds.org/repository/14.0/libraries/lame/" text:style-name="Internet_20_link" text:visited-style-name="Visited_20_Internet_20_Link">http://slackbuilds.org/repository/14.0/libraries/lame/</text:a> </text:p>
          </table:table-cell>
          <table:table-cell table:style-name="Tableau3.D40" office:value-type="string">
            <text:p text:style-name="P109">OK.</text:p>
          </table:table-cell>
        </table:table-row>
        <table:table-row>
          <table:table-cell table:style-name="Tableau3.A40" office:value-type="string">
            <text:p text:style-name="P70">libcuefile</text:p>
          </table:table-cell>
          <table:table-cell table:style-name="Tableau3.B40" office:value-type="string">
            <text:p text:style-name="P110">r475 / r453 / r475</text:p>
          </table:table-cell>
          <table:table-cell table:style-name="Tableau3.C40" office:value-type="string">
            <text:p text:style-name="P110"><text:a xlink:type="simple" xlink:href="http://slackbuilds.org/repository/14.0/libraries/libcuefile/" text:style-name="Internet_20_link" text:visited-style-name="Visited_20_Internet_20_Link">http://slackbuilds.org/repository/14.0/libraries/libcuefile/</text:a> </text:p>
          </table:table-cell>
          <table:table-cell table:style-name="Tableau3.D40" office:value-type="string">
            <text:p text:style-name="P110">OK.</text:p>
          </table:table-cell>
        </table:table-row>
        <table:table-row>
          <table:table-cell table:style-name="Tableau3.A40" office:value-type="string">
            <text:p text:style-name="P70">libmms</text:p>
          </table:table-cell>
          <table:table-cell table:style-name="Tableau3.B40" office:value-type="string">
            <text:p text:style-name="P111">0.6.2 / 0.6.2 / - </text:p>
          </table:table-cell>
          <table:table-cell table:style-name="Tableau3.C40" office:value-type="string">
            <text:p text:style-name="P111"><text:a xlink:type="simple" xlink:href="http://slackbuilds.org/repository/14.0/libraries/libmms/" text:style-name="Internet_20_link" text:visited-style-name="Visited_20_Internet_20_Link">http://slackbuilds.org/repository/14.0/libraries/libmms/</text:a> </text:p>
          </table:table-cell>
          <table:table-cell table:style-name="Tableau3.D40" office:value-type="string">
            <text:p text:style-name="P111">OK.</text:p>
          </table:table-cell>
        </table:table-row>
        <table:table-row>
          <table:table-cell table:style-name="Tableau3.A40" office:value-type="string">
            <text:p text:style-name="P70">libmp4v2</text:p>
          </table:table-cell>
          <table:table-cell table:style-name="Tableau3.B40" office:value-type="string">
            <text:p text:style-name="P112">2.0.0 / 2.0.0 / 2.0.0</text:p>
          </table:table-cell>
          <table:table-cell table:style-name="Tableau3.C40" office:value-type="string">
            <text:p text:style-name="P112"><text:a xlink:type="simple" xlink:href="http://slackbuilds.org/repository/14.0/libraries/libmp4v2/" text:style-name="Internet_20_link" text:visited-style-name="Visited_20_Internet_20_Link">http://slackbuilds.org/repository/14.0/libraries/libmp4v2/</text:a> </text:p>
          </table:table-cell>
          <table:table-cell table:style-name="Tableau3.D40" office:value-type="string">
            <text:p text:style-name="P112">OK.</text:p>
          </table:table-cell>
        </table:table-row>
        <table:table-row>
          <table:table-cell table:style-name="Tableau3.A40" office:value-type="string">
            <text:p text:style-name="P70">libmpdclient</text:p>
          </table:table-cell>
          <table:table-cell table:style-name="Tableau3.B40" office:value-type="string">
            <text:p text:style-name="P113">2.7 / 2.7 / -</text:p>
          </table:table-cell>
          <table:table-cell table:style-name="Tableau3.C40" office:value-type="string">
            <text:p text:style-name="P113"><text:a xlink:type="simple" xlink:href="http://slackbuilds.org/repository/14.0/libraries/libmpdclient/" text:style-name="Internet_20_link" text:visited-style-name="Visited_20_Internet_20_Link">http://slackbuilds.org/repository/14.0/libraries/libmpdclient/</text:a> </text:p>
          </table:table-cell>
          <table:table-cell table:style-name="Tableau3.D40" office:value-type="string">
            <text:p text:style-name="P113">OK.</text:p>
          </table:table-cell>
        </table:table-row>
        <table:table-row>
          <table:table-cell table:style-name="Tableau3.A40" office:value-type="string">
            <text:p text:style-name="P70">libreplaygain</text:p>
          </table:table-cell>
          <table:table-cell table:style-name="Tableau3.B40" office:value-type="string">
            <text:p text:style-name="P113">r475 / r453 / r475</text:p>
          </table:table-cell>
          <table:table-cell table:style-name="Tableau3.C40" office:value-type="string">
            <text:p text:style-name="P113"><text:a xlink:type="simple" xlink:href="http://slackbuilds.org/repository/14.0/libraries/libreplaygain/" text:style-name="Internet_20_link" text:visited-style-name="Visited_20_Internet_20_Link">http://slackbuilds.org/repository/14.0/libraries/libreplaygain/</text:a> </text:p>
          </table:table-cell>
          <table:table-cell table:style-name="Tableau3.D40" office:value-type="string">
            <text:p text:style-name="P113">OK.</text:p>
          </table:table-cell>
        </table:table-row>
        <table:table-row>
          <table:table-cell table:style-name="Tableau3.A40" office:value-type="string">
            <text:p text:style-name="P70">libshout</text:p>
          </table:table-cell>
          <table:table-cell table:style-name="Tableau3.B40" office:value-type="string">
            <text:p text:style-name="P113">2.3.1 / 2.2.2 / 2.3.1</text:p>
          </table:table-cell>
          <table:table-cell table:style-name="Tableau3.C40" office:value-type="string">
            <text:p text:style-name="P113"><text:a xlink:type="simple" xlink:href="http://slackbuilds.org/repository/14.0/libraries/libshout/" text:style-name="Internet_20_link" text:visited-style-name="Visited_20_Internet_20_Link">http://slackbuilds.org/repository/14.0/libraries/libshout/</text:a> </text:p>
          </table:table-cell>
          <table:table-cell table:style-name="Tableau3.D40" office:value-type="string">
            <text:p text:style-name="P113">OK.</text:p>
          </table:table-cell>
        </table:table-row>
        <table:table-row>
          <table:table-cell table:style-name="Tableau3.A40" office:value-type="string">
            <text:p text:style-name="P70">libsigc++</text:p>
          </table:table-cell>
          <table:table-cell table:style-name="Tableau3.B40" office:value-type="string">
            <text:p text:style-name="P114">2.2.11 / 2.2.10 / 2.2.11</text:p>
          </table:table-cell>
          <table:table-cell table:style-name="Tableau3.C40" office:value-type="string">
            <text:p text:style-name="P114"><text:a xlink:type="simple" xlink:href="http://slackbuilds.org/repository/14.0/libraries/libsigc++/" text:style-name="Internet_20_link" text:visited-style-name="Visited_20_Internet_20_Link">http://slackbuilds.org/repository/14.0/libraries/libsigc++/</text:a> </text:p>
          </table:table-cell>
          <table:table-cell table:style-name="Tableau3.D40" office:value-type="string">
            <text:p text:style-name="P114">OK.</text:p>
          </table:table-cell>
        </table:table-row>
        <table:table-row>
          <table:table-cell table:style-name="Tableau3.A40" office:value-type="string">
            <text:p text:style-name="P70">libtorrent</text:p>
          </table:table-cell>
          <table:table-cell table:style-name="Tableau3.B40" office:value-type="string">
            <text:p text:style-name="P115">0.13.0 / 0.13.0 / 0.13.4</text:p>
          </table:table-cell>
          <table:table-cell table:style-name="Tableau3.C40" office:value-type="string">
            <text:p text:style-name="P115"><text:a xlink:type="simple" xlink:href="http://slackbuilds.org/repository/14.0/libraries/libtorrent/" text:style-name="Internet_20_link" text:visited-style-name="Visited_20_Internet_20_Link">http://slackbuilds.org/repository/14.0/libraries/libtorrent/</text:a> </text:p>
          </table:table-cell>
          <table:table-cell table:style-name="Tableau3.D40" office:value-type="string">
            <text:p text:style-name="P115">OK.</text:p>
          </table:table-cell>
        </table:table-row>
        <table:table-row>
          <table:table-cell table:style-name="Tableau3.A40" office:value-type="string">
            <text:p text:style-name="P70">musepack-tools</text:p>
          </table:table-cell>
          <table:table-cell table:style-name="Tableau3.B40" office:value-type="string">
            <text:p text:style-name="P116">r475 / r435 / r475</text:p>
          </table:table-cell>
          <table:table-cell table:style-name="Tableau3.C40" office:value-type="string">
            <text:p text:style-name="P116"><text:a xlink:type="simple" xlink:href="http://slackbuilds.org/repository/14.0/audio/musepack-tools/" text:style-name="Internet_20_link" text:visited-style-name="Visited_20_Internet_20_Link">http://slackbuilds.org/repository/14.0/audio/musepack-tools/</text:a> </text:p>
          </table:table-cell>
          <table:table-cell table:style-name="Tableau3.D40" office:value-type="string">
            <text:p text:style-name="P116">OK.</text:p>
          </table:table-cell>
        </table:table-row>
        <table:table-row>
          <table:table-cell table:style-name="Tableau3.A40" office:value-type="string">
            <text:p text:style-name="P70">p7zip</text:p>
          </table:table-cell>
          <table:table-cell table:style-name="Tableau3.B40" office:value-type="string">
            <text:p text:style-name="P117">9.20.1 / 9.20.1 / -</text:p>
          </table:table-cell>
          <table:table-cell table:style-name="Tableau3.C40" office:value-type="string">
            <text:p text:style-name="P117"><text:a xlink:type="simple" xlink:href="http://slackbuilds.org/repository/14.0/system/p7zip/" text:style-name="Internet_20_link" text:visited-style-name="Visited_20_Internet_20_Link">http://slackbuilds.org/repository/14.0/system/p7zip/</text:a> </text:p>
          </table:table-cell>
          <table:table-cell table:style-name="Tableau3.D40" office:value-type="string">
            <text:p text:style-name="P117">OK.</text:p>
          </table:table-cell>
        </table:table-row>
        <table:table-row>
          <table:table-cell table:style-name="Tableau3.A40" office:value-type="string">
            <text:p text:style-name="P70">perl-BerkeleyDB</text:p>
          </table:table-cell>
          <table:table-cell table:style-name="Tableau3.B40" office:value-type="string">
            <text:p text:style-name="P118">0.53 / 0.52 / 0.55</text:p>
          </table:table-cell>
          <table:table-cell table:style-name="Tableau3.C40" office:value-type="string">
            <text:p text:style-name="P118"><text:a xlink:type="simple" xlink:href="http://slackbuilds.org/repository/14.0/perl/perl-BerkeleyDB/" text:style-name="Internet_20_link" text:visited-style-name="Visited_20_Internet_20_Link">http://slackbuilds.org/repository/14.0/perl/perl-BerkeleyDB/</text:a> </text:p>
          </table:table-cell>
          <table:table-cell table:style-name="Tableau3.D40" office:value-type="string">
            <text:p text:style-name="P118">OK.</text:p>
          </table:table-cell>
        </table:table-row>
        <table:table-row>
          <table:table-cell table:style-name="Tableau3.A40" office:value-type="string">
            <text:p text:style-name="P70">perl-digest-hmac</text:p>
          </table:table-cell>
          <table:table-cell table:style-name="Tableau3.B40" office:value-type="string">
            <text:p text:style-name="P119">1.03 / 1.03 / 1.03</text:p>
          </table:table-cell>
          <table:table-cell table:style-name="Tableau3.C40" office:value-type="string">
            <text:p text:style-name="P119"><text:a xlink:type="simple" xlink:href="http://slackbuilds.org/repository/14.0/perl/perl-digest-hmac/" text:style-name="Internet_20_link" text:visited-style-name="Visited_20_Internet_20_Link">http://slackbuilds.org/repository/14.0/perl/perl-digest-hmac/</text:a> </text:p>
          </table:table-cell>
          <table:table-cell table:style-name="Tableau3.D40" office:value-type="string">
            <text:p text:style-name="P119">OK.</text:p>
          </table:table-cell>
        </table:table-row>
        <table:table-row>
          <table:table-cell table:style-name="Tableau3.A40" office:value-type="string">
            <text:p text:style-name="P70">perl-digest-sha1</text:p>
          </table:table-cell>
          <table:table-cell table:style-name="Tableau3.B40" office:value-type="string">
            <text:p text:style-name="P120">2.13 / 2.13 / 2.13 </text:p>
          </table:table-cell>
          <table:table-cell table:style-name="Tableau3.C40" office:value-type="string">
            <text:p text:style-name="P120"><text:a xlink:type="simple" xlink:href="http://slackbuilds.org/repository/14.0/perl/perl-digest-sha1/" text:style-name="Internet_20_link" text:visited-style-name="Visited_20_Internet_20_Link">http://slackbuilds.org/repository/14.0/perl/perl-digest-sha1/</text:a> </text:p>
          </table:table-cell>
          <table:table-cell table:style-name="Tableau3.D40" office:value-type="string">
            <text:p text:style-name="P120">OK.</text:p>
          </table:table-cell>
        </table:table-row>
        <table:table-row>
          <table:table-cell table:style-name="Tableau3.A40" office:value-type="string">
            <text:p text:style-name="P70">perl-IO-Multiplex</text:p>
          </table:table-cell>
          <table:table-cell table:style-name="Tableau3.B40" office:value-type="string">
            <text:p text:style-name="P121">1.13 / 1.13 / 1.16</text:p>
          </table:table-cell>
          <table:table-cell table:style-name="Tableau3.C40" office:value-type="string">
            <text:p text:style-name="P121"><text:a xlink:type="simple" xlink:href="http://slackbuilds.org/repository/14.0/perl/perl-IO-Multiplex/" text:style-name="Internet_20_link" text:visited-style-name="Visited_20_Internet_20_Link">http://slackbuilds.org/repository/14.0/perl/perl-IO-Multiplex/</text:a> </text:p>
          </table:table-cell>
          <table:table-cell table:style-name="Tableau3.D40" office:value-type="string">
            <text:p text:style-name="P121">OK.</text:p>
          </table:table-cell>
        </table:table-row>
        <table:table-row>
          <table:table-cell table:style-name="Tableau3.A40" office:value-type="string">
            <text:p text:style-name="P70">perl-net-dns</text:p>
          </table:table-cell>
          <table:table-cell table:style-name="Tableau3.B40" office:value-type="string">
            <text:p text:style-name="P121">0.72 / 0.72 / 0.83</text:p>
          </table:table-cell>
          <table:table-cell table:style-name="Tableau3.C40" office:value-type="string">
            <text:p text:style-name="P121"><text:a xlink:type="simple" xlink:href="http://slackbuilds.org/repository/14.0/perl/perl-net-dns/" text:style-name="Internet_20_link" text:visited-style-name="Visited_20_Internet_20_Link">http://slackbuilds.org/repository/14.0/perl/perl-net-dns/</text:a> </text:p>
          </table:table-cell>
          <table:table-cell table:style-name="Tableau3.D40" office:value-type="string">
            <text:p text:style-name="P121">OK.</text:p>
          </table:table-cell>
        </table:table-row>
        <table:table-row>
          <table:table-cell table:style-name="Tableau3.A40" office:value-type="string">
            <text:p text:style-name="P70">perl-net-ip</text:p>
          </table:table-cell>
          <table:table-cell table:style-name="Tableau3.B40" office:value-type="string">
            <text:p text:style-name="P121">1.26 / 1.26 / 1.26</text:p>
          </table:table-cell>
          <table:table-cell table:style-name="Tableau3.C40" office:value-type="string">
            <text:p text:style-name="P121"><text:a xlink:type="simple" xlink:href="http://slackbuilds.org/repository/14.0/perl/perl-net-ip/" text:style-name="Internet_20_link" text:visited-style-name="Visited_20_Internet_20_Link">http://slackbuilds.org/repository/14.0/perl/perl-net-ip/</text:a> </text:p>
          </table:table-cell>
          <table:table-cell table:style-name="Tableau3.D40" office:value-type="string">
            <text:p text:style-name="P121">OK.</text:p>
          </table:table-cell>
        </table:table-row>
        <table:table-row>
          <table:table-cell table:style-name="Tableau3.A40" office:value-type="string">
            <text:p text:style-name="P70">perl-Net-Server</text:p>
          </table:table-cell>
          <table:table-cell table:style-name="Tableau3.B40" office:value-type="string">
            <text:p text:style-name="P122">2.007 / 2.007 / 2.008</text:p>
          </table:table-cell>
          <table:table-cell table:style-name="Tableau3.C40" office:value-type="string">
            <text:p text:style-name="P122"><text:a xlink:type="simple" xlink:href="http://slackbuilds.org/repository/14.0/perl/perl-Net-Server/" text:style-name="Internet_20_link" text:visited-style-name="Visited_20_Internet_20_Link">http://slackbuilds.org/repository/14.0/perl/perl-Net-Server/</text:a> </text:p>
          </table:table-cell>
          <table:table-cell table:style-name="Tableau3.D40" office:value-type="string">
            <text:p text:style-name="P122">OK.</text:p>
          </table:table-cell>
        </table:table-row>
        <table:table-row>
          <table:table-cell table:style-name="Tableau3.A40" office:value-type="string">
            <text:p text:style-name="P70">postfix</text:p>
          </table:table-cell>
          <table:table-cell table:style-name="Tableau3.B40" office:value-type="string">
            <text:p text:style-name="P122">2.11.5 / 2.9.4 / 2.11.5</text:p>
          </table:table-cell>
          <table:table-cell table:style-name="Tableau3.C40" office:value-type="string">
            <text:p text:style-name="P122"><text:a xlink:type="simple" xlink:href="http://slackbuilds.org/repository/14.0/network/postfix/" text:style-name="Internet_20_link" text:visited-style-name="Visited_20_Internet_20_Link">http://slackbuilds.org/repository/14.0/network/postfix/</text:a> </text:p>
          </table:table-cell>
          <table:table-cell table:style-name="Tableau3.D40" office:value-type="string">
            <text:p text:style-name="P122">OK.</text:p>
          </table:table-cell>
        </table:table-row>
        <table:table-row>
          <table:table-cell table:style-name="Tableau3.A40" office:value-type="string">
            <text:p text:style-name="P70">psutil</text:p>
          </table:table-cell>
          <table:table-cell table:style-name="Tableau3.B40" office:value-type="string">
            <text:p text:style-name="P123">1.2.1 / 1.0.1 / -</text:p>
          </table:table-cell>
          <table:table-cell table:style-name="Tableau3.C40" office:value-type="string">
            <text:p text:style-name="P123"><text:a xlink:type="simple" xlink:href="http://slackbuilds.org/repository/14.0/python/psutil/" text:style-name="Internet_20_link" text:visited-style-name="Visited_20_Internet_20_Link">http://slackbuilds.org/repository/14.0/python/psutil/</text:a> </text:p>
          </table:table-cell>
          <table:table-cell table:style-name="Tableau3.D40" office:value-type="string">
            <text:p text:style-name="P123">OK.</text:p>
          </table:table-cell>
        </table:table-row>
        <table:table-row>
          <table:table-cell table:style-name="Tableau3.A40" office:value-type="string">
            <text:p text:style-name="P70">pwgen</text:p>
          </table:table-cell>
          <table:table-cell table:style-name="Tableau3.B40" office:value-type="string">
            <text:p text:style-name="P123">2.06 / 2.06 / 2.07</text:p>
          </table:table-cell>
          <table:table-cell table:style-name="Tableau3.C40" office:value-type="string">
            <text:p text:style-name="P123"><text:a xlink:type="simple" xlink:href="http://slackbuilds.org/repository/14.0/system/pwgen/" text:style-name="Internet_20_link" text:visited-style-name="Visited_20_Internet_20_Link">http://slackbuilds.org/repository/14.0/system/pwgen/</text:a> </text:p>
          </table:table-cell>
          <table:table-cell table:style-name="Tableau3.D40" office:value-type="string">
            <text:p text:style-name="P123">OK.</text:p>
          </table:table-cell>
        </table:table-row>
        <table:table-row>
          <table:table-cell table:style-name="Tableau3.A40" office:value-type="string">
            <text:p text:style-name="P70">pysetuptools</text:p>
          </table:table-cell>
          <table:table-cell table:style-name="Tableau3.B40" office:value-type="string">
            <text:p text:style-name="P124">2.1 / 0.9.8 / -</text:p>
          </table:table-cell>
          <table:table-cell table:style-name="Tableau3.C40" office:value-type="string">
            <text:p text:style-name="P124"><text:a xlink:type="simple" xlink:href="http://slackbuilds.org/repository/14.0/python/pysetuptools/" text:style-name="Internet_20_link" text:visited-style-name="Visited_20_Internet_20_Link">http://slackbuilds.org/repository/14.0/python/pysetuptools/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pyxdg</text:p>
          </table:table-cell>
          <table:table-cell table:style-name="Tableau3.B40" office:value-type="string">
            <text:p text:style-name="P124">0.25 / 0.18 / -</text:p>
          </table:table-cell>
          <table:table-cell table:style-name="Tableau3.C40" office:value-type="string">
            <text:p text:style-name="P124"><text:a xlink:type="simple" xlink:href="http://slackbuilds.org/repository/14.0/python/pyxdg/" text:style-name="Internet_20_link" text:visited-style-name="Visited_20_Internet_20_Link">http://slackbuilds.org/repository/14.0/python/pyxdg/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recode</text:p>
          </table:table-cell>
          <table:table-cell table:style-name="Tableau3.B40" office:value-type="string">
            <text:p text:style-name="P124">3.7beta2 / 3.6 / 3.7beta2</text:p>
          </table:table-cell>
          <table:table-cell table:style-name="Tableau3.C40" office:value-type="string">
            <text:p text:style-name="P124"><text:a xlink:type="simple" xlink:href="http://slackbuilds.org/repository/14.0/misc/recode/" text:style-name="Internet_20_link" text:visited-style-name="Visited_20_Internet_20_Link">http://slackbuilds.org/repository/14.0/misc/recode/</text:a> </text:p>
          </table:table-cell>
          <table:table-cell table:style-name="Tableau3.D40" office:value-type="string">
            <text:p text:style-name="P124">OK.</text:p>
          </table:table-cell>
        </table:table-row>
        <text:soft-page-break/>
        <table:table-row>
          <table:table-cell table:style-name="Tableau3.A40" office:value-type="string">
            <text:p text:style-name="P70">rtorrent</text:p>
          </table:table-cell>
          <table:table-cell table:style-name="Tableau3.B40" office:value-type="string">
            <text:p text:style-name="P124">0.9.0 / 0.9.0 / 0.9.4</text:p>
          </table:table-cell>
          <table:table-cell table:style-name="Tableau3.C40" office:value-type="string">
            <text:p text:style-name="P124"><text:a xlink:type="simple" xlink:href="http://slackbuilds.org/repository/14.0/network/rtorrent/" text:style-name="Internet_20_link" text:visited-style-name="Visited_20_Internet_20_Link">http://slackbuilds.org/repository/14.0/network/rtorrent/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sbopkg</text:p>
          </table:table-cell>
          <table:table-cell table:style-name="Tableau3.B40" office:value-type="string">
            <text:p text:style-name="P124">0.36.0 / - / 0.37.0</text:p>
          </table:table-cell>
          <table:table-cell table:style-name="Tableau3.C40" office:value-type="string">
            <text:p text:style-name="P124"><text:a xlink:type="simple" xlink:href="http://sbopkg.org/downloads.php" text:style-name="Internet_20_link" text:visited-style-name="Visited_20_Internet_20_Link">http://sbopkg.org/downloads.php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slackpkg+</text:p>
          </table:table-cell>
          <table:table-cell table:style-name="Tableau3.B40" office:value-type="string">
            <text:p text:style-name="P124">1.3.2 / - / 1.4.1</text:p>
          </table:table-cell>
          <table:table-cell table:style-name="Tableau3.C40" office:value-type="string">
            <text:p text:style-name="P124"><text:a xlink:type="simple" xlink:href="http://slakfinder.org/slackpkg+.html" text:style-name="Internet_20_link" text:visited-style-name="Visited_20_Internet_20_Link">http://slakfinder.org/slackpkg+.html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speex</text:p>
          </table:table-cell>
          <table:table-cell table:style-name="Tableau3.B40" office:value-type="string">
            <text:p text:style-name="P124">1.2rc1 / 1.2rc1 / 1.2rc2</text:p>
          </table:table-cell>
          <table:table-cell table:style-name="Tableau3.C40" office:value-type="string">
            <text:p text:style-name="P124"><text:a xlink:type="simple" xlink:href="http://slackbuilds.org/repository/14.0/audio/speex/" text:style-name="Internet_20_link" text:visited-style-name="Visited_20_Internet_20_Link">http://slackbuilds.org/repository/14.0/audio/speex/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squid</text:p>
          </table:table-cell>
          <table:table-cell table:style-name="Tableau3.B40" office:value-type="string">
            <text:p text:style-name="P124">3.4.12 / 3.1.20 / 3.4.13</text:p>
          </table:table-cell>
          <table:table-cell table:style-name="Tableau3.C40" office:value-type="string">
            <text:p text:style-name="P124"><text:a xlink:type="simple" xlink:href="http://slackbuilds.org/repository/14.0/network/squid/" text:style-name="Internet_20_link" text:visited-style-name="Visited_20_Internet_20_Link">http://slackbuilds.org/repository/14.0/network/squid/</text:a> </text:p>
          </table:table-cell>
          <table:table-cell table:style-name="Tableau3.D40" office:value-type="string">
            <text:p text:style-name="P124">Upgrade.</text:p>
          </table:table-cell>
        </table:table-row>
        <table:table-row>
          <table:table-cell table:style-name="Tableau3.A40" office:value-type="string">
            <text:p text:style-name="P70">squidanalyzer</text:p>
          </table:table-cell>
          <table:table-cell table:style-name="Tableau3.B40" office:value-type="string">
            <text:p text:style-name="P125">5.4 / - / -</text:p>
          </table:table-cell>
          <table:table-cell table:style-name="Tableau3.C40" office:value-type="string">
            <text:p text:style-name="P125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3.D40" office:value-type="string">
            <text:p text:style-name="P125">OK.</text:p>
          </table:table-cell>
        </table:table-row>
        <table:table-row>
          <table:table-cell table:style-name="Tableau3.A40" office:value-type="string">
            <text:p text:style-name="P70">squidGuard</text:p>
          </table:table-cell>
          <table:table-cell table:style-name="Tableau3.B40" office:value-type="string">
            <text:p text:style-name="P125">1.4 / - / 1.4</text:p>
          </table:table-cell>
          <table:table-cell table:style-name="Tableau3.C40" office:value-type="string">
            <text:p text:style-name="P125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3.D40" office:value-type="string">
            <text:p text:style-name="P125">OK.</text:p>
          </table:table-cell>
        </table:table-row>
        <table:table-row>
          <table:table-cell table:style-name="Tableau3.A40" office:value-type="string">
            <text:p text:style-name="P70">twolame</text:p>
          </table:table-cell>
          <table:table-cell table:style-name="Tableau3.B40" office:value-type="string">
            <text:p text:style-name="P126">0.3.13 / 0.3.13 / 0.3.13</text:p>
          </table:table-cell>
          <table:table-cell table:style-name="Tableau3.C40" office:value-type="string">
            <text:p text:style-name="P126"><text:a xlink:type="simple" xlink:href="http://slackbuilds.org/repository/14.0/audio/twolame/" text:style-name="Internet_20_link" text:visited-style-name="Visited_20_Internet_20_Link">http://slackbuilds.org/repository/14.0/audio/twolame/</text:a> </text:p>
          </table:table-cell>
          <table:table-cell table:style-name="Tableau3.D40" office:value-type="string">
            <text:p text:style-name="P126">OK.</text:p>
          </table:table-cell>
        </table:table-row>
        <table:table-row>
          <table:table-cell table:style-name="Tableau3.A40" office:value-type="string">
            <text:p text:style-name="P70">unrar</text:p>
          </table:table-cell>
          <table:table-cell table:style-name="Tableau3.B40" office:value-type="string">
            <text:p text:style-name="P126">5.0.14 / 5.0.0 / -</text:p>
          </table:table-cell>
          <table:table-cell table:style-name="Tableau3.C40" office:value-type="string">
            <text:p text:style-name="P126"><text:a xlink:type="simple" xlink:href="http://www.microlinux.fr/microlinux/server-14.0-source/unrar/" text:style-name="Internet_20_link" text:visited-style-name="Visited_20_Internet_20_Link">http://www.microlinux.fr/microlinux/server-14.0-source/unrar/</text:a> </text:p>
          </table:table-cell>
          <table:table-cell table:style-name="Tableau3.D40" office:value-type="string">
            <text:p text:style-name="P126">OK.</text:p>
          </table:table-cell>
        </table:table-row>
        <table:table-row>
          <table:table-cell table:style-name="Tableau3.A41" office:value-type="string">
            <text:p text:style-name="P70">user-settings-console</text:p>
          </table:table-cell>
          <table:table-cell table:style-name="Tableau3.B41" office:value-type="string">
            <text:p text:style-name="P126">14.0 / - / - </text:p>
          </table:table-cell>
          <table:table-cell table:style-name="Tableau3.C41" office:value-type="string">
            <text:p text:style-name="P2">-</text:p>
          </table:table-cell>
          <table:table-cell table:style-name="Tableau3.D41" office:value-type="string">
            <text:p text:style-name="P126">OK.</text:p>
          </table:table-cell>
        </table:table-row>
      </table:table>
      <text:h text:style-name="P150" text:outline-level="1">MLE<text:span text:style-name="T20">S</text:span> 14.<text:span text:style-name="T20">1</text:span> <text:span text:style-name="T20">server/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148">Package</text:p>
            </table:table-cell>
            <table:table-cell table:style-name="Tableau4.B1" office:value-type="string">
              <text:p text:style-name="P146">Version<text:note text:id="ftn4" text:note-class="footnote"><text:note-citation>4</text:note-citation><text:note-body><text:p text:style-name="P142">MLED / SBo <text:span text:style-name="T6">or Slackware </text:span>/ upstream</text:p></text:note-body></text:note></text:p>
            </table:table-cell>
            <table:table-cell table:style-name="Tableau4.C1" office:value-type="string">
              <text:p text:style-name="P144">Source</text:p>
            </table:table-cell>
            <table:table-cell table:style-name="Tableau4.D1" office:value-type="string">
              <text:p text:style-name="P144">Comment<text:span text:style-name="T7">s</text:span></text:p>
            </table:table-cell>
          </table:table-row>
        </table:table-header-rows>
        <table:table-row>
          <table:table-cell table:style-name="Tableau4.A36" office:value-type="string">
            <text:p text:style-name="P71">dovecot</text:p>
          </table:table-cell>
          <table:table-cell table:style-name="Tableau4.B36" office:value-type="string">
            <text:p text:style-name="P73">2.2.18 / 2.2.13 / 2.2.18</text:p>
          </table:table-cell>
          <table:table-cell table:style-name="Tableau4.C36" office:value-type="string">
            <text:p text:style-name="P73"><text:a xlink:type="simple" xlink:href="http://slackbuilds.org/repository/14.1/network/dovecot/" text:style-name="Internet_20_link" text:visited-style-name="Visited_20_Internet_20_Link">http://slackbuilds.org/repository/14.1/network/dovecot/</text:a> </text:p>
          </table:table-cell>
          <table:table-cell table:style-name="Tableau4.D36" office:value-type="string">
            <text:p text:style-name="P73">OK. </text:p>
          </table:table-cell>
        </table:table-row>
        <table:table-row>
          <table:table-cell table:style-name="Tableau4.A36" office:value-type="string">
            <text:p text:style-name="P71">faac</text:p>
          </table:table-cell>
          <table:table-cell table:style-name="Tableau4.B36" office:value-type="string">
            <text:p text:style-name="P74">1.28 / 1.28 / <text:span text:style-name="T22">1.28</text:span></text:p>
          </table:table-cell>
          <table:table-cell table:style-name="Tableau4.C36" office:value-type="string">
            <text:p text:style-name="P75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4.D36" office:value-type="string">
            <text:p text:style-name="P75">OK.</text:p>
          </table:table-cell>
        </table:table-row>
        <table:table-row>
          <table:table-cell table:style-name="Tableau4.A36" office:value-type="string">
            <text:p text:style-name="P71">faad2</text:p>
          </table:table-cell>
          <table:table-cell table:style-name="Tableau4.B36" office:value-type="string">
            <text:p text:style-name="P75">2.7 / 2.7 / 2.7</text:p>
          </table:table-cell>
          <table:table-cell table:style-name="Tableau4.C36" office:value-type="string">
            <text:p text:style-name="P76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4.D36" office:value-type="string">
            <text:p text:style-name="P75">OK.</text:p>
          </table:table-cell>
        </table:table-row>
        <table:table-row>
          <table:table-cell table:style-name="Tableau4.A36" office:value-type="string">
            <text:p text:style-name="P71">ffmpeg</text:p>
          </table:table-cell>
          <table:table-cell table:style-name="Tableau4.B36" office:value-type="string">
            <text:p text:style-name="P75">2.1 / 2.6.3 / -</text:p>
          </table:table-cell>
          <table:table-cell table:style-name="Tableau4.C36" office:value-type="string">
            <text:p text:style-name="P75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4.D36" office:value-type="string">
            <text:p text:style-name="P75">Upgrade.</text:p>
          </table:table-cell>
        </table:table-row>
        <table:table-row>
          <table:table-cell table:style-name="Tableau4.A36" office:value-type="string">
            <text:p text:style-name="P71">glances</text:p>
          </table:table-cell>
          <table:table-cell table:style-name="Tableau4.B36" office:value-type="string">
            <text:p text:style-name="P75">1.7.6 / 2.4.1 / 2.4.2</text:p>
          </table:table-cell>
          <table:table-cell table:style-name="Tableau4.C36" office:value-type="string">
            <text:p text:style-name="P75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4.D36" office:value-type="string">
            <text:p text:style-name="P75">Upgrade.</text:p>
          </table:table-cell>
        </table:table-row>
        <table:table-row>
          <table:table-cell table:style-name="Tableau4.A36" office:value-type="string">
            <text:p text:style-name="P71">hoorex</text:p>
          </table:table-cell>
          <table:table-cell table:style-name="Tableau4.B36" office:value-type="string">
            <text:p text:style-name="P2">-</text:p>
          </table:table-cell>
          <table:table-cell table:style-name="Tableau4.C36" office:value-type="string">
            <text:p text:style-name="P2">-</text:p>
          </table:table-cell>
          <table:table-cell table:style-name="Tableau4.D36" office:value-type="string">
            <text:p text:style-name="P75">Remove.</text:p>
          </table:table-cell>
        </table:table-row>
        <table:table-row>
          <table:table-cell table:style-name="Tableau4.A36" office:value-type="string">
            <text:p text:style-name="P71">lame</text:p>
          </table:table-cell>
          <table:table-cell table:style-name="Tableau4.B36" office:value-type="string">
            <text:p text:style-name="P75">3.99.5 / 3.99.5 / 3.99.5</text:p>
          </table:table-cell>
          <table:table-cell table:style-name="Tableau4.C36" office:value-type="string">
            <text:p text:style-name="P75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4.D36" office:value-type="string">
            <text:p text:style-name="P75">OK.</text:p>
          </table:table-cell>
        </table:table-row>
        <table:table-row>
          <table:table-cell table:style-name="Tableau4.A36" office:value-type="string">
            <text:p text:style-name="P71">libcuefile</text:p>
          </table:table-cell>
          <table:table-cell table:style-name="Tableau4.B36" office:value-type="string">
            <text:p text:style-name="P77">r475 / r475 / r475</text:p>
          </table:table-cell>
          <table:table-cell table:style-name="Tableau4.C36" office:value-type="string">
            <text:p text:style-name="P77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4.D36" office:value-type="string">
            <text:p text:style-name="P77">OK.</text:p>
          </table:table-cell>
        </table:table-row>
        <table:table-row>
          <table:table-cell table:style-name="Tableau4.A36" office:value-type="string">
            <text:p text:style-name="P71">libmms</text:p>
          </table:table-cell>
          <table:table-cell table:style-name="Tableau4.B36" office:value-type="string">
            <text:p text:style-name="P77">0.6.2 / 0.6.4 / 0.5 (?)</text:p>
          </table:table-cell>
          <table:table-cell table:style-name="Tableau4.C36" office:value-type="string">
            <text:p text:style-name="P77"><text:a xlink:type="simple" xlink:href="http://slackbuilds.org/repository/14.1/libraries/libmms/" text:style-name="Internet_20_link" text:visited-style-name="Visited_20_Internet_20_Link">http://slackbuilds.org/repository/14.1/libraries/libmms/</text:a> </text:p>
          </table:table-cell>
          <table:table-cell table:style-name="Tableau4.D36" office:value-type="string">
            <text:p text:style-name="P77">Upgrade.</text:p>
          </table:table-cell>
        </table:table-row>
        <table:table-row>
          <table:table-cell table:style-name="Tableau4.A36" office:value-type="string">
            <text:p text:style-name="P71">libmp4v2</text:p>
          </table:table-cell>
          <table:table-cell table:style-name="Tableau4.B36" office:value-type="string">
            <text:p text:style-name="P77">2.0.0 / 2.0.0 / -</text:p>
          </table:table-cell>
          <table:table-cell table:style-name="Tableau4.C36" office:value-type="string">
            <text:p text:style-name="P77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4.D36" office:value-type="string">
            <text:p text:style-name="P77">OK.</text:p>
          </table:table-cell>
        </table:table-row>
        <table:table-row>
          <table:table-cell table:style-name="Tableau4.A36" office:value-type="string">
            <text:p text:style-name="P71">libmpdclient</text:p>
          </table:table-cell>
          <table:table-cell table:style-name="Tableau4.B36" office:value-type="string">
            <text:p text:style-name="P78">2.9 / 2.9 / -</text:p>
          </table:table-cell>
          <table:table-cell table:style-name="Tableau4.C36" office:value-type="string">
            <text:p text:style-name="P78"><text:a xlink:type="simple" xlink:href="http://slackbuilds.org/repository/14.1/libraries/libmpdclient/" text:style-name="Internet_20_link" text:visited-style-name="Visited_20_Internet_20_Link">http://slackbuilds.org/repository/14.1/libraries/libmpdclient/</text:a> </text:p>
          </table:table-cell>
          <table:table-cell table:style-name="Tableau4.D36" office:value-type="string">
            <text:p text:style-name="P78">OK.</text:p>
          </table:table-cell>
        </table:table-row>
        <table:table-row>
          <table:table-cell table:style-name="Tableau4.A36" office:value-type="string">
            <text:p text:style-name="P71">libreplaygain</text:p>
          </table:table-cell>
          <table:table-cell table:style-name="Tableau4.B36" office:value-type="string">
            <text:p text:style-name="P78">r475 / r475 / r475</text:p>
          </table:table-cell>
          <table:table-cell table:style-name="Tableau4.C36" office:value-type="string">
            <text:p text:style-name="P78"><text:a xlink:type="simple" xlink:href="http://slackbuilds.org/repository/14.1/libraries/libreplaygain/" text:style-name="Internet_20_link" text:visited-style-name="Visited_20_Internet_20_Link">http://slackbuilds.org/repository/14.1/libraries/libreplaygain/</text:a> </text:p>
          </table:table-cell>
          <table:table-cell table:style-name="Tableau4.D36" office:value-type="string">
            <text:p text:style-name="P78">OK.</text:p>
          </table:table-cell>
        </table:table-row>
        <text:soft-page-break/>
        <table:table-row>
          <table:table-cell table:style-name="Tableau4.A36" office:value-type="string">
            <text:p text:style-name="P71">libshout</text:p>
          </table:table-cell>
          <table:table-cell table:style-name="Tableau4.B36" office:value-type="string">
            <text:p text:style-name="P79">2.3.1 / 2.3.1 / 2.3.1 </text:p>
          </table:table-cell>
          <table:table-cell table:style-name="Tableau4.C36" office:value-type="string">
            <text:p text:style-name="P79"><text:a xlink:type="simple" xlink:href="http://slackbuilds.org/repository/14.1/libraries/libshout/" text:style-name="Internet_20_link" text:visited-style-name="Visited_20_Internet_20_Link">http://slackbuilds.org/repository/14.1/libraries/libshout/</text:a> </text:p>
          </table:table-cell>
          <table:table-cell table:style-name="Tableau4.D36" office:value-type="string">
            <text:p text:style-name="P79">OK.</text:p>
          </table:table-cell>
        </table:table-row>
        <table:table-row>
          <table:table-cell table:style-name="Tableau4.A36" office:value-type="string">
            <text:p text:style-name="P71">libsigc++</text:p>
          </table:table-cell>
          <table:table-cell table:style-name="Tableau4.B36" office:value-type="string">
            <text:p text:style-name="P80">2.2.11 / 2.2.11 / 2.2.11</text:p>
          </table:table-cell>
          <table:table-cell table:style-name="Tableau4.C36" office:value-type="string">
            <text:p text:style-name="P80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4.D36" office:value-type="string">
            <text:p text:style-name="P80">OK.</text:p>
          </table:table-cell>
        </table:table-row>
        <table:table-row>
          <table:table-cell table:style-name="Tableau4.A36" office:value-type="string">
            <text:p text:style-name="P71">libtorrent</text:p>
          </table:table-cell>
          <table:table-cell table:style-name="Tableau4.B36" office:value-type="string">
            <text:p text:style-name="P81">0.13.0 / 0.13.4 / 0.13.4</text:p>
          </table:table-cell>
          <table:table-cell table:style-name="Tableau4.C36" office:value-type="string">
            <text:p text:style-name="P81"><text:a xlink:type="simple" xlink:href="http://slackbuilds.org/repository/14.1/libraries/libtorrent/" text:style-name="Internet_20_link" text:visited-style-name="Visited_20_Internet_20_Link">http://slackbuilds.org/repository/14.1/libraries/libtorrent/</text:a> </text:p>
          </table:table-cell>
          <table:table-cell table:style-name="Tableau4.D36" office:value-type="string">
            <text:p text:style-name="P81">Upgrade.</text:p>
          </table:table-cell>
        </table:table-row>
        <table:table-row>
          <table:table-cell table:style-name="Tableau4.A36" office:value-type="string">
            <text:p text:style-name="P71">musepack-tools</text:p>
          </table:table-cell>
          <table:table-cell table:style-name="Tableau4.B36" office:value-type="string">
            <text:p text:style-name="P82">r475 / r475 / r475</text:p>
          </table:table-cell>
          <table:table-cell table:style-name="Tableau4.C36" office:value-type="string">
            <text:p text:style-name="P82"><text:a xlink:type="simple" xlink:href="http://slackbuilds.org/repository/14.1/audio/musepack-tools/" text:style-name="Internet_20_link" text:visited-style-name="Visited_20_Internet_20_Link">http://slackbuilds.org/repository/14.1/audio/musepack-tools/</text:a> </text:p>
          </table:table-cell>
          <table:table-cell table:style-name="Tableau4.D36" office:value-type="string">
            <text:p text:style-name="P82">OK.</text:p>
          </table:table-cell>
        </table:table-row>
        <table:table-row>
          <table:table-cell table:style-name="Tableau4.A36" office:value-type="string">
            <text:p text:style-name="P71">p7zip</text:p>
          </table:table-cell>
          <table:table-cell table:style-name="Tableau4.B36" office:value-type="string">
            <text:p text:style-name="P83">9.20.1 / 9.20.1 / -</text:p>
          </table:table-cell>
          <table:table-cell table:style-name="Tableau4.C36" office:value-type="string">
            <text:p text:style-name="P83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4.D36" office:value-type="string">
            <text:p text:style-name="P83">OK.</text:p>
          </table:table-cell>
        </table:table-row>
        <table:table-row>
          <table:table-cell table:style-name="Tableau4.A36" office:value-type="string">
            <text:p text:style-name="P71">perl-BerkeleyDB</text:p>
          </table:table-cell>
          <table:table-cell table:style-name="Tableau4.B36" office:value-type="string">
            <text:p text:style-name="P84">0.53 / 0.53 / 0.55</text:p>
          </table:table-cell>
          <table:table-cell table:style-name="Tableau4.C36" office:value-type="string">
            <text:p text:style-name="P84"><text:a xlink:type="simple" xlink:href="http://slackbuilds.org/repository/14.1/perl/perl-BerkeleyDB/" text:style-name="Internet_20_link" text:visited-style-name="Visited_20_Internet_20_Link">http://slackbuilds.org/repository/14.1/perl/perl-BerkeleyDB/</text:a> </text:p>
          </table:table-cell>
          <table:table-cell table:style-name="Tableau4.D36" office:value-type="string">
            <text:p text:style-name="P84">Upgrade.</text:p>
          </table:table-cell>
        </table:table-row>
        <table:table-row>
          <table:table-cell table:style-name="Tableau4.A36" office:value-type="string">
            <text:p text:style-name="P71">perl-digest-hmac</text:p>
          </table:table-cell>
          <table:table-cell table:style-name="Tableau4.B36" office:value-type="string">
            <text:p text:style-name="P84">1.03 / 1.03 / 1.03</text:p>
          </table:table-cell>
          <table:table-cell table:style-name="Tableau4.C36" office:value-type="string">
            <text:p text:style-name="P84"><text:a xlink:type="simple" xlink:href="http://slackbuilds.org/repository/14.1/perl/perl-digest-hmac/" text:style-name="Internet_20_link" text:visited-style-name="Visited_20_Internet_20_Link">http://slackbuilds.org/repository/14.1/perl/perl-digest-hmac/</text:a> </text:p>
          </table:table-cell>
          <table:table-cell table:style-name="Tableau4.D36" office:value-type="string">
            <text:p text:style-name="P84">OK.</text:p>
          </table:table-cell>
        </table:table-row>
        <table:table-row>
          <table:table-cell table:style-name="Tableau4.A36" office:value-type="string">
            <text:p text:style-name="P71">perl-digest-sha1</text:p>
          </table:table-cell>
          <table:table-cell table:style-name="Tableau4.B36" office:value-type="string">
            <text:p text:style-name="P85">2.13 / 2.13 / 2.13</text:p>
          </table:table-cell>
          <table:table-cell table:style-name="Tableau4.C36" office:value-type="string">
            <text:p text:style-name="P85"><text:a xlink:type="simple" xlink:href="http://slackbuilds.org/repository/14.1/perl/perl-digest-sha1/" text:style-name="Internet_20_link" text:visited-style-name="Visited_20_Internet_20_Link">http://slackbuilds.org/repository/14.1/perl/perl-digest-sha1/</text:a> </text:p>
          </table:table-cell>
          <table:table-cell table:style-name="Tableau4.D36" office:value-type="string">
            <text:p text:style-name="P85">OK.</text:p>
          </table:table-cell>
        </table:table-row>
        <table:table-row>
          <table:table-cell table:style-name="Tableau4.A36" office:value-type="string">
            <text:p text:style-name="P71">perl-IO-Multiplex</text:p>
          </table:table-cell>
          <table:table-cell table:style-name="Tableau4.B36" office:value-type="string">
            <text:p text:style-name="P86">1.13 / 1.13 / 1.16</text:p>
          </table:table-cell>
          <table:table-cell table:style-name="Tableau4.C36" office:value-type="string">
            <text:p text:style-name="P86"><text:a xlink:type="simple" xlink:href="http://slackbuilds.org/repository/14.1/perl/perl-IO-Multiplex/" text:style-name="Internet_20_link" text:visited-style-name="Visited_20_Internet_20_Link">http://slackbuilds.org/repository/14.1/perl/perl-IO-Multiplex/</text:a> </text:p>
          </table:table-cell>
          <table:table-cell table:style-name="Tableau4.D36" office:value-type="string">
            <text:p text:style-name="P86">Upgrade.</text:p>
          </table:table-cell>
        </table:table-row>
        <table:table-row>
          <table:table-cell table:style-name="Tableau4.A36" office:value-type="string">
            <text:p text:style-name="P71">perl-net-dns</text:p>
          </table:table-cell>
          <table:table-cell table:style-name="Tableau4.B36" office:value-type="string">
            <text:p text:style-name="P86">0.72 / 0.78 / 0.83</text:p>
          </table:table-cell>
          <table:table-cell table:style-name="Tableau4.C36" office:value-type="string">
            <text:p text:style-name="P86"><text:a xlink:type="simple" xlink:href="http://slackbuilds.org/repository/14.1/perl/perl-net-dns/" text:style-name="Internet_20_link" text:visited-style-name="Visited_20_Internet_20_Link">http://slackbuilds.org/repository/14.1/perl/perl-net-dns/</text:a> </text:p>
          </table:table-cell>
          <table:table-cell table:style-name="Tableau4.D36" office:value-type="string">
            <text:p text:style-name="P86">Upgrade.</text:p>
          </table:table-cell>
        </table:table-row>
        <table:table-row>
          <table:table-cell table:style-name="Tableau4.A36" office:value-type="string">
            <text:p text:style-name="P71">perl-net-ip</text:p>
          </table:table-cell>
          <table:table-cell table:style-name="Tableau4.B36" office:value-type="string">
            <text:p text:style-name="P87">1.26 / 1.26 / 1.26</text:p>
          </table:table-cell>
          <table:table-cell table:style-name="Tableau4.C36" office:value-type="string">
            <text:p text:style-name="P87"><text:a xlink:type="simple" xlink:href="http://slackbuilds.org/repository/14.1/perl/perl-net-ip/" text:style-name="Internet_20_link" text:visited-style-name="Visited_20_Internet_20_Link">http://slackbuilds.org/repository/14.1/perl/perl-net-ip/</text:a> </text:p>
          </table:table-cell>
          <table:table-cell table:style-name="Tableau4.D36" office:value-type="string">
            <text:p text:style-name="P87">OK.</text:p>
          </table:table-cell>
        </table:table-row>
        <table:table-row>
          <table:table-cell table:style-name="Tableau4.A36" office:value-type="string">
            <text:p text:style-name="P71">perl-Net-Server</text:p>
          </table:table-cell>
          <table:table-cell table:style-name="Tableau4.B36" office:value-type="string">
            <text:p text:style-name="P88">2.007 / 2.008 / 2.008</text:p>
          </table:table-cell>
          <table:table-cell table:style-name="Tableau4.C36" office:value-type="string">
            <text:p text:style-name="P88"><text:a xlink:type="simple" xlink:href="http://slackbuilds.org/repository/14.1/perl/perl-Net-Server/" text:style-name="Internet_20_link" text:visited-style-name="Visited_20_Internet_20_Link">http://slackbuilds.org/repository/14.1/perl/perl-Net-Server/</text:a> </text:p>
          </table:table-cell>
          <table:table-cell table:style-name="Tableau4.D36" office:value-type="string">
            <text:p text:style-name="P88">Upgrade.</text:p>
          </table:table-cell>
        </table:table-row>
        <table:table-row>
          <table:table-cell table:style-name="Tableau4.A36" office:value-type="string">
            <text:p text:style-name="P71">postfix</text:p>
          </table:table-cell>
          <table:table-cell table:style-name="Tableau4.B36" office:value-type="string">
            <text:p text:style-name="P89">2.11.5 / 2.11.4 / 2.11.5</text:p>
          </table:table-cell>
          <table:table-cell table:style-name="Tableau4.C36" office:value-type="string">
            <text:p text:style-name="P89"><text:a xlink:type="simple" xlink:href="http://slackbuilds.org/repository/14.1/network/postfix/" text:style-name="Internet_20_link" text:visited-style-name="Visited_20_Internet_20_Link">http://slackbuilds.org/repository/14.1/network/postfix/</text:a> </text:p>
          </table:table-cell>
          <table:table-cell table:style-name="Tableau4.D36" office:value-type="string">
            <text:p text:style-name="P89">OK.</text:p>
          </table:table-cell>
        </table:table-row>
        <table:table-row>
          <table:table-cell table:style-name="Tableau4.A36" office:value-type="string">
            <text:p text:style-name="P71">psutil</text:p>
          </table:table-cell>
          <table:table-cell table:style-name="Tableau4.B36" office:value-type="string">
            <text:p text:style-name="P90">1.2.1 / 3.0.1 / -</text:p>
          </table:table-cell>
          <table:table-cell table:style-name="Tableau4.C36" office:value-type="string">
            <text:p text:style-name="P90"><text:a xlink:type="simple" xlink:href="http://slackbuilds.org/repository/14.1/python/psutil/" text:style-name="Internet_20_link" text:visited-style-name="Visited_20_Internet_20_Link">http://slackbuilds.org/repository/14.1/python/psutil/</text:a> </text:p>
          </table:table-cell>
          <table:table-cell table:style-name="Tableau4.D36" office:value-type="string">
            <text:p text:style-name="P90">Upgrade.</text:p>
          </table:table-cell>
        </table:table-row>
        <table:table-row>
          <table:table-cell table:style-name="Tableau4.A36" office:value-type="string">
            <text:p text:style-name="P71">pwgen</text:p>
          </table:table-cell>
          <table:table-cell table:style-name="Tableau4.B36" office:value-type="string">
            <text:p text:style-name="P91">2.06 / 2.06 / 2.07</text:p>
          </table:table-cell>
          <table:table-cell table:style-name="Tableau4.C36" office:value-type="string">
            <text:p text:style-name="P92"><text:a xlink:type="simple" xlink:href="http://slackbuilds.org/repository/14.1/system/pwgen/" text:style-name="Internet_20_link" text:visited-style-name="Visited_20_Internet_20_Link">http://slackbuilds.org/repository/14.1/system/pwgen/</text:a> </text:p>
          </table:table-cell>
          <table:table-cell table:style-name="Tableau4.D36" office:value-type="string">
            <text:p text:style-name="P92">Upgrade.</text:p>
          </table:table-cell>
        </table:table-row>
        <table:table-row>
          <table:table-cell table:style-name="Tableau4.A36" office:value-type="string">
            <text:p text:style-name="P71">pysetuptools</text:p>
          </table:table-cell>
          <table:table-cell table:style-name="Tableau4.B36" office:value-type="string">
            <text:p text:style-name="P93">2.1 / 17.0 / -</text:p>
          </table:table-cell>
          <table:table-cell table:style-name="Tableau4.C36" office:value-type="string">
            <text:p text:style-name="P94"><text:a xlink:type="simple" xlink:href="http://slackbuilds.org/repository/14.1/python/pysetuptools/" text:style-name="Internet_20_link" text:visited-style-name="Visited_20_Internet_20_Link">http://slackbuilds.org/repository/14.1/python/pysetuptools/</text:a> </text:p>
          </table:table-cell>
          <table:table-cell table:style-name="Tableau4.D36" office:value-type="string">
            <text:p text:style-name="P93">Upgrade.</text:p>
          </table:table-cell>
        </table:table-row>
        <table:table-row>
          <table:table-cell table:style-name="Tableau4.A36" office:value-type="string">
            <text:p text:style-name="P71">pyxdg</text:p>
          </table:table-cell>
          <table:table-cell table:style-name="Tableau4.B36" office:value-type="string">
            <text:p text:style-name="P95">0.25 / 0.25 / -</text:p>
          </table:table-cell>
          <table:table-cell table:style-name="Tableau4.C36" office:value-type="string">
            <text:p text:style-name="P95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4.D36" office:value-type="string">
            <text:p text:style-name="P95">OK.</text:p>
          </table:table-cell>
        </table:table-row>
        <table:table-row>
          <table:table-cell table:style-name="Tableau4.A36" office:value-type="string">
            <text:p text:style-name="P71">recode</text:p>
          </table:table-cell>
          <table:table-cell table:style-name="Tableau4.B36" office:value-type="string">
            <text:p text:style-name="P95">3.6 / 3.7beta2 / -</text:p>
          </table:table-cell>
          <table:table-cell table:style-name="Tableau4.C36" office:value-type="string">
            <text:p text:style-name="P95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4.D36" office:value-type="string">
            <text:p text:style-name="P95">Upgrade.</text:p>
          </table:table-cell>
        </table:table-row>
        <table:table-row>
          <table:table-cell table:style-name="Tableau4.A36" office:value-type="string">
            <text:p text:style-name="P71">sbopkg</text:p>
          </table:table-cell>
          <table:table-cell table:style-name="Tableau4.B36" office:value-type="string">
            <text:p text:style-name="P95">0.37.0 / - / 0.37.0</text:p>
          </table:table-cell>
          <table:table-cell table:style-name="Tableau4.C36" office:value-type="string">
            <text:p text:style-name="P95"><text:a xlink:type="simple" xlink:href="http://www.sbopkg.org/downloads.php" text:style-name="Internet_20_link" text:visited-style-name="Visited_20_Internet_20_Link">http://www.sbopkg.org/downloads.php</text:a> </text:p>
          </table:table-cell>
          <table:table-cell table:style-name="Tableau4.D36" office:value-type="string">
            <text:p text:style-name="P95">OK.</text:p>
          </table:table-cell>
        </table:table-row>
        <table:table-row>
          <table:table-cell table:style-name="Tableau4.A36" office:value-type="string">
            <text:p text:style-name="P71">slackpkg+</text:p>
          </table:table-cell>
          <table:table-cell table:style-name="Tableau4.B36" office:value-type="string">
            <text:p text:style-name="P96">1.3.2 / - / 1.4.1</text:p>
          </table:table-cell>
          <table:table-cell table:style-name="Tableau4.C36" office:value-type="string">
            <text:p text:style-name="P96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4.D36" office:value-type="string">
            <text:p text:style-name="P96">Upgrade.</text:p>
          </table:table-cell>
        </table:table-row>
        <table:table-row>
          <table:table-cell table:style-name="Tableau4.A36" office:value-type="string">
            <text:p text:style-name="P71">speex</text:p>
          </table:table-cell>
          <table:table-cell table:style-name="Tableau4.B36" office:value-type="string">
            <text:p text:style-name="P97">1.2rc1 / 1.2rc2 / 1.2rc2</text:p>
          </table:table-cell>
          <table:table-cell table:style-name="Tableau4.C36" office:value-type="string">
            <text:p text:style-name="P97"><text:a xlink:type="simple" xlink:href="http://slackbuilds.org/repository/14.1/audio/speex/" text:style-name="Internet_20_link" text:visited-style-name="Visited_20_Internet_20_Link">http://slackbuilds.org/repository/14.1/audio/speex/</text:a> </text:p>
          </table:table-cell>
          <table:table-cell table:style-name="Tableau4.D36" office:value-type="string">
            <text:p text:style-name="P97">Upgrade.</text:p>
          </table:table-cell>
        </table:table-row>
        <table:table-row>
          <table:table-cell table:style-name="Tableau4.A36" office:value-type="string">
            <text:p text:style-name="P71">squid</text:p>
          </table:table-cell>
          <table:table-cell table:style-name="Tableau4.B36" office:value-type="string">
            <text:p text:style-name="P98">3.4.12 / 3.4.10 / 3.4.13</text:p>
          </table:table-cell>
          <table:table-cell table:style-name="Tableau4.C36" office:value-type="string">
            <text:p text:style-name="P98"><text:a xlink:type="simple" xlink:href="http://slackbuilds.org/repository/14.1/network/squid/" text:style-name="Internet_20_link" text:visited-style-name="Visited_20_Internet_20_Link">http://slackbuilds.org/repository/14.1/network/squid/</text:a> </text:p>
          </table:table-cell>
          <table:table-cell table:style-name="Tableau4.D36" office:value-type="string">
            <text:p text:style-name="P98">Upgrade.</text:p>
          </table:table-cell>
        </table:table-row>
        <table:table-row>
          <table:table-cell table:style-name="Tableau4.A36" office:value-type="string">
            <text:p text:style-name="P72">squidanalyzer</text:p>
          </table:table-cell>
          <table:table-cell table:style-name="Tableau4.B36" office:value-type="string">
            <text:p text:style-name="P99">5.4 / 5.3 / <text:span text:style-name="T23">5.4</text:span></text:p>
          </table:table-cell>
          <table:table-cell table:style-name="Tableau4.C36" office:value-type="string">
            <text:p text:style-name="P100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4.D36" office:value-type="string">
            <text:p text:style-name="P100">OK.</text:p>
          </table:table-cell>
        </table:table-row>
        <table:table-row>
          <table:table-cell table:style-name="Tableau4.A39" office:value-type="string">
            <text:p text:style-name="P72">squidGuard</text:p>
          </table:table-cell>
          <table:table-cell table:style-name="Tableau4.B39" office:value-type="string">
            <text:p text:style-name="P101">1.4 / 1.4 / 1.4</text:p>
          </table:table-cell>
          <table:table-cell table:style-name="Tableau4.C39" office:value-type="string">
            <text:p text:style-name="P101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4.D39" office:value-type="string">
            <text:p text:style-name="P101">OK.</text:p>
          </table:table-cell>
        </table:table-row>
        <table:table-row>
          <table:table-cell table:style-name="Tableau4.A39" office:value-type="string">
            <text:p text:style-name="P72">twolame</text:p>
          </table:table-cell>
          <table:table-cell table:style-name="Tableau4.B39" office:value-type="string">
            <text:p text:style-name="P102">0.3.13 / 0.3.13 / 0.3.13</text:p>
          </table:table-cell>
          <table:table-cell table:style-name="Tableau4.C39" office:value-type="string">
            <text:p text:style-name="P102"><text:a xlink:type="simple" xlink:href="http://slackbuilds.org/repository/14.1/audio/twolame/" text:style-name="Internet_20_link" text:visited-style-name="Visited_20_Internet_20_Link">http://slackbuilds.org/repository/14.1/audio/twolame/</text:a> </text:p>
          </table:table-cell>
          <table:table-cell table:style-name="Tableau4.D39" office:value-type="string">
            <text:p text:style-name="P102">OK.</text:p>
          </table:table-cell>
        </table:table-row>
        <table:table-row>
          <table:table-cell table:style-name="Tableau4.A39" office:value-type="string">
            <text:p text:style-name="P72">unrar</text:p>
          </table:table-cell>
          <table:table-cell table:style-name="Tableau4.B39" office:value-type="string">
            <text:p text:style-name="P103">5.0.13 / 5.2.6 / -</text:p>
          </table:table-cell>
          <table:table-cell table:style-name="Tableau4.C39" office:value-type="string">
            <text:p text:style-name="P103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4.D39" office:value-type="string">
            <text:p text:style-name="P103">Upgrade.</text:p>
          </table:table-cell>
        </table:table-row>
        <text:soft-page-break/>
        <table:table-row>
          <table:table-cell table:style-name="Tableau4.A40" office:value-type="string">
            <text:p text:style-name="P72">user-settings-console</text:p>
          </table:table-cell>
          <table:table-cell table:style-name="Tableau4.B40" office:value-type="string">
            <text:p text:style-name="P103">14.1 / - / - </text:p>
          </table:table-cell>
          <table:table-cell table:style-name="Tableau4.C40" office:value-type="string">
            <text:p text:style-name="P2">-</text:p>
          </table:table-cell>
          <table:table-cell table:style-name="Tableau4.D40" office:value-type="string">
            <text:p text:style-name="P103">OK.</text:p>
          </table:table-cell>
        </table:table-row>
      </table:table>
      <text:h text:style-name="P150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Eurostile LT Condensed" fo:font-family="'Eurostile LT Condensed'" style:font-style-name="Normal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08:02:54.572396713</meta:creation-date>
    <dc:date>2015-07-29T11:33:04.005276078</dc:date>
    <meta:editing-duration>PT16H29M37S</meta:editing-duration>
    <meta:editing-cycles>147</meta:editing-cycles>
    <meta:generator>LibreOffice/4.4.4.3$Linux_X86_64 LibreOffice_project/2c39ebcf046445232b798108aa8a7e7d89552ea8</meta:generator>
    <meta:document-statistic meta:table-count="4" meta:image-count="0" meta:object-count="0" meta:page-count="11" meta:paragraph-count="1008" meta:word-count="2046" meta:character-count="22101" meta:non-whitespace-character-count="20845"/>
  </office:meta>
</office:document-meta>
</file>